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0.6319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8035in"/>
    </style:style>
    <style:style style:name="co13" style:family="table-column">
      <style:table-column-properties fo:break-before="auto" style:column-width="1.1575in"/>
    </style:style>
    <style:style style:name="co14" style:family="table-column">
      <style:table-column-properties fo:break-before="auto" style:column-width="0.9217in"/>
    </style:style>
    <style:style style:name="co15" style:family="table-column">
      <style:table-column-properties fo:break-before="auto" style:column-width="1.0717in"/>
    </style:style>
    <style:style style:name="co16" style:family="table-column">
      <style:table-column-properties fo:break-before="auto" style:column-width="0.9965in"/>
    </style:style>
    <style:style style:name="co17" style:family="table-column">
      <style:table-column-properties fo:break-before="auto" style:column-width="0.8362in"/>
    </style:style>
    <style:style style:name="co18" style:family="table-column">
      <style:table-column-properties fo:break-before="auto" style:column-width="1.7902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0.8283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1" style:family="table-cell" style:parent-style-name="Default" style:data-style-name="N2"/>
    <style:style style:name="ce4" style:family="table-cell" style:parent-style-name="Default" style:data-style-name="N3"/>
    <style:style style:name="ce10" style:family="table-cell" style:parent-style-name="Default" style:data-style-name="N129"/>
    <style:style style:name="ce11" style:family="table-cell" style:parent-style-name="Default" style:data-style-name="N129">
      <style:table-cell-properties fo:border="0.06pt solid #000000"/>
    </style:style>
    <style:style style:name="ce5" style:family="table-cell" style:parent-style-name="Default" style:data-style-name="N4"/>
    <style:style style:name="ce2" style:family="table-cell" style:parent-style-name="Default" style:data-style-name="N13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EAM_301020" table:style-name="ta1">
        <table:shapes>
          <draw:frame draw:z-index="0" draw:style-name="gr1" draw:text-style-name="P1" svg:width="5.6193in" svg:height="3.1606in" svg:x="0.1583in" svg:y="15.5583in">
            <draw:object draw:notify-on-update-of-ranges="STREAM_301020.B55:STREAM_301020.B55 STREAM_301020.B56:STREAM_301020.B87 STREAM_301020.C55:STREAM_301020.C55 STREAM_301020.C56:STREAM_301020.C87 STREAM_301020.D55:STREAM_301020.D55 STREAM_301020.D56:STREAM_301020.D87 STREAM_301020.E55:STREAM_301020.E55 STREAM_301020.E56:STREAM_301020.E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7165in" svg:height="3.2154in" svg:x="0.061in" svg:y="6.1043in">
            <draw:object draw:notify-on-update-of-ranges="STREAM_301020.B2:STREAM_301020.B2 STREAM_301020.B3:STREAM_301020.B34 STREAM_301020.C2:STREAM_301020.C2 STREAM_301020.C3:STREAM_301020.C34 STREAM_301020.D2:STREAM_301020.D2 STREAM_301020.D3:STREAM_301020.D34 STREAM_301020.E2:STREAM_301020.E2 STREAM_301020.E3:STREAM_301020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 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78.7" calcext:value-type="float">
            <text:p>11478.7</text:p>
          </table:table-cell>
          <table:table-cell office:value-type="float" office:value="11996" calcext:value-type="float">
            <text:p>11996</text:p>
          </table:table-cell>
          <table:table-cell office:value-type="float" office:value="12658.2" calcext:value-type="float">
            <text:p>12658.2</text:p>
          </table:table-cell>
          <table:table-cell office:value-type="float" office:value="12780.2" calcext:value-type="float">
            <text:p>1278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62.8" calcext:value-type="float">
            <text:p>22562.8</text:p>
          </table:table-cell>
          <table:table-cell office:value-type="float" office:value="23676.7" calcext:value-type="float">
            <text:p>23676.7</text:p>
          </table:table-cell>
          <table:table-cell office:value-type="float" office:value="24584.9" calcext:value-type="float">
            <text:p>24584.9</text:p>
          </table:table-cell>
          <table:table-cell office:value-type="float" office:value="24707.7" calcext:value-type="float">
            <text:p>24707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735.8" calcext:value-type="float">
            <text:p>34735.8</text:p>
          </table:table-cell>
          <table:table-cell office:value-type="float" office:value="36455.6" calcext:value-type="float">
            <text:p>36455.6</text:p>
          </table:table-cell>
          <table:table-cell office:value-type="float" office:value="37283.3" calcext:value-type="float">
            <text:p>37283.3</text:p>
          </table:table-cell>
          <table:table-cell office:value-type="float" office:value="37150.1" calcext:value-type="float">
            <text:p>3715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087.9" calcext:value-type="float">
            <text:p>44087.9</text:p>
          </table:table-cell>
          <table:table-cell office:value-type="float" office:value="44744" calcext:value-type="float">
            <text:p>44744</text:p>
          </table:table-cell>
          <table:table-cell office:value-type="float" office:value="48382.3" calcext:value-type="float">
            <text:p>48382.3</text:p>
          </table:table-cell>
          <table:table-cell office:value-type="float" office:value="48518" calcext:value-type="float">
            <text:p>485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02.9" calcext:value-type="float">
            <text:p>48102.9</text:p>
          </table:table-cell>
          <table:table-cell office:value-type="float" office:value="48570.5" calcext:value-type="float">
            <text:p>48570.5</text:p>
          </table:table-cell>
          <table:table-cell office:value-type="float" office:value="53893.8" calcext:value-type="float">
            <text:p>53893.8</text:p>
          </table:table-cell>
          <table:table-cell office:value-type="float" office:value="54340.3" calcext:value-type="float">
            <text:p>5434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88.4" calcext:value-type="float">
            <text:p>51288.4</text:p>
          </table:table-cell>
          <table:table-cell office:value-type="float" office:value="51569.8" calcext:value-type="float">
            <text:p>51569.8</text:p>
          </table:table-cell>
          <table:table-cell office:value-type="float" office:value="57675.5" calcext:value-type="float">
            <text:p>57675.5</text:p>
          </table:table-cell>
          <table:table-cell office:value-type="float" office:value="58313.3" calcext:value-type="float">
            <text:p>58313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425.5" calcext:value-type="float">
            <text:p>54425.5</text:p>
          </table:table-cell>
          <table:table-cell office:value-type="float" office:value="54740.3" calcext:value-type="float">
            <text:p>54740.3</text:p>
          </table:table-cell>
          <table:table-cell office:value-type="float" office:value="61502.3" calcext:value-type="float">
            <text:p>61502.3</text:p>
          </table:table-cell>
          <table:table-cell office:value-type="float" office:value="62210" calcext:value-type="float">
            <text:p>622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818.5" calcext:value-type="float">
            <text:p>56818.5</text:p>
          </table:table-cell>
          <table:table-cell office:value-type="float" office:value="57077.5" calcext:value-type="float">
            <text:p>57077.5</text:p>
          </table:table-cell>
          <table:table-cell office:value-type="float" office:value="64900.1" calcext:value-type="float">
            <text:p>64900.1</text:p>
          </table:table-cell>
          <table:table-cell office:value-type="float" office:value="65286.5" calcext:value-type="float">
            <text:p>65286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270.4" calcext:value-type="float">
            <text:p>59270.4</text:p>
          </table:table-cell>
          <table:table-cell office:value-type="float" office:value="59514.8" calcext:value-type="float">
            <text:p>59514.8</text:p>
          </table:table-cell>
          <table:table-cell office:value-type="float" office:value="68162.7" calcext:value-type="float">
            <text:p>68162.7</text:p>
          </table:table-cell>
          <table:table-cell office:value-type="float" office:value="68294.5" calcext:value-type="float">
            <text:p>6829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204.5" calcext:value-type="float">
            <text:p>61204.5</text:p>
          </table:table-cell>
          <table:table-cell office:value-type="float" office:value="61399.3" calcext:value-type="float">
            <text:p>61399.3</text:p>
          </table:table-cell>
          <table:table-cell office:value-type="float" office:value="70368.8" calcext:value-type="float">
            <text:p>70368.8</text:p>
          </table:table-cell>
          <table:table-cell office:value-type="float" office:value="70536.5" calcext:value-type="float">
            <text:p>7053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750.2" calcext:value-type="float">
            <text:p>62750.2</text:p>
          </table:table-cell>
          <table:table-cell office:value-type="float" office:value="62907.9" calcext:value-type="float">
            <text:p>62907.9</text:p>
          </table:table-cell>
          <table:table-cell office:value-type="float" office:value="72074.3" calcext:value-type="float">
            <text:p>72074.3</text:p>
          </table:table-cell>
          <table:table-cell office:value-type="float" office:value="72082.6" calcext:value-type="float">
            <text:p>72082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711.8" calcext:value-type="float">
            <text:p>63711.8</text:p>
          </table:table-cell>
          <table:table-cell office:value-type="float" office:value="63785.6" calcext:value-type="float">
            <text:p>63785.6</text:p>
          </table:table-cell>
          <table:table-cell office:value-type="float" office:value="72853.1" calcext:value-type="float">
            <text:p>72853.1</text:p>
          </table:table-cell>
          <table:table-cell office:value-type="float" office:value="73023.8" calcext:value-type="float">
            <text:p>73023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702" calcext:value-type="float">
            <text:p>64702</text:p>
          </table:table-cell>
          <table:table-cell office:value-type="float" office:value="64785" calcext:value-type="float">
            <text:p>64785</text:p>
          </table:table-cell>
          <table:table-cell office:value-type="float" office:value="73694.2" calcext:value-type="float">
            <text:p>73694.2</text:p>
          </table:table-cell>
          <table:table-cell office:value-type="float" office:value="73757.4" calcext:value-type="float">
            <text:p>73757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210" calcext:value-type="float">
            <text:p>65210</text:p>
          </table:table-cell>
          <table:table-cell office:value-type="float" office:value="65276.6" calcext:value-type="float">
            <text:p>65276.6</text:p>
          </table:table-cell>
          <table:table-cell office:value-type="float" office:value="73943.7" calcext:value-type="float">
            <text:p>73943.7</text:p>
          </table:table-cell>
          <table:table-cell office:value-type="float" office:value="73985" calcext:value-type="float">
            <text:p>73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643.7" calcext:value-type="float">
            <text:p>65643.7</text:p>
          </table:table-cell>
          <table:table-cell office:value-type="float" office:value="65613.5" calcext:value-type="float">
            <text:p>65613.5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4072.1" calcext:value-type="float">
            <text:p>74072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65.5" calcext:value-type="float">
            <text:p>65665.5</text:p>
          </table:table-cell>
          <table:table-cell office:value-type="float" office:value="65679" calcext:value-type="float">
            <text:p>65679</text:p>
          </table:table-cell>
          <table:table-cell office:value-type="float" office:value="74025.8" calcext:value-type="float">
            <text:p>74025.8</text:p>
          </table:table-cell>
          <table:table-cell office:value-type="float" office:value="74042.2" calcext:value-type="float">
            <text:p>7404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598.4" calcext:value-type="float">
            <text:p>69598.4</text:p>
          </table:table-cell>
          <table:table-cell office:value-type="float" office:value="69584" calcext:value-type="float">
            <text:p>69584</text:p>
          </table:table-cell>
          <table:table-cell office:value-type="float" office:value="78429.4" calcext:value-type="float">
            <text:p>78429.4</text:p>
          </table:table-cell>
          <table:table-cell office:value-type="float" office:value="78603.3" calcext:value-type="float">
            <text:p>78603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172.6" calcext:value-type="float">
            <text:p>70172.6</text:p>
          </table:table-cell>
          <table:table-cell office:value-type="float" office:value="70185.1" calcext:value-type="float">
            <text:p>70185.1</text:p>
          </table:table-cell>
          <table:table-cell office:value-type="float" office:value="79333" calcext:value-type="float">
            <text:p>79333</text:p>
          </table:table-cell>
          <table:table-cell office:value-type="float" office:value="79454.5" calcext:value-type="float">
            <text:p>79454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617.5" calcext:value-type="float">
            <text:p>77617.5</text:p>
          </table:table-cell>
          <table:table-cell office:value-type="float" office:value="77885.9" calcext:value-type="float">
            <text:p>77885.9</text:p>
          </table:table-cell>
          <table:table-cell office:value-type="float" office:value="87680.5" calcext:value-type="float">
            <text:p>87680.5</text:p>
          </table:table-cell>
          <table:table-cell office:value-type="float" office:value="87543.2" calcext:value-type="float">
            <text:p>87543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357" calcext:value-type="float">
            <text:p>66357</text:p>
          </table:table-cell>
          <table:table-cell office:value-type="float" office:value="66412.2" calcext:value-type="float">
            <text:p>66412.2</text:p>
          </table:table-cell>
          <table:table-cell office:value-type="float" office:value="75473.9" calcext:value-type="float">
            <text:p>75473.9</text:p>
          </table:table-cell>
          <table:table-cell office:value-type="float" office:value="75536.2" calcext:value-type="float">
            <text:p>75536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165" calcext:value-type="float">
            <text:p>81165</text:p>
          </table:table-cell>
          <table:table-cell office:value-type="float" office:value="81491.3" calcext:value-type="float">
            <text:p>81491.3</text:p>
          </table:table-cell>
          <table:table-cell office:value-type="float" office:value="92017.3" calcext:value-type="float">
            <text:p>92017.3</text:p>
          </table:table-cell>
          <table:table-cell office:value-type="float" office:value="91782.4" calcext:value-type="float">
            <text:p>91782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721.3" calcext:value-type="float">
            <text:p>89721.3</text:p>
          </table:table-cell>
          <table:table-cell office:value-type="float" office:value="89691.4" calcext:value-type="float">
            <text:p>89691.4</text:p>
          </table:table-cell>
          <table:table-cell office:value-type="float" office:value="100988.5" calcext:value-type="float">
            <text:p>100988.5</text:p>
          </table:table-cell>
          <table:table-cell office:value-type="float" office:value="101069.6" calcext:value-type="float">
            <text:p>101069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483.6" calcext:value-type="float">
            <text:p>94483.6</text:p>
          </table:table-cell>
          <table:table-cell office:value-type="float" office:value="94429.1" calcext:value-type="float">
            <text:p>94429.1</text:p>
          </table:table-cell>
          <table:table-cell office:value-type="float" office:value="106270.1" calcext:value-type="float">
            <text:p>106270.1</text:p>
          </table:table-cell>
          <table:table-cell office:value-type="float" office:value="106364.4" calcext:value-type="float">
            <text:p>106364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686.2" calcext:value-type="float">
            <text:p>94686.2</text:p>
          </table:table-cell>
          <table:table-cell office:value-type="float" office:value="94640.8" calcext:value-type="float">
            <text:p>94640.8</text:p>
          </table:table-cell>
          <table:table-cell office:value-type="float" office:value="106714" calcext:value-type="float">
            <text:p>106714</text:p>
          </table:table-cell>
          <table:table-cell office:value-type="float" office:value="106828.4" calcext:value-type="float">
            <text:p>106828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858.9" calcext:value-type="float">
            <text:p>95858.9</text:p>
          </table:table-cell>
          <table:table-cell office:value-type="float" office:value="95860.2" calcext:value-type="float">
            <text:p>95860.2</text:p>
          </table:table-cell>
          <table:table-cell office:value-type="float" office:value="108165.7" calcext:value-type="float">
            <text:p>108165.7</text:p>
          </table:table-cell>
          <table:table-cell office:value-type="float" office:value="108357.8" calcext:value-type="float">
            <text:p>108357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979.5" calcext:value-type="float">
            <text:p>93979.5</text:p>
          </table:table-cell>
          <table:table-cell office:value-type="float" office:value="93936.1" calcext:value-type="float">
            <text:p>93936.1</text:p>
          </table:table-cell>
          <table:table-cell office:value-type="float" office:value="106317.2" calcext:value-type="float">
            <text:p>106317.2</text:p>
          </table:table-cell>
          <table:table-cell office:value-type="float" office:value="106487.1" calcext:value-type="float">
            <text:p>106487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604.8" calcext:value-type="float">
            <text:p>78604.8</text:p>
          </table:table-cell>
          <table:table-cell office:value-type="float" office:value="78907" calcext:value-type="float">
            <text:p>78907</text:p>
          </table:table-cell>
          <table:table-cell office:value-type="float" office:value="90113.7" calcext:value-type="float">
            <text:p>90113.7</text:p>
          </table:table-cell>
          <table:table-cell office:value-type="float" office:value="90059.7" calcext:value-type="float">
            <text:p>90059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991.2" calcext:value-type="float">
            <text:p>114991.2</text:p>
          </table:table-cell>
          <table:table-cell office:value-type="float" office:value="114827.9" calcext:value-type="float">
            <text:p>114827.9</text:p>
          </table:table-cell>
          <table:table-cell office:value-type="float" office:value="129123.4" calcext:value-type="float">
            <text:p>129123.4</text:p>
          </table:table-cell>
          <table:table-cell office:value-type="float" office:value="129345.7" calcext:value-type="float">
            <text:p>129345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1265.8" calcext:value-type="float">
            <text:p>111265.8</text:p>
          </table:table-cell>
          <table:table-cell office:value-type="float" office:value="111158.9" calcext:value-type="float">
            <text:p>111158.9</text:p>
          </table:table-cell>
          <table:table-cell office:value-type="float" office:value="125332.5" calcext:value-type="float">
            <text:p>125332.5</text:p>
          </table:table-cell>
          <table:table-cell office:value-type="float" office:value="125595.2" calcext:value-type="float">
            <text:p>125595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852.1" calcext:value-type="float">
            <text:p>86852.1</text:p>
          </table:table-cell>
          <table:table-cell office:value-type="float" office:value="90668.1" calcext:value-type="float">
            <text:p>90668.1</text:p>
          </table:table-cell>
          <table:table-cell office:value-type="float" office:value="99321.5" calcext:value-type="float">
            <text:p>99321.5</text:p>
          </table:table-cell>
          <table:table-cell office:value-type="float" office:value="99424.5" calcext:value-type="float">
            <text:p>99424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5156.4" calcext:value-type="float">
            <text:p>125156.4</text:p>
          </table:table-cell>
          <table:table-cell office:value-type="float" office:value="124979.3" calcext:value-type="float">
            <text:p>124979.3</text:p>
          </table:table-cell>
          <table:table-cell office:value-type="float" office:value="140671.7" calcext:value-type="float">
            <text:p>140671.7</text:p>
          </table:table-cell>
          <table:table-cell office:value-type="float" office:value="140935.7" calcext:value-type="float">
            <text:p>140935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794.9" calcext:value-type="float">
            <text:p>106794.9</text:p>
          </table:table-cell>
          <table:table-cell office:value-type="float" office:value="106759.2" calcext:value-type="float">
            <text:p>106759.2</text:p>
          </table:table-cell>
          <table:table-cell office:value-type="float" office:value="121248.9" calcext:value-type="float">
            <text:p>121248.9</text:p>
          </table:table-cell>
          <table:table-cell office:value-type="float" office:value="121425.9" calcext:value-type="float">
            <text:p>121425.9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 office:value-type="string" calcext:value-type="string">
            <text:p>N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 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0.8" calcext:value-type="float">
            <text:p>6290.8</text:p>
          </table:table-cell>
          <table:table-cell office:value-type="float" office:value="6027.9" calcext:value-type="float">
            <text:p>6027.9</text:p>
          </table:table-cell>
          <table:table-cell office:value-type="float" office:value="6166.2" calcext:value-type="float">
            <text:p>6166.2</text:p>
          </table:table-cell>
          <table:table-cell office:value-type="float" office:value="5794.6" calcext:value-type="float">
            <text:p>5794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90.6" calcext:value-type="float">
            <text:p>12390.6</text:p>
          </table:table-cell>
          <table:table-cell office:value-type="float" office:value="11708" calcext:value-type="float">
            <text:p>11708</text:p>
          </table:table-cell>
          <table:table-cell office:value-type="float" office:value="12042.9" calcext:value-type="float">
            <text:p>12042.9</text:p>
          </table:table-cell>
          <table:table-cell office:value-type="float" office:value="11347.5" calcext:value-type="float">
            <text:p>1134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92.3" calcext:value-type="float">
            <text:p>17992.3</text:p>
          </table:table-cell>
          <table:table-cell office:value-type="float" office:value="16935.2" calcext:value-type="float">
            <text:p>16935.2</text:p>
          </table:table-cell>
          <table:table-cell office:value-type="float" office:value="17401.1" calcext:value-type="float">
            <text:p>17401.1</text:p>
          </table:table-cell>
          <table:table-cell office:value-type="float" office:value="16391.5" calcext:value-type="float">
            <text:p>1639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94.2" calcext:value-type="float">
            <text:p>23494.2</text:p>
          </table:table-cell>
          <table:table-cell office:value-type="float" office:value="22217.6" calcext:value-type="float">
            <text:p>22217.6</text:p>
          </table:table-cell>
          <table:table-cell office:value-type="float" office:value="23009" calcext:value-type="float">
            <text:p>23009</text:p>
          </table:table-cell>
          <table:table-cell office:value-type="float" office:value="21670.6" calcext:value-type="float">
            <text:p>2167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78.5" calcext:value-type="float">
            <text:p>28778.5</text:p>
          </table:table-cell>
          <table:table-cell office:value-type="float" office:value="27057.7" calcext:value-type="float">
            <text:p>27057.7</text:p>
          </table:table-cell>
          <table:table-cell office:value-type="float" office:value="28330.2" calcext:value-type="float">
            <text:p>28330.2</text:p>
          </table:table-cell>
          <table:table-cell office:value-type="float" office:value="26719.5" calcext:value-type="float">
            <text:p>26719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193.2" calcext:value-type="float">
            <text:p>34193.2</text:p>
          </table:table-cell>
          <table:table-cell office:value-type="float" office:value="31851" calcext:value-type="float">
            <text:p>31851</text:p>
          </table:table-cell>
          <table:table-cell office:value-type="float" office:value="33599.8" calcext:value-type="float">
            <text:p>33599.8</text:p>
          </table:table-cell>
          <table:table-cell office:value-type="float" office:value="31782.2" calcext:value-type="float">
            <text:p>31782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791.1" calcext:value-type="float">
            <text:p>39791.1</text:p>
          </table:table-cell>
          <table:table-cell office:value-type="float" office:value="37119.6" calcext:value-type="float">
            <text:p>37119.6</text:p>
          </table:table-cell>
          <table:table-cell office:value-type="float" office:value="38409.2" calcext:value-type="float">
            <text:p>38409.2</text:p>
          </table:table-cell>
          <table:table-cell office:value-type="float" office:value="36666.4" calcext:value-type="float">
            <text:p>36666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863.4" calcext:value-type="float">
            <text:p>43863.4</text:p>
          </table:table-cell>
          <table:table-cell office:value-type="float" office:value="41188.5" calcext:value-type="float">
            <text:p>41188.5</text:p>
          </table:table-cell>
          <table:table-cell office:value-type="float" office:value="42584.3" calcext:value-type="float">
            <text:p>42584.3</text:p>
          </table:table-cell>
          <table:table-cell office:value-type="float" office:value="40785.1" calcext:value-type="float">
            <text:p>40785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116" calcext:value-type="float">
            <text:p>46116</text:p>
          </table:table-cell>
          <table:table-cell office:value-type="float" office:value="44045.7" calcext:value-type="float">
            <text:p>44045.7</text:p>
          </table:table-cell>
          <table:table-cell office:value-type="float" office:value="44751.2" calcext:value-type="float">
            <text:p>44751.2</text:p>
          </table:table-cell>
          <table:table-cell office:value-type="float" office:value="42850.9" calcext:value-type="float">
            <text:p>42850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300.5" calcext:value-type="float">
            <text:p>50300.5</text:p>
          </table:table-cell>
          <table:table-cell office:value-type="float" office:value="48107.1" calcext:value-type="float">
            <text:p>48107.1</text:p>
          </table:table-cell>
          <table:table-cell office:value-type="float" office:value="49009.6" calcext:value-type="float">
            <text:p>49009.6</text:p>
          </table:table-cell>
          <table:table-cell office:value-type="float" office:value="46644.4" calcext:value-type="float">
            <text:p>46644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420.4" calcext:value-type="float">
            <text:p>53420.4</text:p>
          </table:table-cell>
          <table:table-cell office:value-type="float" office:value="50991.1" calcext:value-type="float">
            <text:p>50991.1</text:p>
          </table:table-cell>
          <table:table-cell office:value-type="float" office:value="54129.7" calcext:value-type="float">
            <text:p>54129.7</text:p>
          </table:table-cell>
          <table:table-cell office:value-type="float" office:value="51083.3" calcext:value-type="float">
            <text:p>51083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298.3" calcext:value-type="float">
            <text:p>55298.3</text:p>
          </table:table-cell>
          <table:table-cell office:value-type="float" office:value="53080.3" calcext:value-type="float">
            <text:p>53080.3</text:p>
          </table:table-cell>
          <table:table-cell office:value-type="float" office:value="57283.3" calcext:value-type="float">
            <text:p>57283.3</text:p>
          </table:table-cell>
          <table:table-cell office:value-type="float" office:value="54496" calcext:value-type="float">
            <text:p>54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602.8" calcext:value-type="float">
            <text:p>56602.8</text:p>
          </table:table-cell>
          <table:table-cell office:value-type="float" office:value="53968.6" calcext:value-type="float">
            <text:p>53968.6</text:p>
          </table:table-cell>
          <table:table-cell office:value-type="float" office:value="58530.6" calcext:value-type="float">
            <text:p>58530.6</text:p>
          </table:table-cell>
          <table:table-cell office:value-type="float" office:value="55807.2" calcext:value-type="float">
            <text:p>55807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681.1" calcext:value-type="float">
            <text:p>58681.1</text:p>
          </table:table-cell>
          <table:table-cell office:value-type="float" office:value="56391.6" calcext:value-type="float">
            <text:p>56391.6</text:p>
          </table:table-cell>
          <table:table-cell office:value-type="float" office:value="61590.7" calcext:value-type="float">
            <text:p>61590.7</text:p>
          </table:table-cell>
          <table:table-cell office:value-type="float" office:value="59081.3" calcext:value-type="float">
            <text:p>59081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567" calcext:value-type="float">
            <text:p>60567</text:p>
          </table:table-cell>
          <table:table-cell office:value-type="float" office:value="58586.8" calcext:value-type="float">
            <text:p>58586.8</text:p>
          </table:table-cell>
          <table:table-cell office:value-type="float" office:value="64763.1" calcext:value-type="float">
            <text:p>64763.1</text:p>
          </table:table-cell>
          <table:table-cell office:value-type="float" office:value="62439.6" calcext:value-type="float">
            <text:p>62439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087.8" calcext:value-type="float">
            <text:p>62087.8</text:p>
          </table:table-cell>
          <table:table-cell office:value-type="float" office:value="60363.8" calcext:value-type="float">
            <text:p>60363.8</text:p>
          </table:table-cell>
          <table:table-cell office:value-type="float" office:value="67176" calcext:value-type="float">
            <text:p>67176</text:p>
          </table:table-cell>
          <table:table-cell office:value-type="float" office:value="65256.5" calcext:value-type="float">
            <text:p>65256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828.4" calcext:value-type="float">
            <text:p>62828.4</text:p>
          </table:table-cell>
          <table:table-cell office:value-type="float" office:value="61699.7" calcext:value-type="float">
            <text:p>61699.7</text:p>
          </table:table-cell>
          <table:table-cell office:value-type="float" office:value="69751.5" calcext:value-type="float">
            <text:p>69751.5</text:p>
          </table:table-cell>
          <table:table-cell office:value-type="float" office:value="67913.4" calcext:value-type="float">
            <text:p>67913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285.8" calcext:value-type="float">
            <text:p>63285.8</text:p>
          </table:table-cell>
          <table:table-cell office:value-type="float" office:value="62482.6" calcext:value-type="float">
            <text:p>62482.6</text:p>
          </table:table-cell>
          <table:table-cell office:value-type="float" office:value="70754.6" calcext:value-type="float">
            <text:p>70754.6</text:p>
          </table:table-cell>
          <table:table-cell office:value-type="float" office:value="69958.5" calcext:value-type="float">
            <text:p>69958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021.9" calcext:value-type="float">
            <text:p>63021.9</text:p>
          </table:table-cell>
          <table:table-cell office:value-type="float" office:value="62676.4" calcext:value-type="float">
            <text:p>62676.4</text:p>
          </table:table-cell>
          <table:table-cell office:value-type="float" office:value="71054.3" calcext:value-type="float">
            <text:p>71054.3</text:p>
          </table:table-cell>
          <table:table-cell office:value-type="float" office:value="70898.6" calcext:value-type="float">
            <text:p>70898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407.7" calcext:value-type="float">
            <text:p>62407.7</text:p>
          </table:table-cell>
          <table:table-cell office:value-type="float" office:value="62177" calcext:value-type="float">
            <text:p>62177</text:p>
          </table:table-cell>
          <table:table-cell office:value-type="float" office:value="70698.5" calcext:value-type="float">
            <text:p>70698.5</text:p>
          </table:table-cell>
          <table:table-cell office:value-type="float" office:value="70710.9" calcext:value-type="float">
            <text:p>70710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742.8" calcext:value-type="float">
            <text:p>61742.8</text:p>
          </table:table-cell>
          <table:table-cell office:value-type="float" office:value="61524.3" calcext:value-type="float">
            <text:p>61524.3</text:p>
          </table:table-cell>
          <table:table-cell office:value-type="float" office:value="70179.4" calcext:value-type="float">
            <text:p>70179.4</text:p>
          </table:table-cell>
          <table:table-cell office:value-type="float" office:value="70181.4" calcext:value-type="float">
            <text:p>70181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003.6" calcext:value-type="float">
            <text:p>61003.6</text:p>
          </table:table-cell>
          <table:table-cell office:value-type="float" office:value="60808.5" calcext:value-type="float">
            <text:p>60808.5</text:p>
          </table:table-cell>
          <table:table-cell office:value-type="float" office:value="69522.7" calcext:value-type="float">
            <text:p>69522.7</text:p>
          </table:table-cell>
          <table:table-cell office:value-type="float" office:value="69706.6" calcext:value-type="float">
            <text:p>69706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381.7" calcext:value-type="float">
            <text:p>60381.7</text:p>
          </table:table-cell>
          <table:table-cell office:value-type="float" office:value="60046.8" calcext:value-type="float">
            <text:p>60046.8</text:p>
          </table:table-cell>
          <table:table-cell office:value-type="float" office:value="68787.3" calcext:value-type="float">
            <text:p>68787.3</text:p>
          </table:table-cell>
          <table:table-cell office:value-type="float" office:value="68722.5" calcext:value-type="float">
            <text:p>68722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68.8" calcext:value-type="float">
            <text:p>60068.8</text:p>
          </table:table-cell>
          <table:table-cell office:value-type="float" office:value="59681.5" calcext:value-type="float">
            <text:p>59681.5</text:p>
          </table:table-cell>
          <table:table-cell office:value-type="float" office:value="68597" calcext:value-type="float">
            <text:p>68597</text:p>
          </table:table-cell>
          <table:table-cell office:value-type="float" office:value="68720.6" calcext:value-type="float">
            <text:p>6872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579.2" calcext:value-type="float">
            <text:p>59579.2</text:p>
          </table:table-cell>
          <table:table-cell office:value-type="float" office:value="59174.2" calcext:value-type="float">
            <text:p>59174.2</text:p>
          </table:table-cell>
          <table:table-cell office:value-type="float" office:value="68230.1" calcext:value-type="float">
            <text:p>68230.1</text:p>
          </table:table-cell>
          <table:table-cell office:value-type="float" office:value="68276.9" calcext:value-type="float">
            <text:p>68276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188.8" calcext:value-type="float">
            <text:p>59188.8</text:p>
          </table:table-cell>
          <table:table-cell office:value-type="float" office:value="58862.8" calcext:value-type="float">
            <text:p>58862.8</text:p>
          </table:table-cell>
          <table:table-cell office:value-type="float" office:value="67938.6" calcext:value-type="float">
            <text:p>67938.6</text:p>
          </table:table-cell>
          <table:table-cell office:value-type="float" office:value="68185.7" calcext:value-type="float">
            <text:p>68185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804" calcext:value-type="float">
            <text:p>58804</text:p>
          </table:table-cell>
          <table:table-cell office:value-type="float" office:value="58468.9" calcext:value-type="float">
            <text:p>58468.9</text:p>
          </table:table-cell>
          <table:table-cell office:value-type="float" office:value="67806.4" calcext:value-type="float">
            <text:p>67806.4</text:p>
          </table:table-cell>
          <table:table-cell office:value-type="float" office:value="68096.7" calcext:value-type="float">
            <text:p>68096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612.1" calcext:value-type="float">
            <text:p>57612.1</text:p>
          </table:table-cell>
          <table:table-cell office:value-type="float" office:value="57296.3" calcext:value-type="float">
            <text:p>57296.3</text:p>
          </table:table-cell>
          <table:table-cell office:value-type="float" office:value="63789.3" calcext:value-type="float">
            <text:p>63789.3</text:p>
          </table:table-cell>
          <table:table-cell office:value-type="float" office:value="63391.6" calcext:value-type="float">
            <text:p>63391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25.5" calcext:value-type="float">
            <text:p>58025.5</text:p>
          </table:table-cell>
          <table:table-cell office:value-type="float" office:value="57655.6" calcext:value-type="float">
            <text:p>57655.6</text:p>
          </table:table-cell>
          <table:table-cell office:value-type="float" office:value="66555.6" calcext:value-type="float">
            <text:p>66555.6</text:p>
          </table:table-cell>
          <table:table-cell office:value-type="float" office:value="66962.4" calcext:value-type="float">
            <text:p>66962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510.4" calcext:value-type="float">
            <text:p>57510.4</text:p>
          </table:table-cell>
          <table:table-cell office:value-type="float" office:value="57245" calcext:value-type="float">
            <text:p>57245</text:p>
          </table:table-cell>
          <table:table-cell office:value-type="float" office:value="65552.2" calcext:value-type="float">
            <text:p>65552.2</text:p>
          </table:table-cell>
          <table:table-cell office:value-type="float" office:value="65876.1" calcext:value-type="float">
            <text:p>65876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792" calcext:value-type="float">
            <text:p>56792</text:p>
          </table:table-cell>
          <table:table-cell office:value-type="float" office:value="56517" calcext:value-type="float">
            <text:p>56517</text:p>
          </table:table-cell>
          <table:table-cell office:value-type="float" office:value="64850.8" calcext:value-type="float">
            <text:p>64850.8</text:p>
          </table:table-cell>
          <table:table-cell office:value-type="float" office:value="65128.9" calcext:value-type="float">
            <text:p>65128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961.8" calcext:value-type="float">
            <text:p>55961.8</text:p>
          </table:table-cell>
          <table:table-cell office:value-type="float" office:value="55883.5" calcext:value-type="float">
            <text:p>55883.5</text:p>
          </table:table-cell>
          <table:table-cell office:value-type="float" office:value="63967.6" calcext:value-type="float">
            <text:p>63967.6</text:p>
          </table:table-cell>
          <table:table-cell office:value-type="float" office:value="64455.4" calcext:value-type="float">
            <text:p>64455.4</text:p>
          </table:table-cell>
        </table:table-row>
      </table:table>
      <table:table table:name="NVM-DRAM comparison_161020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DRAM-onl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otalt</text:p>
          </table:table-cell>
          <table:table-cell table:style-name="ce3" office:value-type="string" calcext:value-type="string">
            <text:p>iterasjon</text:p>
          </table:table-cell>
          <table:table-cell table:style-name="ce3"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107.430427" calcext:value-type="float">
            <text:p>107.43</text:p>
          </table:table-cell>
          <table:table-cell table:style-name="ce6" office:value-type="float" office:value="105.765672" calcext:value-type="float">
            <text:p>105.77</text:p>
          </table:table-cell>
          <table:table-cell office:value-type="float" office:value="1.664755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97.205613" calcext:value-type="float">
            <text:p>97.21</text:p>
          </table:table-cell>
          <table:table-cell table:style-name="ce6" office:value-type="float" office:value="95.660086" calcext:value-type="float">
            <text:p>95.66</text:p>
          </table:table-cell>
          <table:table-cell office:value-type="float" office:value="1.545527" calcext:value-type="float">
            <text:p>1.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89.075228" calcext:value-type="float">
            <text:p>89.08</text:p>
          </table:table-cell>
          <table:table-cell table:style-name="ce6" office:value-type="float" office:value="87.654255" calcext:value-type="float">
            <text:p>87.65</text:p>
          </table:table-cell>
          <table:table-cell office:value-type="float" office:value="1.420973" calcext:value-type="float">
            <text:p>1.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office:value-type="float" office:value="81.054827" calcext:value-type="float">
            <text:p>81.05</text:p>
          </table:table-cell>
          <table:table-cell table:style-name="ce6" office:value-type="float" office:value="79.74284" calcext:value-type="float">
            <text:p>79.74</text:p>
          </table:table-cell>
          <table:table-cell office:value-type="float" office:value="1.311987" calcext:value-type="float">
            <text:p>1.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76.454619" calcext:value-type="float">
            <text:p>76.45</text:p>
          </table:table-cell>
          <table:table-cell table:style-name="ce6" office:value-type="float" office:value="75.224989" calcext:value-type="float">
            <text:p>75.22</text:p>
          </table:table-cell>
          <table:table-cell office:value-type="float" office:value="1.22963" calcext:value-type="float">
            <text:p>1.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office:value-type="float" office:value="70.996323" calcext:value-type="float">
            <text:p>71.00</text:p>
          </table:table-cell>
          <table:table-cell table:style-name="ce6" office:value-type="float" office:value="69.796959" calcext:value-type="float">
            <text:p>69.80</text:p>
          </table:table-cell>
          <table:table-cell office:value-type="float" office:value="1.199364" calcext:value-type="float">
            <text:p>1.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office:value-type="float" office:value="66.816741" calcext:value-type="float">
            <text:p>66.82</text:p>
          </table:table-cell>
          <table:table-cell table:style-name="ce6" office:value-type="float" office:value="65.693812" calcext:value-type="float">
            <text:p>65.69</text:p>
          </table:table-cell>
          <table:table-cell office:value-type="float" office:value="1.122929" calcext:value-type="float">
            <text:p>1.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office:value-type="float" office:value="62.897383" calcext:value-type="float">
            <text:p>62.90</text:p>
          </table:table-cell>
          <table:table-cell table:style-name="ce6" office:value-type="float" office:value="61.841681" calcext:value-type="float">
            <text:p>61.84</text:p>
          </table:table-cell>
          <table:table-cell office:value-type="float" office:value="1.055702" calcext:value-type="float">
            <text:p>1.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60.368847" calcext:value-type="float">
            <text:p>60.37</text:p>
          </table:table-cell>
          <table:table-cell table:style-name="ce6" office:value-type="float" office:value="59.365514" calcext:value-type="float">
            <text:p>59.37</text:p>
          </table:table-cell>
          <table:table-cell office:value-type="float" office:value="1.003333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VDIMM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otalt</text:p>
          </table:table-cell>
          <table:table-cell table:style-name="ce3" office:value-type="string" calcext:value-type="string">
            <text:p>iterasjon</text:p>
          </table:table-cell>
          <table:table-cell table:style-name="ce3"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307.870227" calcext:value-type="float">
            <text:p>307.87</text:p>
          </table:table-cell>
          <table:table-cell table:style-name="ce6" office:value-type="float" office:value="305.957587" calcext:value-type="float">
            <text:p>305.96</text:p>
          </table:table-cell>
          <table:table-cell office:value-type="float" office:value="1.91264" calcext:value-type="float">
            <text:p>1.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269.524601" calcext:value-type="float">
            <text:p>269.52</text:p>
          </table:table-cell>
          <table:table-cell table:style-name="ce6" office:value-type="float" office:value="267.758586" calcext:value-type="float">
            <text:p>267.76</text:p>
          </table:table-cell>
          <table:table-cell office:value-type="float" office:value="1.766015" calcext:value-type="float">
            <text:p>1.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253.763072" calcext:value-type="float">
            <text:p>253.76</text:p>
          </table:table-cell>
          <table:table-cell table:style-name="ce6" office:value-type="float" office:value="252.15694" calcext:value-type="float">
            <text:p>252.16</text:p>
          </table:table-cell>
          <table:table-cell office:value-type="float" office:value="1.606132" calcext:value-type="float">
            <text:p>1.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office:value-type="float" office:value="234.312924" calcext:value-type="float">
            <text:p>234.31</text:p>
          </table:table-cell>
          <table:table-cell table:style-name="ce6" office:value-type="float" office:value="232.837747" calcext:value-type="float">
            <text:p>232.84</text:p>
          </table:table-cell>
          <table:table-cell office:value-type="float" office:value="1.475177" calcext:value-type="float">
            <text:p>1.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221.122859" calcext:value-type="float">
            <text:p>221.12</text:p>
          </table:table-cell>
          <table:table-cell table:style-name="ce6" office:value-type="float" office:value="219.728077" calcext:value-type="float">
            <text:p>219.73</text:p>
          </table:table-cell>
          <table:table-cell office:value-type="float" office:value="1.394782" calcext:value-type="float">
            <text:p>1.3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office:value-type="float" office:value="206.897789" calcext:value-type="float">
            <text:p>206.90</text:p>
          </table:table-cell>
          <table:table-cell table:style-name="ce6" office:value-type="float" office:value="205.571238" calcext:value-type="float">
            <text:p>205.57</text:p>
          </table:table-cell>
          <table:table-cell office:value-type="float" office:value="1.326551" calcext:value-type="float">
            <text:p>1.3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office:value-type="float" office:value="194.31138" calcext:value-type="float">
            <text:p>194.31</text:p>
          </table:table-cell>
          <table:table-cell table:style-name="ce6" office:value-type="float" office:value="193.063487" calcext:value-type="float">
            <text:p>193.06</text:p>
          </table:table-cell>
          <table:table-cell office:value-type="float" office:value="1.247893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office:value-type="float" office:value="183.587361" calcext:value-type="float">
            <text:p>183.59</text:p>
          </table:table-cell>
          <table:table-cell table:style-name="ce6" office:value-type="float" office:value="182.406653" calcext:value-type="float">
            <text:p>182.41</text:p>
          </table:table-cell>
          <table:table-cell office:value-type="float" office:value="1.180708" calcext:value-type="float">
            <text:p>1.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172.20184" calcext:value-type="float">
            <text:p>172.20</text:p>
          </table:table-cell>
          <table:table-cell table:style-name="ce6" office:value-type="float" office:value="171.079866" calcext:value-type="float">
            <text:p>171.08</text:p>
          </table:table-cell>
          <table:table-cell office:value-type="float" office:value="1.121974" calcext:value-type="float">
            <text:p>1.12</text:p>
          </table:table-cell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table:style-name="Default"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3.000662" calcext:value-type="float">
            <text:p>63.00</text:p>
          </table:table-cell>
          <table:table-cell table:style-name="ce10" office:value-type="float" office:value="0.00224" calcext:value-type="float">
            <text:p>0.0022</text:p>
          </table:table-cell>
          <table:table-cell table:style-name="ce1" office:value-type="float" office:value="63.005076" calcext:value-type="float">
            <text:p>63.01</text:p>
          </table:table-cell>
          <table:table-cell table:style-name="ce1" office:value-type="float" office:value="22.61585" calcext:value-type="float">
            <text:p>22.62</text:p>
          </table:table-cell>
          <table:table-cell table:style-name="ce1" office:value-type="float" office:value="20.802856" calcext:value-type="float">
            <text:p>20.80</text:p>
          </table:table-cell>
          <table:table-cell table:style-name="ce1" office:value-type="float" office:value="19.579618" calcext:value-type="float">
            <text:p>19.58</text:p>
          </table:table-cell>
          <table:table-cell table:style-name="ce1" office:value-type="float" office:value="63.005198" calcext:value-type="float">
            <text:p>63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8.157096" calcext:value-type="float">
            <text:p>68.16</text:p>
          </table:table-cell>
          <table:table-cell table:style-name="ce10" office:value-type="float" office:value="0.026061" calcext:value-type="float">
            <text:p>0.0261</text:p>
          </table:table-cell>
          <table:table-cell table:style-name="ce1" office:value-type="float" office:value="68.160915" calcext:value-type="float">
            <text:p>68.16</text:p>
          </table:table-cell>
          <table:table-cell table:style-name="ce1" office:value-type="float" office:value="47.803413" calcext:value-type="float">
            <text:p>47.80</text:p>
          </table:table-cell>
          <table:table-cell table:style-name="ce1" office:value-type="float" office:value="10.519206" calcext:value-type="float">
            <text:p>10.52</text:p>
          </table:table-cell>
          <table:table-cell table:style-name="ce1" office:value-type="float" office:value="9.825272" calcext:value-type="float">
            <text:p>9.83</text:p>
          </table:table-cell>
          <table:table-cell table:style-name="ce1" office:value-type="float" office:value="68.161036" calcext:value-type="float">
            <text:p>68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2.021996" calcext:value-type="float">
            <text:p>72.02</text:p>
          </table:table-cell>
          <table:table-cell table:style-name="ce10" office:value-type="float" office:value="0.006491" calcext:value-type="float">
            <text:p>0.0065</text:p>
          </table:table-cell>
          <table:table-cell table:style-name="ce1" office:value-type="float" office:value="72.024093" calcext:value-type="float">
            <text:p>72.02</text:p>
          </table:table-cell>
          <table:table-cell table:style-name="ce1" office:value-type="float" office:value="58.549387" calcext:value-type="float">
            <text:p>58.55</text:p>
          </table:table-cell>
          <table:table-cell table:style-name="ce1" office:value-type="float" office:value="7.033565" calcext:value-type="float">
            <text:p>7.03</text:p>
          </table:table-cell>
          <table:table-cell table:style-name="ce1" office:value-type="float" office:value="6.428619" calcext:value-type="float">
            <text:p>6.43</text:p>
          </table:table-cell>
          <table:table-cell table:style-name="ce1" office:value-type="float" office:value="72.024209" calcext:value-type="float">
            <text:p>72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.769005" calcext:value-type="float">
            <text:p>76.77</text:p>
          </table:table-cell>
          <table:table-cell table:style-name="ce10" office:value-type="float" office:value="0.002393" calcext:value-type="float">
            <text:p>0.0024</text:p>
          </table:table-cell>
          <table:table-cell table:style-name="ce1" office:value-type="float" office:value="76.774079" calcext:value-type="float">
            <text:p>76.77</text:p>
          </table:table-cell>
          <table:table-cell table:style-name="ce1" office:value-type="float" office:value="66.603146" calcext:value-type="float">
            <text:p>66.60</text:p>
          </table:table-cell>
          <table:table-cell table:style-name="ce1" office:value-type="float" office:value="5.325391" calcext:value-type="float">
            <text:p>5.33</text:p>
          </table:table-cell>
          <table:table-cell table:style-name="ce1" office:value-type="float" office:value="4.832592" calcext:value-type="float">
            <text:p>4.83</text:p>
          </table:table-cell>
          <table:table-cell table:style-name="ce1" office:value-type="float" office:value="76.774197" calcext:value-type="float">
            <text:p>76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4.436805" calcext:value-type="float">
            <text:p>84.44</text:p>
          </table:table-cell>
          <table:table-cell table:style-name="ce10" office:value-type="float" office:value="0.002332" calcext:value-type="float">
            <text:p>0.0023</text:p>
          </table:table-cell>
          <table:table-cell table:style-name="ce1" office:value-type="float" office:value="84.438328" calcext:value-type="float">
            <text:p>84.44</text:p>
          </table:table-cell>
          <table:table-cell table:style-name="ce1" office:value-type="float" office:value="76.034314" calcext:value-type="float">
            <text:p>76.03</text:p>
          </table:table-cell>
          <table:table-cell table:style-name="ce1" office:value-type="float" office:value="4.451701" calcext:value-type="float">
            <text:p>4.45</text:p>
          </table:table-cell>
          <table:table-cell table:style-name="ce1" office:value-type="float" office:value="3.940423" calcext:value-type="float">
            <text:p>3.94</text:p>
          </table:table-cell>
          <table:table-cell table:style-name="ce1" office:value-type="float" office:value="84.43845" calcext:value-type="float">
            <text:p>84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9.828171" calcext:value-type="float">
            <text:p>89.83</text:p>
          </table:table-cell>
          <table:table-cell table:style-name="ce10" office:value-type="float" office:value="0.002545" calcext:value-type="float">
            <text:p>0.0025</text:p>
          </table:table-cell>
          <table:table-cell table:style-name="ce1" office:value-type="float" office:value="89.829635" calcext:value-type="float">
            <text:p>89.83</text:p>
          </table:table-cell>
          <table:table-cell table:style-name="ce1" office:value-type="float" office:value="83.014458" calcext:value-type="float">
            <text:p>83.01</text:p>
          </table:table-cell>
          <table:table-cell table:style-name="ce1" office:value-type="float" office:value="3.614398" calcext:value-type="float">
            <text:p>3.61</text:p>
          </table:table-cell>
          <table:table-cell table:style-name="ce1" office:value-type="float" office:value="3.186903" calcext:value-type="float">
            <text:p>3.19</text:p>
          </table:table-cell>
          <table:table-cell table:style-name="ce1" office:value-type="float" office:value="89.829759" calcext:value-type="float">
            <text:p>89.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1.557681" calcext:value-type="float">
            <text:p>101.56</text:p>
          </table:table-cell>
          <table:table-cell table:style-name="ce10" office:value-type="float" office:value="0.002157" calcext:value-type="float">
            <text:p>0.0022</text:p>
          </table:table-cell>
          <table:table-cell table:style-name="ce1" office:value-type="float" office:value="101.559052" calcext:value-type="float">
            <text:p>101.56</text:p>
          </table:table-cell>
          <table:table-cell table:style-name="ce1" office:value-type="float" office:value="95.504334" calcext:value-type="float">
            <text:p>95.50</text:p>
          </table:table-cell>
          <table:table-cell table:style-name="ce1" office:value-type="float" office:value="3.274171" calcext:value-type="float">
            <text:p>3.27</text:p>
          </table:table-cell>
          <table:table-cell table:style-name="ce1" office:value-type="float" office:value="2.764639" calcext:value-type="float">
            <text:p>2.76</text:p>
          </table:table-cell>
          <table:table-cell table:style-name="ce1" office:value-type="float" office:value="101.559173" calcext:value-type="float">
            <text:p>101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107.925491" calcext:value-type="float">
            <text:p>107.93</text:p>
          </table:table-cell>
          <table:table-cell table:style-name="ce10" office:value-type="float" office:value="0.00203" calcext:value-type="float">
            <text:p>0.0020</text:p>
          </table:table-cell>
          <table:table-cell table:style-name="ce1" office:value-type="float" office:value="107.926773" calcext:value-type="float">
            <text:p>107.93</text:p>
          </table:table-cell>
          <table:table-cell table:style-name="ce1" office:value-type="float" office:value="102.739349" calcext:value-type="float">
            <text:p>102.74</text:p>
          </table:table-cell>
          <table:table-cell table:style-name="ce1" office:value-type="float" office:value="2.784409" calcext:value-type="float">
            <text:p>2.78</text:p>
          </table:table-cell>
          <table:table-cell table:style-name="ce1" office:value-type="float" office:value="2.38488" calcext:value-type="float">
            <text:p>2.38</text:p>
          </table:table-cell>
          <table:table-cell table:style-name="ce1" office:value-type="float" office:value="107.926897" calcext:value-type="float">
            <text:p>107.93</text:p>
          </table:table-cell>
        </table:table-row>
        <table:table-row table:style-name="ro1" table:number-rows-repeated="2">
          <table:table-cell table:number-columns-repeated="3"/>
          <table:table-cell table:style-name="ce1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5 ganger</text:p>
          </table:table-cell>
          <table:table-cell/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Nodes</text:p>
          </table:table-cell>
          <table:table-cell table:style-name="ce4" office:value-type="float" office:value="3000000" calcext:value-type="float">
            <text:p>3,000,000</text:p>
          </table:table-cell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edges</text:p>
          </table:table-cell>
          <table:table-cell table:style-name="ce4" office:value-type="float" office:value="48000000" calcext:value-type="float">
            <text:p>48,000,000</text:p>
          </table:table-cell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1"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DRAM-only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Totalt</text:p>
          </table:table-cell>
          <table:table-cell table:style-name="ce3" office:value-type="string" calcext:value-type="string">
            <text:p>iterasjon</text:p>
          </table:table-cell>
          <table:table-cell table:style-name="ce3"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172.902403" calcext:value-type="float">
            <text:p>172.90</text:p>
          </table:table-cell>
          <table:table-cell table:style-name="ce6" office:value-type="float" office:value="160.114047" calcext:value-type="float">
            <text:p>160.11</text:p>
          </table:table-cell>
          <table:table-cell office:value-type="float" office:value="12.788356" calcext:value-type="float">
            <text:p>12.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160.528718" calcext:value-type="float">
            <text:p>160.53</text:p>
          </table:table-cell>
          <table:table-cell table:style-name="ce6" office:value-type="float" office:value="148.47041" calcext:value-type="float">
            <text:p>148.47</text:p>
          </table:table-cell>
          <table:table-cell office:value-type="float" office:value="12.058308" calcext:value-type="float">
            <text:p>12.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150.367386" calcext:value-type="float">
            <text:p>150.37</text:p>
          </table:table-cell>
          <table:table-cell table:style-name="ce6" office:value-type="float" office:value="139.446089" calcext:value-type="float">
            <text:p>139.45</text:p>
          </table:table-cell>
          <table:table-cell office:value-type="float" office:value="10.921297" calcext:value-type="float">
            <text:p>10.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office:value-type="float" office:value="132.925512" calcext:value-type="float">
            <text:p>132.93</text:p>
          </table:table-cell>
          <table:table-cell table:style-name="ce6" office:value-type="float" office:value="122.976314" calcext:value-type="float">
            <text:p>122.98</text:p>
          </table:table-cell>
          <table:table-cell office:value-type="float" office:value="9.949198" calcext:value-type="float">
            <text:p>9.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123.888498" calcext:value-type="float">
            <text:p>123.89</text:p>
          </table:table-cell>
          <table:table-cell table:style-name="ce6" office:value-type="float" office:value="114.698189" calcext:value-type="float">
            <text:p>114.70</text:p>
          </table:table-cell>
          <table:table-cell office:value-type="float" office:value="9.190309" calcext:value-type="float">
            <text:p>9.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office:value-type="float" office:value="116.396894" calcext:value-type="float">
            <text:p>116.40</text:p>
          </table:table-cell>
          <table:table-cell table:style-name="ce6" office:value-type="float" office:value="107.41231" calcext:value-type="float">
            <text:p>107.41</text:p>
          </table:table-cell>
          <table:table-cell office:value-type="float" office:value="8.984584" calcext:value-type="float">
            <text:p>8.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office:value-type="float" office:value="109.650942" calcext:value-type="float">
            <text:p>109.65</text:p>
          </table:table-cell>
          <table:table-cell table:style-name="ce6" office:value-type="float" office:value="101.336358" calcext:value-type="float">
            <text:p>101.34</text:p>
          </table:table-cell>
          <table:table-cell office:value-type="float" office:value="8.314584" calcext:value-type="float">
            <text:p>8.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office:value-type="float" office:value="103.253752" calcext:value-type="float">
            <text:p>103.25</text:p>
          </table:table-cell>
          <table:table-cell table:style-name="ce6" office:value-type="float" office:value="95.498544" calcext:value-type="float">
            <text:p>95.50</text:p>
          </table:table-cell>
          <table:table-cell office:value-type="float" office:value="7.755208" calcext:value-type="float">
            <text:p>7.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96.944904" calcext:value-type="float">
            <text:p>96.94</text:p>
          </table:table-cell>
          <table:table-cell table:style-name="ce6" office:value-type="float" office:value="89.753016" calcext:value-type="float">
            <text:p>89.75</text:p>
          </table:table-cell>
          <table:table-cell office:value-type="float" office:value="7.191889" calcext:value-type="float">
            <text:p>7.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office:value-type="float" office:value="93.933834" calcext:value-type="float">
            <text:p>93.93</text:p>
          </table:table-cell>
          <table:table-cell table:style-name="ce6" office:value-type="float" office:value="86.967577" calcext:value-type="float">
            <text:p>86.97</text:p>
          </table:table-cell>
          <table:table-cell office:value-type="float" office:value="6.966257" calcext:value-type="float">
            <text:p>6.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8" calcext:value-type="float">
            <text:p>18</text:p>
          </table:table-cell>
          <table:table-cell office:value-type="float" office:value="89.889632" calcext:value-type="float">
            <text:p>89.89</text:p>
          </table:table-cell>
          <table:table-cell table:style-name="ce6" office:value-type="float" office:value="83.458357" calcext:value-type="float">
            <text:p>83.46</text:p>
          </table:table-cell>
          <table:table-cell office:value-type="float" office:value="6.431275" calcext:value-type="float">
            <text:p>6.4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office:value-type="float" office:value="85.002966" calcext:value-type="float">
            <text:p>85.00</text:p>
          </table:table-cell>
          <table:table-cell table:style-name="ce6" office:value-type="float" office:value="78.885419" calcext:value-type="float">
            <text:p>78.89</text:p>
          </table:table-cell>
          <table:table-cell office:value-type="float" office:value="6.117547" calcext:value-type="float">
            <text:p>6.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0" calcext:value-type="float">
            <text:p>20</text:p>
          </table:table-cell>
          <table:table-cell office:value-type="float" office:value="81.39" calcext:value-type="float">
            <text:p>81.39</text:p>
          </table:table-cell>
          <table:table-cell table:style-name="ce6" office:value-type="float" office:value="79.01" calcext:value-type="float">
            <text:p>79.01</text:p>
          </table:table-cell>
          <table:table-cell office:value-type="float" office:value="5.78" calcext:value-type="float">
            <text:p>5.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1" calcext:value-type="float">
            <text:p>21</text:p>
          </table:table-cell>
          <table:table-cell office:value-type="float" office:value="79.122364" calcext:value-type="float">
            <text:p>79.12</text:p>
          </table:table-cell>
          <table:table-cell table:style-name="ce6" office:value-type="float" office:value="72.80257" calcext:value-type="float">
            <text:p>72.80</text:p>
          </table:table-cell>
          <table:table-cell office:value-type="float" office:value="6.319794" calcext:value-type="float">
            <text:p>6.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2" calcext:value-type="float">
            <text:p>22</text:p>
          </table:table-cell>
          <table:table-cell office:value-type="float" office:value="75.502583" calcext:value-type="float">
            <text:p>75.50</text:p>
          </table:table-cell>
          <table:table-cell table:style-name="ce6" office:value-type="float" office:value="69.800384" calcext:value-type="float">
            <text:p>69.80</text:p>
          </table:table-cell>
          <table:table-cell office:value-type="float" office:value="5.702199" calcext:value-type="float">
            <text:p>5.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3" calcext:value-type="float">
            <text:p>23</text:p>
          </table:table-cell>
          <table:table-cell office:value-type="float" office:value="78.858116" calcext:value-type="float">
            <text:p>78.86</text:p>
          </table:table-cell>
          <table:table-cell table:style-name="ce6" office:value-type="float" office:value="69.959106" calcext:value-type="float">
            <text:p>69.96</text:p>
          </table:table-cell>
          <table:table-cell office:value-type="float" office:value="8.89901" calcext:value-type="float">
            <text:p>8.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4" calcext:value-type="float">
            <text:p>24</text:p>
          </table:table-cell>
          <table:table-cell office:value-type="float" office:value="69.829171" calcext:value-type="float">
            <text:p>69.83</text:p>
          </table:table-cell>
          <table:table-cell table:style-name="ce6" office:value-type="float" office:value="64.324149" calcext:value-type="float">
            <text:p>64.32</text:p>
          </table:table-cell>
          <table:table-cell office:value-type="float" office:value="5.505023" calcext:value-type="float">
            <text:p>5.51</text:p>
          </table:table-cell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5 gange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iter time</text:p>
          </table:table-cell>
          <table:table-cell table:style-name="ce3" office:value-type="string" calcext:value-type="string">
            <text:p>iter idle t.</text:p>
          </table:table-cell>
          <table:table-cell table:style-name="ce3" office:value-type="string" calcext:value-type="string">
            <text:p>analyze t</text:p>
          </table:table-cell>
          <table:table-cell table:style-name="ce3" office:value-type="string" calcext:value-type="string">
            <text:p>ana. Idle t.</text:p>
          </table:table-cell>
          <table:table-cell table:style-name="ce3" office:value-type="string" calcext:value-type="string">
            <text:p>transfer t.</text:p>
          </table:table-cell>
          <table:table-cell table:style-name="ce3" office:value-type="string" calcext:value-type="string">
            <text:p>analyze</text:p>
          </table:table-cell>
          <table:table-cell table:style-name="ce3" office:value-type="string" calcext:value-type="string">
            <text:p>total tim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3.257314" calcext:value-type="float">
            <text:p>173.26</text:p>
          </table:table-cell>
          <table:table-cell table:style-name="ce11" office:value-type="float" office:value="78.210702" calcext:value-type="float">
            <text:p>78.2107</text:p>
          </table:table-cell>
          <table:table-cell office:value-type="float" office:value="173.283335" calcext:value-type="float">
            <text:p>173.28</text:p>
          </table:table-cell>
          <table:table-cell table:style-name="ce6" office:value-type="float" office:value="0.023478" calcext:value-type="float">
            <text:p>0.02</text:p>
          </table:table-cell>
          <table:table-cell table:style-name="ce6" office:value-type="float" office:value="32.29081" calcext:value-type="float">
            <text:p>32.29</text:p>
          </table:table-cell>
          <table:table-cell table:style-name="ce6" office:value-type="float" office:value="140.957904" calcext:value-type="float">
            <text:p>140.96</text:p>
          </table:table-cell>
          <table:table-cell table:style-name="ce6" office:value-type="float" office:value="173.283503" calcext:value-type="float">
            <text:p>173.2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00.400363" calcext:value-type="float">
            <text:p>100.40</text:p>
          </table:table-cell>
          <table:table-cell table:style-name="ce11" office:value-type="float" office:value="0.00112" calcext:value-type="float">
            <text:p>0.0011</text:p>
          </table:table-cell>
          <table:table-cell office:value-type="float" office:value="100.41687" calcext:value-type="float">
            <text:p>100.42</text:p>
          </table:table-cell>
          <table:table-cell table:style-name="ce6" office:value-type="float" office:value="12.412895" calcext:value-type="float">
            <text:p>12.41</text:p>
          </table:table-cell>
          <table:table-cell table:style-name="ce6" office:value-type="float" office:value="16.862646" calcext:value-type="float">
            <text:p>16.86</text:p>
          </table:table-cell>
          <table:table-cell table:style-name="ce6" office:value-type="float" office:value="71.134311" calcext:value-type="float">
            <text:p>71.13</text:p>
          </table:table-cell>
          <table:table-cell table:style-name="ce6" office:value-type="float" office:value="100.417034" calcext:value-type="float">
            <text:p>100.4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09.285051" calcext:value-type="float">
            <text:p>109.29</text:p>
          </table:table-cell>
          <table:table-cell table:style-name="ce11" office:value-type="float" office:value="0.01298" calcext:value-type="float">
            <text:p>0.0130</text:p>
          </table:table-cell>
          <table:table-cell office:value-type="float" office:value="109.296683" calcext:value-type="float">
            <text:p>109.30</text:p>
          </table:table-cell>
          <table:table-cell table:style-name="ce6" office:value-type="float" office:value="50.603894" calcext:value-type="float">
            <text:p>50.60</text:p>
          </table:table-cell>
          <table:table-cell table:style-name="ce6" office:value-type="float" office:value="11.33294" calcext:value-type="float">
            <text:p>11.33</text:p>
          </table:table-cell>
          <table:table-cell table:style-name="ce6" office:value-type="float" office:value="47.351835" calcext:value-type="float">
            <text:p>47.35</text:p>
          </table:table-cell>
          <table:table-cell table:style-name="ce6" office:value-type="float" office:value="109.296807" calcext:value-type="float">
            <text:p>109.30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15.77226" calcext:value-type="float">
            <text:p>115.77</text:p>
          </table:table-cell>
          <table:table-cell table:style-name="ce11" office:value-type="float" office:value="0.001104" calcext:value-type="float">
            <text:p>0.0011</text:p>
          </table:table-cell>
          <table:table-cell office:value-type="float" office:value="115.784454" calcext:value-type="float">
            <text:p>115.78</text:p>
          </table:table-cell>
          <table:table-cell table:style-name="ce6" office:value-type="float" office:value="71.456822" calcext:value-type="float">
            <text:p>71.46</text:p>
          </table:table-cell>
          <table:table-cell table:style-name="ce6" office:value-type="float" office:value="8.561271" calcext:value-type="float">
            <text:p>8.56</text:p>
          </table:table-cell>
          <table:table-cell table:style-name="ce6" office:value-type="float" office:value="35.757674" calcext:value-type="float">
            <text:p>35.76</text:p>
          </table:table-cell>
          <table:table-cell table:style-name="ce6" office:value-type="float" office:value="115.784584" calcext:value-type="float">
            <text:p>115.78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122.743293" calcext:value-type="float">
            <text:p>122.74</text:p>
          </table:table-cell>
          <table:table-cell table:style-name="ce11" office:value-type="float" office:value="0.001146" calcext:value-type="float">
            <text:p>0.0011</text:p>
          </table:table-cell>
          <table:table-cell office:value-type="float" office:value="122.750918" calcext:value-type="float">
            <text:p>122.75</text:p>
          </table:table-cell>
          <table:table-cell table:style-name="ce6" office:value-type="float" office:value="86.618505" calcext:value-type="float">
            <text:p>86.62</text:p>
          </table:table-cell>
          <table:table-cell table:style-name="ce6" office:value-type="float" office:value="7.364854" calcext:value-type="float">
            <text:p>7.36</text:p>
          </table:table-cell>
          <table:table-cell table:style-name="ce6" office:value-type="float" office:value="28.756803" calcext:value-type="float">
            <text:p>28.76</text:p>
          </table:table-cell>
          <table:table-cell table:style-name="ce6" office:value-type="float" office:value="122.75104" calcext:value-type="float">
            <text:p>122.7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35.275273" calcext:value-type="float">
            <text:p>135.28</text:p>
          </table:table-cell>
          <table:table-cell table:style-name="ce11" office:value-type="float" office:value="0.001116" calcext:value-type="float">
            <text:p>0.0011</text:p>
          </table:table-cell>
          <table:table-cell office:value-type="float" office:value="135.298979" calcext:value-type="float">
            <text:p>135.30</text:p>
          </table:table-cell>
          <table:table-cell table:style-name="ce6" office:value-type="float" office:value="104.967842" calcext:value-type="float">
            <text:p>104.97</text:p>
          </table:table-cell>
          <table:table-cell table:style-name="ce6" office:value-type="float" office:value="6.2779" calcext:value-type="float">
            <text:p>6.28</text:p>
          </table:table-cell>
          <table:table-cell table:style-name="ce6" office:value-type="float" office:value="24.028012" calcext:value-type="float">
            <text:p>24.03</text:p>
          </table:table-cell>
          <table:table-cell table:style-name="ce6" office:value-type="float" office:value="135.299103" calcext:value-type="float">
            <text:p>135.30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49.222912" calcext:value-type="float">
            <text:p>149.22</text:p>
          </table:table-cell>
          <table:table-cell table:style-name="ce11" office:value-type="float" office:value="0.001224" calcext:value-type="float">
            <text:p>0.0012</text:p>
          </table:table-cell>
          <table:table-cell office:value-type="float" office:value="149.2291" calcext:value-type="float">
            <text:p>149.23</text:p>
          </table:table-cell>
          <table:table-cell table:style-name="ce6" office:value-type="float" office:value="123.184013" calcext:value-type="float">
            <text:p>123.18</text:p>
          </table:table-cell>
          <table:table-cell table:style-name="ce6" office:value-type="float" office:value="5.493117" calcext:value-type="float">
            <text:p>5.49</text:p>
          </table:table-cell>
          <table:table-cell table:style-name="ce6" office:value-type="float" office:value="20.542278" calcext:value-type="float">
            <text:p>20.54</text:p>
          </table:table-cell>
          <table:table-cell table:style-name="ce6" office:value-type="float" office:value="149.229226" calcext:value-type="float">
            <text:p>149.2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office:value-type="float" office:value="165.526595" calcext:value-type="float">
            <text:p>165.53</text:p>
          </table:table-cell>
          <table:table-cell table:style-name="ce11" office:value-type="float" office:value="0.001305" calcext:value-type="float">
            <text:p>0.0013</text:p>
          </table:table-cell>
          <table:table-cell office:value-type="float" office:value="165.532287" calcext:value-type="float">
            <text:p>165.53</text:p>
          </table:table-cell>
          <table:table-cell table:style-name="ce6" office:value-type="float" office:value="142.67868" calcext:value-type="float">
            <text:p>142.68</text:p>
          </table:table-cell>
          <table:table-cell table:style-name="ce6" office:value-type="float" office:value="4.929805" calcext:value-type="float">
            <text:p>4.93</text:p>
          </table:table-cell>
          <table:table-cell table:style-name="ce6" office:value-type="float" office:value="17.913464" calcext:value-type="float">
            <text:p>17.91</text:p>
          </table:table-cell>
          <table:table-cell table:style-name="ce6" office:value-type="float" office:value="165.53242" calcext:value-type="float">
            <text:p>165.53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4.825522" calcext:value-type="float">
            <text:p>124.83</text:p>
          </table:table-cell>
          <table:table-cell table:style-name="ce11" office:value-type="float" office:value="9.684366" calcext:value-type="float">
            <text:p>9.6844</text:p>
          </table:table-cell>
          <table:table-cell office:value-type="float" office:value="124.839564" calcext:value-type="float">
            <text:p>124.84</text:p>
          </table:table-cell>
          <table:table-cell table:style-name="ce6" office:value-type="float" office:value="6.386726" calcext:value-type="float">
            <text:p>6.39</text:p>
          </table:table-cell>
          <table:table-cell table:style-name="ce6" office:value-type="float" office:value="18.501445" calcext:value-type="float">
            <text:p>18.50</text:p>
          </table:table-cell>
          <table:table-cell table:style-name="ce6" office:value-type="float" office:value="98.773054" calcext:value-type="float">
            <text:p>98.77</text:p>
          </table:table-cell>
          <table:table-cell table:style-name="ce6" office:value-type="float" office:value="124.839692" calcext:value-type="float">
            <text:p>124.84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41.62364" calcext:value-type="float">
            <text:p>141.62</text:p>
          </table:table-cell>
          <table:table-cell table:style-name="ce11" office:value-type="float" office:value="0.097579" calcext:value-type="float">
            <text:p>0.0976</text:p>
          </table:table-cell>
          <table:table-cell office:value-type="float" office:value="141.640606" calcext:value-type="float">
            <text:p>141.64</text:p>
          </table:table-cell>
          <table:table-cell table:style-name="ce6" office:value-type="float" office:value="18.192222" calcext:value-type="float">
            <text:p>18.19</text:p>
          </table:table-cell>
          <table:table-cell table:style-name="ce6" office:value-type="float" office:value="18.272035" calcext:value-type="float">
            <text:p>18.27</text:p>
          </table:table-cell>
          <table:table-cell table:style-name="ce6" office:value-type="float" office:value="103.210434" calcext:value-type="float">
            <text:p>103.21</text:p>
          </table:table-cell>
          <table:table-cell table:style-name="ce6" office:value-type="float" office:value="141.640774" calcext:value-type="float">
            <text:p>141.64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41.590369" calcext:value-type="float">
            <text:p>141.59</text:p>
          </table:table-cell>
          <table:table-cell table:style-name="ce11" office:value-type="float" office:value="0.36341" calcext:value-type="float">
            <text:p>0.3634</text:p>
          </table:table-cell>
          <table:table-cell office:value-type="float" office:value="141.594235" calcext:value-type="float">
            <text:p>141.59</text:p>
          </table:table-cell>
          <table:table-cell table:style-name="ce6" office:value-type="float" office:value="18.084038" calcext:value-type="float">
            <text:p>18.08</text:p>
          </table:table-cell>
          <table:table-cell table:style-name="ce6" office:value-type="float" office:value="18.145507" calcext:value-type="float">
            <text:p>18.15</text:p>
          </table:table-cell>
          <table:table-cell table:style-name="ce6" office:value-type="float" office:value="103.88459" calcext:value-type="float">
            <text:p>103.88</text:p>
          </table:table-cell>
          <table:table-cell table:style-name="ce6" office:value-type="float" office:value="141.594358" calcext:value-type="float">
            <text:p>141.59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9.484272" calcext:value-type="float">
            <text:p>139.48</text:p>
          </table:table-cell>
          <table:table-cell table:style-name="ce11" office:value-type="float" office:value="0.020996" calcext:value-type="float">
            <text:p>0.0210</text:p>
          </table:table-cell>
          <table:table-cell office:value-type="float" office:value="139.48888" calcext:value-type="float">
            <text:p>139.49</text:p>
          </table:table-cell>
          <table:table-cell table:style-name="ce6" office:value-type="float" office:value="19.203742" calcext:value-type="float">
            <text:p>19.20</text:p>
          </table:table-cell>
          <table:table-cell table:style-name="ce6" office:value-type="float" office:value="18.028237" calcext:value-type="float">
            <text:p>18.03</text:p>
          </table:table-cell>
          <table:table-cell table:style-name="ce6" office:value-type="float" office:value="100.135198" calcext:value-type="float">
            <text:p>100.14</text:p>
          </table:table-cell>
          <table:table-cell table:style-name="ce6" office:value-type="float" office:value="139.489005" calcext:value-type="float">
            <text:p>139.49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6.201629" calcext:value-type="float">
            <text:p>136.20</text:p>
          </table:table-cell>
          <table:table-cell table:style-name="ce11" office:value-type="float" office:value="0.178972" calcext:value-type="float">
            <text:p>0.1790</text:p>
          </table:table-cell>
          <table:table-cell office:value-type="float" office:value="136.218998" calcext:value-type="float">
            <text:p>136.22</text:p>
          </table:table-cell>
          <table:table-cell table:style-name="ce6" office:value-type="float" office:value="15.853624" calcext:value-type="float">
            <text:p>15.85</text:p>
          </table:table-cell>
          <table:table-cell table:style-name="ce6" office:value-type="float" office:value="18.745572" calcext:value-type="float">
            <text:p>18.75</text:p>
          </table:table-cell>
          <table:table-cell table:style-name="ce6" office:value-type="float" office:value="98.750678" calcext:value-type="float">
            <text:p>98.75</text:p>
          </table:table-cell>
          <table:table-cell table:style-name="ce6" office:value-type="float" office:value="136.219134" calcext:value-type="float">
            <text:p>136.22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31.848107" calcext:value-type="float">
            <text:p>131.85</text:p>
          </table:table-cell>
          <table:table-cell table:style-name="ce11" office:value-type="float" office:value="0.059851" calcext:value-type="float">
            <text:p>0.0599</text:p>
          </table:table-cell>
          <table:table-cell office:value-type="float" office:value="131.866042" calcext:value-type="float">
            <text:p>131.87</text:p>
          </table:table-cell>
          <table:table-cell table:style-name="ce6" office:value-type="float" office:value="14.08141" calcext:value-type="float">
            <text:p>14.08</text:p>
          </table:table-cell>
          <table:table-cell table:style-name="ce6" office:value-type="float" office:value="18.731425" calcext:value-type="float">
            <text:p>18.73</text:p>
          </table:table-cell>
          <table:table-cell table:style-name="ce6" office:value-type="float" office:value="96.106473" calcext:value-type="float">
            <text:p>96.11</text:p>
          </table:table-cell>
          <table:table-cell table:style-name="ce6" office:value-type="float" office:value="131.866208" calcext:value-type="float">
            <text:p>131.87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8.037376" calcext:value-type="float">
            <text:p>128.04</text:p>
          </table:table-cell>
          <table:table-cell table:style-name="ce11" office:value-type="float" office:value="0.069666" calcext:value-type="float">
            <text:p>0.0697</text:p>
          </table:table-cell>
          <table:table-cell office:value-type="float" office:value="128.054765" calcext:value-type="float">
            <text:p>128.05</text:p>
          </table:table-cell>
          <table:table-cell table:style-name="ce6" office:value-type="float" office:value="13.862846" calcext:value-type="float">
            <text:p>13.86</text:p>
          </table:table-cell>
          <table:table-cell table:style-name="ce6" office:value-type="float" office:value="18.620516" calcext:value-type="float">
            <text:p>18.62</text:p>
          </table:table-cell>
          <table:table-cell table:style-name="ce6" office:value-type="float" office:value="93.234282" calcext:value-type="float">
            <text:p>93.23</text:p>
          </table:table-cell>
          <table:table-cell table:style-name="ce6" office:value-type="float" office:value="128.054896" calcext:value-type="float">
            <text:p>128.05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24.394511" calcext:value-type="float">
            <text:p>124.39</text:p>
          </table:table-cell>
          <table:table-cell table:style-name="ce11" office:value-type="float" office:value="0.046985" calcext:value-type="float">
            <text:p>0.0470</text:p>
          </table:table-cell>
          <table:table-cell office:value-type="float" office:value="124.412115" calcext:value-type="float">
            <text:p>124.41</text:p>
          </table:table-cell>
          <table:table-cell table:style-name="ce6" office:value-type="float" office:value="12.923256" calcext:value-type="float">
            <text:p>12.92</text:p>
          </table:table-cell>
          <table:table-cell table:style-name="ce6" office:value-type="float" office:value="18.375937" calcext:value-type="float">
            <text:p>18.38</text:p>
          </table:table-cell>
          <table:table-cell table:style-name="ce6" office:value-type="float" office:value="90.937331" calcext:value-type="float">
            <text:p>90.94</text:p>
          </table:table-cell>
          <table:table-cell table:style-name="ce6" office:value-type="float" office:value="124.412245" calcext:value-type="float">
            <text:p>124.41</text:p>
          </table:table-cell>
        </table:table-row>
      </table:table>
      <table:table table:name="NVM-DRAM comparis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RAM-only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t</text:p>
          </table:table-cell>
          <table:table-cell table:style-name="Default" office:value-type="string" calcext:value-type="string">
            <text:p>iterasjon</text:p>
          </table:table-cell>
          <table:table-cell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107.430427" calcext:value-type="float">
            <text:p>107.43</text:p>
          </table:table-cell>
          <table:table-cell office:value-type="float" office:value="105.765672" calcext:value-type="float">
            <text:p>105.77</text:p>
          </table:table-cell>
          <table:table-cell table:style-name="ce1" office:value-type="float" office:value="1.664755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97.205613" calcext:value-type="float">
            <text:p>97.21</text:p>
          </table:table-cell>
          <table:table-cell office:value-type="float" office:value="95.660086" calcext:value-type="float">
            <text:p>95.66</text:p>
          </table:table-cell>
          <table:table-cell table:style-name="ce1" office:value-type="float" office:value="1.545527" calcext:value-type="float">
            <text:p>1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89.075228" calcext:value-type="float">
            <text:p>89.08</text:p>
          </table:table-cell>
          <table:table-cell office:value-type="float" office:value="87.654255" calcext:value-type="float">
            <text:p>87.65</text:p>
          </table:table-cell>
          <table:table-cell table:style-name="ce1" office:value-type="float" office:value="1.420973" calcext:value-type="float">
            <text:p>1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81.054827" calcext:value-type="float">
            <text:p>81.05</text:p>
          </table:table-cell>
          <table:table-cell office:value-type="float" office:value="79.74284" calcext:value-type="float">
            <text:p>79.74</text:p>
          </table:table-cell>
          <table:table-cell table:style-name="ce1" office:value-type="float" office:value="1.311987" calcext:value-type="float">
            <text:p>1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76.454619" calcext:value-type="float">
            <text:p>76.45</text:p>
          </table:table-cell>
          <table:table-cell office:value-type="float" office:value="75.224989" calcext:value-type="float">
            <text:p>75.22</text:p>
          </table:table-cell>
          <table:table-cell table:style-name="ce1" office:value-type="float" office:value="1.22963" calcext:value-type="float">
            <text:p>1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70.996323" calcext:value-type="float">
            <text:p>71.00</text:p>
          </table:table-cell>
          <table:table-cell office:value-type="float" office:value="69.796959" calcext:value-type="float">
            <text:p>69.80</text:p>
          </table:table-cell>
          <table:table-cell table:style-name="ce1" office:value-type="float" office:value="1.199364" calcext:value-type="float">
            <text:p>1.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66.816741" calcext:value-type="float">
            <text:p>66.82</text:p>
          </table:table-cell>
          <table:table-cell office:value-type="float" office:value="65.693812" calcext:value-type="float">
            <text:p>65.69</text:p>
          </table:table-cell>
          <table:table-cell table:style-name="ce1" office:value-type="float" office:value="1.122929" calcext:value-type="float">
            <text:p>1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62.897383" calcext:value-type="float">
            <text:p>62.90</text:p>
          </table:table-cell>
          <table:table-cell office:value-type="float" office:value="61.841681" calcext:value-type="float">
            <text:p>61.84</text:p>
          </table:table-cell>
          <table:table-cell table:style-name="ce1" office:value-type="float" office:value="1.055702" calcext:value-type="float">
            <text:p>1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60.368847" calcext:value-type="float">
            <text:p>60.37</text:p>
          </table:table-cell>
          <table:table-cell office:value-type="float" office:value="59.365514" calcext:value-type="float">
            <text:p>59.37</text:p>
          </table:table-cell>
          <table:table-cell table:style-name="ce1" office:value-type="float" office:value="1.003333" calcext:value-type="float">
            <text:p>1.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VDIMM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t</text:p>
          </table:table-cell>
          <table:table-cell table:style-name="Default" office:value-type="string" calcext:value-type="string">
            <text:p>iterasjon</text:p>
          </table:table-cell>
          <table:table-cell office:value-type="string" calcext:value-type="string">
            <text:p>analy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307.870227" calcext:value-type="float">
            <text:p>307.87</text:p>
          </table:table-cell>
          <table:table-cell office:value-type="float" office:value="305.957587" calcext:value-type="float">
            <text:p>305.96</text:p>
          </table:table-cell>
          <table:table-cell table:style-name="ce1" office:value-type="float" office:value="1.91264" calcext:value-type="float">
            <text:p>1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269.524601" calcext:value-type="float">
            <text:p>269.52</text:p>
          </table:table-cell>
          <table:table-cell office:value-type="float" office:value="267.758586" calcext:value-type="float">
            <text:p>267.76</text:p>
          </table:table-cell>
          <table:table-cell table:style-name="ce1" office:value-type="float" office:value="1.766015" calcext:value-type="float">
            <text:p>1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253.763072" calcext:value-type="float">
            <text:p>253.76</text:p>
          </table:table-cell>
          <table:table-cell office:value-type="float" office:value="252.15694" calcext:value-type="float">
            <text:p>252.16</text:p>
          </table:table-cell>
          <table:table-cell table:style-name="ce1" office:value-type="float" office:value="1.606132" calcext:value-type="float">
            <text:p>1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234.312924" calcext:value-type="float">
            <text:p>234.31</text:p>
          </table:table-cell>
          <table:table-cell office:value-type="float" office:value="232.837747" calcext:value-type="float">
            <text:p>232.84</text:p>
          </table:table-cell>
          <table:table-cell table:style-name="ce1" office:value-type="float" office:value="1.475177" calcext:value-type="float">
            <text:p>1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221.122859" calcext:value-type="float">
            <text:p>221.12</text:p>
          </table:table-cell>
          <table:table-cell office:value-type="float" office:value="219.728077" calcext:value-type="float">
            <text:p>219.73</text:p>
          </table:table-cell>
          <table:table-cell table:style-name="ce1" office:value-type="float" office:value="1.394782" calcext:value-type="float">
            <text:p>1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206.897789" calcext:value-type="float">
            <text:p>206.90</text:p>
          </table:table-cell>
          <table:table-cell office:value-type="float" office:value="205.571238" calcext:value-type="float">
            <text:p>205.57</text:p>
          </table:table-cell>
          <table:table-cell table:style-name="ce1" office:value-type="float" office:value="1.326551" calcext:value-type="float">
            <text:p>1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194.31138" calcext:value-type="float">
            <text:p>194.31</text:p>
          </table:table-cell>
          <table:table-cell office:value-type="float" office:value="193.063487" calcext:value-type="float">
            <text:p>193.06</text:p>
          </table:table-cell>
          <table:table-cell table:style-name="ce1" office:value-type="float" office:value="1.247893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83.587361" calcext:value-type="float">
            <text:p>183.59</text:p>
          </table:table-cell>
          <table:table-cell office:value-type="float" office:value="182.406653" calcext:value-type="float">
            <text:p>182.41</text:p>
          </table:table-cell>
          <table:table-cell table:style-name="ce1" office:value-type="float" office:value="1.180708" calcext:value-type="float">
            <text:p>1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172.20184" calcext:value-type="float">
            <text:p>172.20</text:p>
          </table:table-cell>
          <table:table-cell office:value-type="float" office:value="171.079866" calcext:value-type="float">
            <text:p>171.08</text:p>
          </table:table-cell>
          <table:table-cell table:style-name="ce1" office:value-type="float" office:value="1.121974" calcext:value-type="float">
            <text:p>1.12</text:p>
          </table:table-cell>
          <table:table-cell table:number-columns-repeated="4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table:style-name="Default"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table:style-name="Default"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table:style-name="Default"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table:style-name="Default"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table:style-name="Default"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table:style-name="Default"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table:style-name="Default"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table:style-name="Default"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table:style-name="Default"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table:style-name="Default"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3.201862" calcext:value-type="float">
            <text:p>63.20</text:p>
          </table:table-cell>
          <table:table-cell office:value-type="float" office:value="0.003061" calcext:value-type="float">
            <text:p>0.00</text:p>
          </table:table-cell>
          <table:table-cell table:style-name="ce1" office:value-type="float" office:value="63.208065" calcext:value-type="float">
            <text:p>63.21</text:p>
          </table:table-cell>
          <table:table-cell table:style-name="ce1" office:value-type="float" office:value="3.312792" calcext:value-type="float">
            <text:p>3.31</text:p>
          </table:table-cell>
          <table:table-cell table:style-name="ce1" office:value-type="float" office:value="20.83166" calcext:value-type="float">
            <text:p>20.83</text:p>
          </table:table-cell>
          <table:table-cell table:style-name="ce1" office:value-type="float" office:value="39.05739" calcext:value-type="float">
            <text:p>39.06</text:p>
          </table:table-cell>
          <table:table-cell table:style-name="ce1" office:value-type="float" office:value="63.208189" calcext:value-type="float">
            <text:p>63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6.514668" calcext:value-type="float">
            <text:p>66.51</text:p>
          </table:table-cell>
          <table:table-cell office:value-type="float" office:value="0.0018" calcext:value-type="float">
            <text:p>0.00</text:p>
          </table:table-cell>
          <table:table-cell table:style-name="ce1" office:value-type="float" office:value="66.518077" calcext:value-type="float">
            <text:p>66.52</text:p>
          </table:table-cell>
          <table:table-cell table:style-name="ce1" office:value-type="float" office:value="36.585472" calcext:value-type="float">
            <text:p>36.59</text:p>
          </table:table-cell>
          <table:table-cell table:style-name="ce1" office:value-type="float" office:value="10.485628" calcext:value-type="float">
            <text:p>10.49</text:p>
          </table:table-cell>
          <table:table-cell table:style-name="ce1" office:value-type="float" office:value="19.434993" calcext:value-type="float">
            <text:p>19.43</text:p>
          </table:table-cell>
          <table:table-cell table:style-name="ce1" office:value-type="float" office:value="66.518205" calcext:value-type="float">
            <text:p>66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1.387777" calcext:value-type="float">
            <text:p>71.39</text:p>
          </table:table-cell>
          <table:table-cell office:value-type="float" office:value="0.006422" calcext:value-type="float">
            <text:p>0.01</text:p>
          </table:table-cell>
          <table:table-cell table:style-name="ce1" office:value-type="float" office:value="71.390318" calcext:value-type="float">
            <text:p>71.39</text:p>
          </table:table-cell>
          <table:table-cell table:style-name="ce1" office:value-type="float" office:value="51.449666" calcext:value-type="float">
            <text:p>51.45</text:p>
          </table:table-cell>
          <table:table-cell table:style-name="ce1" office:value-type="float" office:value="7.103974" calcext:value-type="float">
            <text:p>7.10</text:p>
          </table:table-cell>
          <table:table-cell table:style-name="ce1" office:value-type="float" office:value="12.825559" calcext:value-type="float">
            <text:p>12.83</text:p>
          </table:table-cell>
          <table:table-cell table:style-name="ce1" office:value-type="float" office:value="71.390463" calcext:value-type="float">
            <text:p>71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.377072" calcext:value-type="float">
            <text:p>76.38</text:p>
          </table:table-cell>
          <table:table-cell office:value-type="float" office:value="0.002108" calcext:value-type="float">
            <text:p>0.00</text:p>
          </table:table-cell>
          <table:table-cell table:style-name="ce1" office:value-type="float" office:value="76.379246" calcext:value-type="float">
            <text:p>76.38</text:p>
          </table:table-cell>
          <table:table-cell table:style-name="ce1" office:value-type="float" office:value="61.37422" calcext:value-type="float">
            <text:p>61.37</text:p>
          </table:table-cell>
          <table:table-cell table:style-name="ce1" office:value-type="float" office:value="5.395715" calcext:value-type="float">
            <text:p>5.40</text:p>
          </table:table-cell>
          <table:table-cell table:style-name="ce1" office:value-type="float" office:value="9.593537" calcext:value-type="float">
            <text:p>9.59</text:p>
          </table:table-cell>
          <table:table-cell table:style-name="ce1" office:value-type="float" office:value="76.37938" calcext:value-type="float">
            <text:p>76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2.51682" calcext:value-type="float">
            <text:p>82.52</text:p>
          </table:table-cell>
          <table:table-cell office:value-type="float" office:value="0.007161" calcext:value-type="float">
            <text:p>0.01</text:p>
          </table:table-cell>
          <table:table-cell table:style-name="ce1" office:value-type="float" office:value="82.518748" calcext:value-type="float">
            <text:p>82.52</text:p>
          </table:table-cell>
          <table:table-cell table:style-name="ce1" office:value-type="float" office:value="70.427287" calcext:value-type="float">
            <text:p>70.43</text:p>
          </table:table-cell>
          <table:table-cell table:style-name="ce1" office:value-type="float" office:value="4.362353" calcext:value-type="float">
            <text:p>4.36</text:p>
          </table:table-cell>
          <table:table-cell table:style-name="ce1" office:value-type="float" office:value="7.701037" calcext:value-type="float">
            <text:p>7.70</text:p>
          </table:table-cell>
          <table:table-cell table:style-name="ce1" office:value-type="float" office:value="82.518871" calcext:value-type="float">
            <text:p>82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9.007324" calcext:value-type="float">
            <text:p>89.01</text:p>
          </table:table-cell>
          <table:table-cell office:value-type="float" office:value="0.002126" calcext:value-type="float">
            <text:p>0.00</text:p>
          </table:table-cell>
          <table:table-cell table:style-name="ce1" office:value-type="float" office:value="89.009065" calcext:value-type="float">
            <text:p>89.01</text:p>
          </table:table-cell>
          <table:table-cell table:style-name="ce1" office:value-type="float" office:value="78.968269" calcext:value-type="float">
            <text:p>78.97</text:p>
          </table:table-cell>
          <table:table-cell table:style-name="ce1" office:value-type="float" office:value="3.647938" calcext:value-type="float">
            <text:p>3.65</text:p>
          </table:table-cell>
          <table:table-cell table:style-name="ce1" office:value-type="float" office:value="6.379275" calcext:value-type="float">
            <text:p>6.38</text:p>
          </table:table-cell>
          <table:table-cell table:style-name="ce1" office:value-type="float" office:value="89.009192" calcext:value-type="float">
            <text:p>89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7.404735" calcext:value-type="float">
            <text:p>97.40</text:p>
          </table:table-cell>
          <table:table-cell office:value-type="float" office:value="0.002248" calcext:value-type="float">
            <text:p>0.00</text:p>
          </table:table-cell>
          <table:table-cell table:style-name="ce1" office:value-type="float" office:value="97.406407" calcext:value-type="float">
            <text:p>97.41</text:p>
          </table:table-cell>
          <table:table-cell table:style-name="ce1" office:value-type="float" office:value="88.818654" calcext:value-type="float">
            <text:p>88.82</text:p>
          </table:table-cell>
          <table:table-cell table:style-name="ce1" office:value-type="float" office:value="3.114035" calcext:value-type="float">
            <text:p>3.11</text:p>
          </table:table-cell>
          <table:table-cell table:style-name="ce1" office:value-type="float" office:value="5.457863" calcext:value-type="float">
            <text:p>5.46</text:p>
          </table:table-cell>
          <table:table-cell table:style-name="ce1" office:value-type="float" office:value="97.406533" calcext:value-type="float">
            <text:p>97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108.287201" calcext:value-type="float">
            <text:p>108.29</text:p>
          </table:table-cell>
          <table:table-cell office:value-type="float" office:value="0.002453" calcext:value-type="float">
            <text:p>0.00</text:p>
          </table:table-cell>
          <table:table-cell table:style-name="ce1" office:value-type="float" office:value="108.288759" calcext:value-type="float">
            <text:p>108.29</text:p>
          </table:table-cell>
          <table:table-cell table:style-name="ce1" office:value-type="float" office:value="100.807263" calcext:value-type="float">
            <text:p>100.81</text:p>
          </table:table-cell>
          <table:table-cell table:style-name="ce1" office:value-type="float" office:value="2.688629" calcext:value-type="float">
            <text:p>2.69</text:p>
          </table:table-cell>
          <table:table-cell table:style-name="ce1" office:value-type="float" office:value="4.757463" calcext:value-type="float">
            <text:p>4.76</text:p>
          </table:table-cell>
          <table:table-cell table:style-name="ce1" office:value-type="float" office:value="108.288885" calcext:value-type="float">
            <text:p>108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1.845228" calcext:value-type="float">
            <text:p>121.85</text:p>
          </table:table-cell>
          <table:table-cell office:value-type="float" office:value="0.001669" calcext:value-type="float">
            <text:p>0.00</text:p>
          </table:table-cell>
          <table:table-cell table:style-name="ce1" office:value-type="float" office:value="121.846716" calcext:value-type="float">
            <text:p>121.85</text:p>
          </table:table-cell>
          <table:table-cell table:style-name="ce1" office:value-type="float" office:value="115.147182" calcext:value-type="float">
            <text:p>115.15</text:p>
          </table:table-cell>
          <table:table-cell table:style-name="ce1" office:value-type="float" office:value="2.421451" calcext:value-type="float">
            <text:p>2.42</text:p>
          </table:table-cell>
          <table:table-cell table:style-name="ce1" office:value-type="float" office:value="4.25883" calcext:value-type="float">
            <text:p>4.26</text:p>
          </table:table-cell>
          <table:table-cell table:style-name="ce1" office:value-type="float" office:value="121.846839" calcext:value-type="float">
            <text:p>121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7.805976" calcext:value-type="float">
            <text:p>137.81</text:p>
          </table:table-cell>
          <table:table-cell office:value-type="float" office:value="0.001655" calcext:value-type="float">
            <text:p>0.00</text:p>
          </table:table-cell>
          <table:table-cell table:style-name="ce1" office:value-type="float" office:value="137.807303" calcext:value-type="float">
            <text:p>137.81</text:p>
          </table:table-cell>
          <table:table-cell table:style-name="ce1" office:value-type="float" office:value="131.727083" calcext:value-type="float">
            <text:p>131.73</text:p>
          </table:table-cell>
          <table:table-cell table:style-name="ce1" office:value-type="float" office:value="2.197883" calcext:value-type="float">
            <text:p>2.20</text:p>
          </table:table-cell>
          <table:table-cell table:style-name="ce1" office:value-type="float" office:value="3.85785" calcext:value-type="float">
            <text:p>3.86</text:p>
          </table:table-cell>
          <table:table-cell table:style-name="ce1" office:value-type="float" office:value="137.807433" calcext:value-type="float">
            <text:p>137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64.32914" calcext:value-type="float">
            <text:p>164.33</text:p>
          </table:table-cell>
          <table:table-cell office:value-type="float" office:value="0.001889" calcext:value-type="float">
            <text:p>0.00</text:p>
          </table:table-cell>
          <table:table-cell table:style-name="ce1" office:value-type="float" office:value="164.330337" calcext:value-type="float">
            <text:p>164.33</text:p>
          </table:table-cell>
          <table:table-cell table:style-name="ce1" office:value-type="float" office:value="158.684119" calcext:value-type="float">
            <text:p>158.68</text:p>
          </table:table-cell>
          <table:table-cell table:style-name="ce1" office:value-type="float" office:value="2.10246" calcext:value-type="float">
            <text:p>2.10</text:p>
          </table:table-cell>
          <table:table-cell table:style-name="ce1" office:value-type="float" office:value="3.519997" calcext:value-type="float">
            <text:p>3.52</text:p>
          </table:table-cell>
          <table:table-cell table:style-name="ce1" office:value-type="float" office:value="164.330467" calcext:value-type="float">
            <text:p>164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2.004531" calcext:value-type="float">
            <text:p>202.00</text:p>
          </table:table-cell>
          <table:table-cell office:value-type="float" office:value="0.002056" calcext:value-type="float">
            <text:p>0.00</text:p>
          </table:table-cell>
          <table:table-cell table:style-name="ce1" office:value-type="float" office:value="202.005826" calcext:value-type="float">
            <text:p>202.01</text:p>
          </table:table-cell>
          <table:table-cell table:style-name="ce1" office:value-type="float" office:value="195.78863" calcext:value-type="float">
            <text:p>195.79</text:p>
          </table:table-cell>
          <table:table-cell table:style-name="ce1" office:value-type="float" office:value="2.897754" calcext:value-type="float">
            <text:p>2.90</text:p>
          </table:table-cell>
          <table:table-cell table:style-name="ce1" office:value-type="float" office:value="3.294012" calcext:value-type="float">
            <text:p>3.29</text:p>
          </table:table-cell>
          <table:table-cell table:style-name="ce1" office:value-type="float" office:value="202.005955" calcext:value-type="float">
            <text:p>202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64.56712" calcext:value-type="float">
            <text:p>264.57</text:p>
          </table:table-cell>
          <table:table-cell office:value-type="float" office:value="0.002034" calcext:value-type="float">
            <text:p>0.00</text:p>
          </table:table-cell>
          <table:table-cell table:style-name="ce1" office:value-type="float" office:value="264.568615" calcext:value-type="float">
            <text:p>264.57</text:p>
          </table:table-cell>
          <table:table-cell table:style-name="ce1" office:value-type="float" office:value="258.693763" calcext:value-type="float">
            <text:p>258.69</text:p>
          </table:table-cell>
          <table:table-cell table:style-name="ce1" office:value-type="float" office:value="2.795846" calcext:value-type="float">
            <text:p>2.80</text:p>
          </table:table-cell>
          <table:table-cell table:style-name="ce1" office:value-type="float" office:value="3.05103" calcext:value-type="float">
            <text:p>3.05</text:p>
          </table:table-cell>
          <table:table-cell table:style-name="ce1" office:value-type="float" office:value="264.568695" calcext:value-type="float">
            <text:p>264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86.807803" calcext:value-type="float">
            <text:p>386.81</text:p>
          </table:table-cell>
          <table:table-cell office:value-type="float" office:value="0.0026" calcext:value-type="float">
            <text:p>0.00</text:p>
          </table:table-cell>
          <table:table-cell table:style-name="ce1" office:value-type="float" office:value="386.809542" calcext:value-type="float">
            <text:p>386.81</text:p>
          </table:table-cell>
          <table:table-cell table:style-name="ce1" office:value-type="float" office:value="381.215802" calcext:value-type="float">
            <text:p>381.22</text:p>
          </table:table-cell>
          <table:table-cell table:style-name="ce1" office:value-type="float" office:value="2.707994" calcext:value-type="float">
            <text:p>2.71</text:p>
          </table:table-cell>
          <table:table-cell table:style-name="ce1" office:value-type="float" office:value="2.855653" calcext:value-type="float">
            <text:p>2.86</text:p>
          </table:table-cell>
          <table:table-cell table:style-name="ce1" office:value-type="float" office:value="386.809674" calcext:value-type="float">
            <text:p>386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80.130996" calcext:value-type="float">
            <text:p>780.13</text:p>
          </table:table-cell>
          <table:table-cell office:value-type="float" office:value="0.00428" calcext:value-type="float">
            <text:p>0.00</text:p>
          </table:table-cell>
          <table:table-cell table:style-name="ce1" office:value-type="float" office:value="780.133694" calcext:value-type="float">
            <text:p>780.13</text:p>
          </table:table-cell>
          <table:table-cell table:style-name="ce1" office:value-type="float" office:value="774.112931" calcext:value-type="float">
            <text:p>774.11</text:p>
          </table:table-cell>
          <table:table-cell table:style-name="ce1" office:value-type="float" office:value="3.187205" calcext:value-type="float">
            <text:p>3.19</text:p>
          </table:table-cell>
          <table:table-cell table:style-name="ce1" office:value-type="float" office:value="2.79766" calcext:value-type="float">
            <text:p>2.80</text:p>
          </table:table-cell>
          <table:table-cell table:style-name="ce1" office:value-type="float" office:value="780.133822" calcext:value-type="float">
            <text:p>780.13</text:p>
          </table:table-cell>
        </table:table-row>
      </table:table>
      <table:table table:name="DRAM_240920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/>
          <table:table-cell office:value-type="string" calcext:value-type="string">
            <text:p>Selvstendig te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893.108727" calcext:value-type="float">
            <text:p>3893.11</text:p>
          </table:table-cell>
          <table:table-cell table:style-name="ce5" table:formula="of:=(3*[.C2]*8+1.5*[.C3])*50000*8*0.000001/[.D31]" office:value-type="float" office:value="1687.7785493895" calcext:value-type="float">
            <text:p>1,687.78</text:p>
          </table:table-cell>
          <table:table-cell table:style-name="ce1" office:value-type="float" office:value="3831.160703" calcext:value-type="float">
            <text:p>3831.16</text:p>
          </table:table-cell>
          <table:table-cell table:style-name="ce5" table:formula="of:=(4*[.C2]+1.5*[.C3])*50000*8*0.000001/[.D13]" office:value-type="float" office:value="2923.39603275577" calcext:value-type="float">
            <text:p>2,923.40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 office:value-type="float" office:value="61.948024" calcext:value-type="float">
            <text:p>61.95</text:p>
          </table:table-cell>
          <table:table-cell table:style-name="ce1" table:formula="of:=[.C2]*50000*8*0.000001/[.G13]" office:value-type="float" office:value="6457.02597390354" calcext:value-type="float">
            <text:p>6457.03</text:p>
          </table:table-cell>
          <table:table-cell/>
          <table:table-cell table:style-name="ce1" office:value-type="float" office:value="1.28315" calcext:value-type="float">
            <text:p>1.28</text:p>
          </table:table-cell>
          <table:table-cell table:style-name="ce1" office:value-type="float" office:value="6234.657105" calcext:value-type="float">
            <text:p>6234.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959.241866" calcext:value-type="float">
            <text:p>1959.24</text:p>
          </table:table-cell>
          <table:table-cell table:style-name="ce5" table:formula="of:=(3*[.C2]*8+1.5*[.C3])*50000*8*0.000001/[.D32]" office:value-type="float" office:value="822.079690349983" calcext:value-type="float">
            <text:p>822.08</text:p>
          </table:table-cell>
          <table:table-cell table:style-name="ce1" office:value-type="float" office:value="1928.742684" calcext:value-type="float">
            <text:p>1928.74</text:p>
          </table:table-cell>
          <table:table-cell table:style-name="ce5" table:formula="of:=(4*[.C2]+1.5*[.C3])*50000*8*0.000001/[.D14]" office:value-type="float" office:value="5806.89176058075" calcext:value-type="float">
            <text:p>5,806.89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 office:value-type="float" office:value="30.499182" calcext:value-type="float">
            <text:p>30.50</text:p>
          </table:table-cell>
          <table:table-cell table:style-name="ce1" table:formula="of:=[.C2]*50000*8*0.000001/[.G14]" office:value-type="float" office:value="13115.1058411993" calcext:value-type="float">
            <text:p>13115.11</text:p>
          </table:table-cell>
          <table:table-cell/>
          <table:table-cell table:style-name="ce1" office:value-type="float" office:value="0.661722" calcext:value-type="float">
            <text:p>0.66</text:p>
          </table:table-cell>
          <table:table-cell table:style-name="ce1" office:value-type="float" office:value="12089.665728" calcext:value-type="float">
            <text:p>12089.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310.682407" calcext:value-type="float">
            <text:p>1310.68</text:p>
          </table:table-cell>
          <table:table-cell table:style-name="ce5" table:formula="of:=(3*[.C2]*8+1.5*[.C3])*50000*8*0.000001/[.D33]" office:value-type="float" office:value="529.880280174198" calcext:value-type="float">
            <text:p>529.88</text:p>
          </table:table-cell>
          <table:table-cell table:style-name="ce1" office:value-type="float" office:value="1290.128665" calcext:value-type="float">
            <text:p>1290.13</text:p>
          </table:table-cell>
          <table:table-cell table:style-name="ce5" table:formula="of:=(4*[.C2]+1.5*[.C3])*50000*8*0.000001/[.D15]" office:value-type="float" office:value="8681.30466661633" calcext:value-type="float">
            <text:p>8,681.30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 office:value-type="float" office:value="20.553742" calcext:value-type="float">
            <text:p>20.55</text:p>
          </table:table-cell>
          <table:table-cell table:style-name="ce1" table:formula="of:=[.C2]*50000*8*0.000001/[.G15]" office:value-type="float" office:value="19461.1764612011" calcext:value-type="float">
            <text:p>19461.18</text:p>
          </table:table-cell>
          <table:table-cell/>
          <table:table-cell table:style-name="ce1" office:value-type="float" office:value="0.458808" calcext:value-type="float">
            <text:p>0.46</text:p>
          </table:table-cell>
          <table:table-cell table:style-name="ce1" office:value-type="float" office:value="17436.489675" calcext:value-type="float">
            <text:p>17436.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98.197672" calcext:value-type="float">
            <text:p>998.20</text:p>
          </table:table-cell>
          <table:table-cell table:style-name="ce5" table:formula="of:=(3*[.C2]*8+1.5*[.C3])*50000*8*0.000001/[.D34]" office:value-type="float" office:value="399.43164205932" calcext:value-type="float">
            <text:p>399.43</text:p>
          </table:table-cell>
          <table:table-cell table:style-name="ce1" office:value-type="float" office:value="982.626165" calcext:value-type="float">
            <text:p>982.63</text:p>
          </table:table-cell>
          <table:table-cell table:style-name="ce5" table:formula="of:=(4*[.C2]+1.5*[.C3])*50000*8*0.000001/[.D16]" office:value-type="float" office:value="11398.0274482107" calcext:value-type="float">
            <text:p>11,398.03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 office:value-type="float" office:value="15.571507" calcext:value-type="float">
            <text:p>15.57</text:p>
          </table:table-cell>
          <table:table-cell table:style-name="ce1" table:formula="of:=[.C2]*50000*8*0.000001/[.G16]" office:value-type="float" office:value="25687.9440120985" calcext:value-type="float">
            <text:p>25687.94</text:p>
          </table:table-cell>
          <table:table-cell/>
          <table:table-cell table:style-name="ce1" office:value-type="float" office:value="0.36058" calcext:value-type="float">
            <text:p>0.36</text:p>
          </table:table-cell>
          <table:table-cell table:style-name="ce1" office:value-type="float" office:value="22186.479342" calcext:value-type="float">
            <text:p>22186.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07.379912" calcext:value-type="float">
            <text:p>807.38</text:p>
          </table:table-cell>
          <table:table-cell table:style-name="ce5" table:formula="of:=(3*[.C2]*8+1.5*[.C3])*50000*8*0.000001/[.D35]" office:value-type="float" office:value="358.775901471168" calcext:value-type="float">
            <text:p>358.78</text:p>
          </table:table-cell>
          <table:table-cell table:style-name="ce1" office:value-type="float" office:value="794.772278" calcext:value-type="float">
            <text:p>794.77</text:p>
          </table:table-cell>
          <table:table-cell table:style-name="ce5" table:formula="of:=(4*[.C2]+1.5*[.C3])*50000*8*0.000001/[.D17]" office:value-type="float" office:value="14092.0868908314" calcext:value-type="float">
            <text:p>14,092.09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 office:value-type="float" office:value="12.607634" calcext:value-type="float">
            <text:p>12.61</text:p>
          </table:table-cell>
          <table:table-cell table:style-name="ce1" table:formula="of:=[.C2]*50000*8*0.000001/[.G17]" office:value-type="float" office:value="31726.8093283799" calcext:value-type="float">
            <text:p>31726.81</text:p>
          </table:table-cell>
          <table:table-cell/>
          <table:table-cell table:style-name="ce1" office:value-type="float" office:value="0.292524" calcext:value-type="float">
            <text:p>0.29</text:p>
          </table:table-cell>
          <table:table-cell table:style-name="ce1" office:value-type="float" office:value="27348.174109" calcext:value-type="float">
            <text:p>27348.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80.519342" calcext:value-type="float">
            <text:p>680.52</text:p>
          </table:table-cell>
          <table:table-cell table:style-name="ce5" table:formula="of:=(3*[.C2]*8+1.5*[.C3])*50000*8*0.000001/[.D36]" office:value-type="float" office:value="338.584926622298" calcext:value-type="float">
            <text:p>338.58</text:p>
          </table:table-cell>
          <table:table-cell table:style-name="ce1" office:value-type="float" office:value="669.96369" calcext:value-type="float">
            <text:p>669.96</text:p>
          </table:table-cell>
          <table:table-cell table:style-name="ce5" table:formula="of:=(4*[.C2]+1.5*[.C3])*50000*8*0.000001/[.D18]" office:value-type="float" office:value="16717.3238895977" calcext:value-type="float">
            <text:p>16,717.32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 office:value-type="float" office:value="10.555652" calcext:value-type="float">
            <text:p>10.56</text:p>
          </table:table-cell>
          <table:table-cell table:style-name="ce1" table:formula="of:=[.C2]*50000*8*0.000001/[.G18]" office:value-type="float" office:value="37894.3906070416" calcext:value-type="float">
            <text:p>37894.39</text:p>
          </table:table-cell>
          <table:table-cell/>
          <table:table-cell table:style-name="ce1" office:value-type="float" office:value="0.246402" calcext:value-type="float">
            <text:p>0.25</text:p>
          </table:table-cell>
          <table:table-cell table:style-name="ce1" office:value-type="float" office:value="32467.265611" calcext:value-type="float">
            <text:p>32467.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90.546213" calcext:value-type="float">
            <text:p>590.55</text:p>
          </table:table-cell>
          <table:table-cell table:style-name="ce5" table:formula="of:=(3*[.C2]*8+1.5*[.C3])*50000*8*0.000001/[.D37]" office:value-type="float" office:value="322.679313903109" calcext:value-type="float">
            <text:p>322.68</text:p>
          </table:table-cell>
          <table:table-cell table:style-name="ce1" office:value-type="float" office:value="581.464213" calcext:value-type="float">
            <text:p>581.46</text:p>
          </table:table-cell>
          <table:table-cell table:style-name="ce5" table:formula="of:=(4*[.C2]+1.5*[.C3])*50000*8*0.000001/[.D19]" office:value-type="float" office:value="19261.718519554" calcext:value-type="float">
            <text:p>19,261.72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 office:value-type="float" office:value="9.082" calcext:value-type="float">
            <text:p>9.08</text:p>
          </table:table-cell>
          <table:table-cell table:style-name="ce1" table:formula="of:=[.C2]*50000*8*0.000001/[.G19]" office:value-type="float" office:value="44043.1622990531" calcext:value-type="float">
            <text:p>44043.16</text:p>
          </table:table-cell>
          <table:table-cell/>
          <table:table-cell table:style-name="ce1" office:value-type="float" office:value="0.212981" calcext:value-type="float">
            <text:p>0.21</text:p>
          </table:table-cell>
          <table:table-cell table:style-name="ce1" office:value-type="float" office:value="37562.038582" calcext:value-type="float">
            <text:p>37562.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30.257489" calcext:value-type="float">
            <text:p>530.26</text:p>
          </table:table-cell>
          <table:table-cell table:style-name="ce5" table:formula="of:=(3*[.C2]*8+1.5*[.C3])*50000*8*0.000001/[.D38]" office:value-type="float" office:value="306.367660340387" calcext:value-type="float">
            <text:p>306.37</text:p>
          </table:table-cell>
          <table:table-cell table:style-name="ce1" office:value-type="float" office:value="522.041276" calcext:value-type="float">
            <text:p>522.04</text:p>
          </table:table-cell>
          <table:table-cell table:style-name="ce5" table:formula="of:=(4*[.C2]+1.5*[.C3])*50000*8*0.000001/[.D20]" office:value-type="float" office:value="21454.2422503772" calcext:value-type="float">
            <text:p>21,454.24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 office:value-type="float" office:value="8.216213" calcext:value-type="float">
            <text:p>8.22</text:p>
          </table:table-cell>
          <table:table-cell table:style-name="ce1" table:formula="of:=[.C2]*50000*8*0.000001/[.G20]" office:value-type="float" office:value="48684.2295836293" calcext:value-type="float">
            <text:p>48684.23</text:p>
          </table:table-cell>
          <table:table-cell/>
          <table:table-cell table:style-name="ce1" office:value-type="float" office:value="0.191142" calcext:value-type="float">
            <text:p>0.19</text:p>
          </table:table-cell>
          <table:table-cell table:style-name="ce1" office:value-type="float" office:value="41853.734594" calcext:value-type="float">
            <text:p>41853.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78.90322" calcext:value-type="float">
            <text:p>478.90</text:p>
          </table:table-cell>
          <table:table-cell table:style-name="ce5" table:formula="of:=(3*[.C2]*8+1.5*[.C3])*50000*8*0.000001/[.D39]" office:value-type="float" office:value="292.640547481691" calcext:value-type="float">
            <text:p>292.64</text:p>
          </table:table-cell>
          <table:table-cell table:style-name="ce1" office:value-type="float" office:value="471.198649" calcext:value-type="float">
            <text:p>471.20</text:p>
          </table:table-cell>
          <table:table-cell table:style-name="ce5" table:formula="of:=(4*[.C2]+1.5*[.C3])*50000*8*0.000001/[.D21]" office:value-type="float" office:value="23769.1683194958" calcext:value-type="float">
            <text:p>23,769.17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 office:value-type="float" office:value="7.704571" calcext:value-type="float">
            <text:p>7.70</text:p>
          </table:table-cell>
          <table:table-cell table:style-name="ce1" table:formula="of:=[.C2]*50000*8*0.000001/[.G21]" office:value-type="float" office:value="51917.2319912426" calcext:value-type="float">
            <text:p>51917.23</text:p>
          </table:table-cell>
          <table:table-cell/>
          <table:table-cell table:style-name="ce1" office:value-type="float" office:value="0.177884" calcext:value-type="float">
            <text:p>0.18</text:p>
          </table:table-cell>
          <table:table-cell table:style-name="ce1" office:value-type="float" office:value="44973.163079" calcext:value-type="float">
            <text:p>44973.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6.873734" calcext:value-type="float">
            <text:p>436.87</text:p>
          </table:table-cell>
          <table:table-cell table:style-name="ce5" table:formula="of:=(3*[.C2]*8+1.5*[.C3])*50000*8*0.000001/[.D40]" office:value-type="float" office:value="282.392393054912" calcext:value-type="float">
            <text:p>282.39</text:p>
          </table:table-cell>
          <table:table-cell table:style-name="ce1" office:value-type="float" office:value="429.955904" calcext:value-type="float">
            <text:p>429.96</text:p>
          </table:table-cell>
          <table:table-cell table:style-name="ce5" table:formula="of:=(4*[.C2]+1.5*[.C3])*50000*8*0.000001/[.D22]" office:value-type="float" office:value="26049.1829413279" calcext:value-type="float">
            <text:p>26,049.18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6.91783" calcext:value-type="float">
            <text:p>6.92</text:p>
          </table:table-cell>
          <table:table-cell table:style-name="ce1" table:formula="of:=[.C2]*50000*8*0.000001/[.G22]" office:value-type="float" office:value="57821.6001260511" calcext:value-type="float">
            <text:p>57821.60</text:p>
          </table:table-cell>
          <table:table-cell/>
          <table:table-cell table:style-name="ce1" office:value-type="float" office:value="0.159237" calcext:value-type="float">
            <text:p>0.16</text:p>
          </table:table-cell>
          <table:table-cell table:style-name="ce1" office:value-type="float" office:value="50239.609036" calcext:value-type="float">
            <text:p>50239.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02.186307" calcext:value-type="float">
            <text:p>402.19</text:p>
          </table:table-cell>
          <table:table-cell table:style-name="ce5" table:formula="of:=(3*[.C2]*8+1.5*[.C3])*50000*8*0.000001/[.D41]" office:value-type="float" office:value="274.639214188548" calcext:value-type="float">
            <text:p>274.64</text:p>
          </table:table-cell>
          <table:table-cell table:style-name="ce1" office:value-type="float" office:value="395.82123" calcext:value-type="float">
            <text:p>395.82</text:p>
          </table:table-cell>
          <table:table-cell table:style-name="ce5" table:formula="of:=(4*[.C2]+1.5*[.C3])*50000*8*0.000001/[.D23]" office:value-type="float" office:value="28295.6020322609" calcext:value-type="float">
            <text:p>28,295.60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365077" calcext:value-type="float">
            <text:p>6.37</text:p>
          </table:table-cell>
          <table:table-cell table:style-name="ce1" table:formula="of:=[.C2]*50000*8*0.000001/[.G23]" office:value-type="float" office:value="62842.9161186895" calcext:value-type="float">
            <text:p>62842.92</text:p>
          </table:table-cell>
          <table:table-cell/>
          <table:table-cell table:style-name="ce1" office:value-type="float" office:value="0.144974" calcext:value-type="float">
            <text:p>0.14</text:p>
          </table:table-cell>
          <table:table-cell table:style-name="ce1" office:value-type="float" office:value="55182.311102" calcext:value-type="float">
            <text:p>55182.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77.230696" calcext:value-type="float">
            <text:p>377.23</text:p>
          </table:table-cell>
          <table:table-cell table:style-name="ce5" table:formula="of:=(3*[.C2]*8+1.5*[.C3])*50000*8*0.000001/[.D42]" office:value-type="float" office:value="270.839857470525" calcext:value-type="float">
            <text:p>270.84</text:p>
          </table:table-cell>
          <table:table-cell table:style-name="ce1" office:value-type="float" office:value="371.157447" calcext:value-type="float">
            <text:p>371.16</text:p>
          </table:table-cell>
          <table:table-cell table:style-name="ce5" table:formula="of:=(4*[.C2]+1.5*[.C3])*50000*8*0.000001/[.D24]" office:value-type="float" office:value="30175.8730439807" calcext:value-type="float">
            <text:p>30,175.87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073249" calcext:value-type="float">
            <text:p>6.07</text:p>
          </table:table-cell>
          <table:table-cell table:style-name="ce1" table:formula="of:=[.C2]*50000*8*0.000001/[.G24]" office:value-type="float" office:value="65862.6050076327" calcext:value-type="float">
            <text:p>65862.61</text:p>
          </table:table-cell>
          <table:table-cell/>
          <table:table-cell table:style-name="ce1" office:value-type="float" office:value="0.138013" calcext:value-type="float">
            <text:p>0.14</text:p>
          </table:table-cell>
          <table:table-cell table:style-name="ce1" office:value-type="float" office:value="57965.60183" calcext:value-type="float">
            <text:p>57965.6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58.129556" calcext:value-type="float">
            <text:p>358.13</text:p>
          </table:table-cell>
          <table:table-cell table:style-name="ce5" table:formula="of:=(3*[.C2]*8+1.5*[.C3])*50000*8*0.000001/[.D43]" office:value-type="float" office:value="266.136242350316" calcext:value-type="float">
            <text:p>266.14</text:p>
          </table:table-cell>
          <table:table-cell table:style-name="ce1" office:value-type="float" office:value="352.178601" calcext:value-type="float">
            <text:p>352.18</text:p>
          </table:table-cell>
          <table:table-cell table:style-name="ce5" table:formula="of:=(4*[.C2]+1.5*[.C3])*50000*8*0.000001/[.D25]" office:value-type="float" office:value="31802.0458034587" calcext:value-type="float">
            <text:p>31,802.05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5.950955" calcext:value-type="float">
            <text:p>5.95</text:p>
          </table:table-cell>
          <table:table-cell table:style-name="ce1" table:formula="of:=[.C2]*50000*8*0.000001/[.G25]" office:value-type="float" office:value="67216.1022894645" calcext:value-type="float">
            <text:p>67216.10</text:p>
          </table:table-cell>
          <table:table-cell/>
          <table:table-cell table:style-name="ce1" office:value-type="float" office:value="0.134284" calcext:value-type="float">
            <text:p>0.13</text:p>
          </table:table-cell>
          <table:table-cell table:style-name="ce1" office:value-type="float" office:value="59575.219982" calcext:value-type="float">
            <text:p>59575.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2.914191" calcext:value-type="float">
            <text:p>332.91</text:p>
          </table:table-cell>
          <table:table-cell table:style-name="ce5" table:formula="of:=(3*[.C2]*8+1.5*[.C3])*50000*8*0.000001/[.D44]" office:value-type="float" office:value="264.375777120204" calcext:value-type="float">
            <text:p>264.38</text:p>
          </table:table-cell>
          <table:table-cell table:style-name="ce1" office:value-type="float" office:value="327.319969" calcext:value-type="float">
            <text:p>327.32</text:p>
          </table:table-cell>
          <table:table-cell table:style-name="ce5" table:formula="of:=(4*[.C2]+1.5*[.C3])*50000*8*0.000001/[.D26]" office:value-type="float" office:value="34217.2829669307" calcext:value-type="float">
            <text:p>34,217.28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594222" calcext:value-type="float">
            <text:p>5.59</text:p>
          </table:table-cell>
          <table:table-cell table:style-name="ce1" table:formula="of:=[.C2]*50000*8*0.000001/[.G26]" office:value-type="float" office:value="71502.3465282572" calcext:value-type="float">
            <text:p>71502.35</text:p>
          </table:table-cell>
          <table:table-cell/>
          <table:table-cell table:style-name="ce1" office:value-type="float" office:value="0.123013" calcext:value-type="float">
            <text:p>0.12</text:p>
          </table:table-cell>
          <table:table-cell table:style-name="ce1" office:value-type="float" office:value="65033.766576" calcext:value-type="float">
            <text:p>65033.77</text:p>
          </table:table-cell>
          <table:table-cell table:style-name="ce9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11.199078" calcext:value-type="float">
            <text:p>311.20</text:p>
          </table:table-cell>
          <table:table-cell table:style-name="ce5" table:formula="of:=(3*[.C2]*8+1.5*[.C3])*50000*8*0.000001/[.D45]" office:value-type="float" office:value="263.831939054822" calcext:value-type="float">
            <text:p>263.83</text:p>
          </table:table-cell>
          <table:table-cell table:style-name="ce1" office:value-type="float" office:value="305.912383" calcext:value-type="float">
            <text:p>305.91</text:p>
          </table:table-cell>
          <table:table-cell table:style-name="ce5" table:formula="of:=(4*[.C2]+1.5*[.C3])*50000*8*0.000001/[.D27]" office:value-type="float" office:value="36611.7902458365" calcext:value-type="float">
            <text:p>36,611.79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286695" calcext:value-type="float">
            <text:p>5.29</text:p>
          </table:table-cell>
          <table:table-cell table:style-name="ce1" table:formula="of:=[.C2]*50000*8*0.000001/[.G27]" office:value-type="float" office:value="75661.637374579" calcext:value-type="float">
            <text:p>75661.64</text:p>
          </table:table-cell>
          <table:table-cell/>
          <table:table-cell table:style-name="ce1" office:value-type="float" office:value="0.114572" calcext:value-type="float">
            <text:p>0.11</text:p>
          </table:table-cell>
          <table:table-cell table:style-name="ce1" office:value-type="float" office:value="69825.058787" calcext:value-type="float">
            <text:p>69825.06</text:p>
          </table:table-cell>
          <table:table-cell table:style-name="ce9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95.222306" calcext:value-type="float">
            <text:p>295.22</text:p>
          </table:table-cell>
          <table:table-cell table:style-name="ce5" table:formula="of:=(3*[.C2]*8+1.5*[.C3])*50000*8*0.000001/[.D46]" office:value-type="float" office:value="264.057267419872" calcext:value-type="float">
            <text:p>264.06</text:p>
          </table:table-cell>
          <table:table-cell table:style-name="ce1" office:value-type="float" office:value="290.219793" calcext:value-type="float">
            <text:p>290.22</text:p>
          </table:table-cell>
          <table:table-cell table:style-name="ce5" table:formula="of:=(4*[.C2]+1.5*[.C3])*50000*8*0.000001/[.D28]" office:value-type="float" office:value="38591.4409359392" calcext:value-type="float">
            <text:p>38,591.44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002513" calcext:value-type="float">
            <text:p>5.00</text:p>
          </table:table-cell>
          <table:table-cell table:style-name="ce1" table:formula="of:=[.C2]*50000*8*0.000001/[.G28]" office:value-type="float" office:value="79959.8121983891" calcext:value-type="float">
            <text:p>79959.81</text:p>
          </table:table-cell>
          <table:table-cell/>
          <table:table-cell table:style-name="ce1" office:value-type="float" office:value="0.109742" calcext:value-type="float">
            <text:p>0.11</text:p>
          </table:table-cell>
          <table:table-cell table:style-name="ce1" office:value-type="float" office:value="72898.301292" calcext:value-type="float">
            <text:p>72898.30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 office:value-type="string" calcext:value-type="string">
            <text:p>N</text:p>
          </table:table-cell>
          <table:table-cell table:style-name="ce4" office:value-type="float" office:value="50000" calcext:value-type="float">
            <text:p>50,000</text:p>
          </table:table-cell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 office:value-type="string" calcext:value-type="string">
            <text:p>1/1000000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formula="of:=3*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table:formula="of:=1.5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Time</text:p>
          </table:table-cell>
          <table:table-cell table:style-name="ce1" table:formula="of:=(8*[.N26]+16*[.N26]+0.5*[.N27]+2*[.N27])*[.N29]*[.N30]*[.N31]/[.D31]" office:value-type="float" office:value="2250.371399186" calcext:value-type="float">
            <text:p>2250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  <table:table-cell table:formula="of:=(8*[.N26]+16*[.N26]+0.5*[.N27]+2*[.N27])*[.N29]*[.N30]*[.N31]/[.D46]" office:value-type="float" office:value="352.076356559829" calcext:value-type="float">
            <text:p>352.0763565598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</table:table>
      <table:table table:name="DRAM_110920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/>
          <table:table-cell office:value-type="string" calcext:value-type="string">
            <text:p>Selvstendig te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893.108727" calcext:value-type="float">
            <text:p>3893.11</text:p>
          </table:table-cell>
          <table:table-cell table:style-name="ce5" table:formula="of:=(3*[.C2]*8+1.5*[.C3])*50000*8*0.000001/[.D31]" office:value-type="float" office:value="1687.7785493895" calcext:value-type="float">
            <text:p>1,687.78</text:p>
          </table:table-cell>
          <table:table-cell table:style-name="ce1" office:value-type="float" office:value="3831.160703" calcext:value-type="float">
            <text:p>3831.16</text:p>
          </table:table-cell>
          <table:table-cell table:style-name="ce5" table:formula="of:=(4*[.C2]+1.5*[.C3])*50000*8*0.000001/[.D13]" office:value-type="float" office:value="2923.39603275577" calcext:value-type="float">
            <text:p>2,923.40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 office:value-type="float" office:value="61.948024" calcext:value-type="float">
            <text:p>61.95</text:p>
          </table:table-cell>
          <table:table-cell table:style-name="ce1" table:formula="of:=[.C2]*50000*8*0.000001/[.G13]" office:value-type="float" office:value="6457.02597390354" calcext:value-type="float">
            <text:p>6457.03</text:p>
          </table:table-cell>
          <table:table-cell/>
          <table:table-cell table:style-name="ce1" office:value-type="float" office:value="1.28315" calcext:value-type="float">
            <text:p>1.28</text:p>
          </table:table-cell>
          <table:table-cell table:style-name="ce1" office:value-type="float" office:value="6234.657105" calcext:value-type="float">
            <text:p>6234.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959.241866" calcext:value-type="float">
            <text:p>1959.24</text:p>
          </table:table-cell>
          <table:table-cell table:style-name="ce5" table:formula="of:=(3*[.C2]*8+1.5*[.C3])*50000*8*0.000001/[.D32]" office:value-type="float" office:value="822.079690349983" calcext:value-type="float">
            <text:p>822.08</text:p>
          </table:table-cell>
          <table:table-cell table:style-name="ce1" office:value-type="float" office:value="1928.742684" calcext:value-type="float">
            <text:p>1928.74</text:p>
          </table:table-cell>
          <table:table-cell table:style-name="ce5" table:formula="of:=(4*[.C2]+1.5*[.C3])*50000*8*0.000001/[.D14]" office:value-type="float" office:value="5806.89176058075" calcext:value-type="float">
            <text:p>5,806.89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 office:value-type="float" office:value="30.499182" calcext:value-type="float">
            <text:p>30.50</text:p>
          </table:table-cell>
          <table:table-cell table:style-name="ce1" table:formula="of:=[.C2]*50000*8*0.000001/[.G14]" office:value-type="float" office:value="13115.1058411993" calcext:value-type="float">
            <text:p>13115.11</text:p>
          </table:table-cell>
          <table:table-cell/>
          <table:table-cell table:style-name="ce1" office:value-type="float" office:value="0.661722" calcext:value-type="float">
            <text:p>0.66</text:p>
          </table:table-cell>
          <table:table-cell table:style-name="ce1" office:value-type="float" office:value="12089.665728" calcext:value-type="float">
            <text:p>12089.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310.682407" calcext:value-type="float">
            <text:p>1310.68</text:p>
          </table:table-cell>
          <table:table-cell table:style-name="ce5" table:formula="of:=(3*[.C2]*8+1.5*[.C3])*50000*8*0.000001/[.D33]" office:value-type="float" office:value="529.880280174198" calcext:value-type="float">
            <text:p>529.88</text:p>
          </table:table-cell>
          <table:table-cell table:style-name="ce1" office:value-type="float" office:value="1290.128665" calcext:value-type="float">
            <text:p>1290.13</text:p>
          </table:table-cell>
          <table:table-cell table:style-name="ce5" table:formula="of:=(4*[.C2]+1.5*[.C3])*50000*8*0.000001/[.D15]" office:value-type="float" office:value="8681.30466661633" calcext:value-type="float">
            <text:p>8,681.30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 office:value-type="float" office:value="20.553742" calcext:value-type="float">
            <text:p>20.55</text:p>
          </table:table-cell>
          <table:table-cell table:style-name="ce1" table:formula="of:=[.C2]*50000*8*0.000001/[.G15]" office:value-type="float" office:value="19461.1764612011" calcext:value-type="float">
            <text:p>19461.18</text:p>
          </table:table-cell>
          <table:table-cell/>
          <table:table-cell table:style-name="ce1" office:value-type="float" office:value="0.458808" calcext:value-type="float">
            <text:p>0.46</text:p>
          </table:table-cell>
          <table:table-cell table:style-name="ce1" office:value-type="float" office:value="17436.489675" calcext:value-type="float">
            <text:p>17436.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998.197672" calcext:value-type="float">
            <text:p>998.20</text:p>
          </table:table-cell>
          <table:table-cell table:style-name="ce5" table:formula="of:=(3*[.C2]*8+1.5*[.C3])*50000*8*0.000001/[.D34]" office:value-type="float" office:value="399.43164205932" calcext:value-type="float">
            <text:p>399.43</text:p>
          </table:table-cell>
          <table:table-cell table:style-name="ce1" office:value-type="float" office:value="982.626165" calcext:value-type="float">
            <text:p>982.63</text:p>
          </table:table-cell>
          <table:table-cell table:style-name="ce5" table:formula="of:=(4*[.C2]+1.5*[.C3])*50000*8*0.000001/[.D16]" office:value-type="float" office:value="11398.0274482107" calcext:value-type="float">
            <text:p>11,398.03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 office:value-type="float" office:value="15.571507" calcext:value-type="float">
            <text:p>15.57</text:p>
          </table:table-cell>
          <table:table-cell table:style-name="ce1" table:formula="of:=[.C2]*50000*8*0.000001/[.G16]" office:value-type="float" office:value="25687.9440120985" calcext:value-type="float">
            <text:p>25687.94</text:p>
          </table:table-cell>
          <table:table-cell/>
          <table:table-cell table:style-name="ce1" office:value-type="float" office:value="0.36058" calcext:value-type="float">
            <text:p>0.36</text:p>
          </table:table-cell>
          <table:table-cell table:style-name="ce1" office:value-type="float" office:value="22186.479342" calcext:value-type="float">
            <text:p>22186.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807.379912" calcext:value-type="float">
            <text:p>807.38</text:p>
          </table:table-cell>
          <table:table-cell table:style-name="ce5" table:formula="of:=(3*[.C2]*8+1.5*[.C3])*50000*8*0.000001/[.D35]" office:value-type="float" office:value="358.775901471168" calcext:value-type="float">
            <text:p>358.78</text:p>
          </table:table-cell>
          <table:table-cell table:style-name="ce1" office:value-type="float" office:value="794.772278" calcext:value-type="float">
            <text:p>794.77</text:p>
          </table:table-cell>
          <table:table-cell table:style-name="ce5" table:formula="of:=(4*[.C2]+1.5*[.C3])*50000*8*0.000001/[.D17]" office:value-type="float" office:value="14092.0868908314" calcext:value-type="float">
            <text:p>14,092.09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 office:value-type="float" office:value="12.607634" calcext:value-type="float">
            <text:p>12.61</text:p>
          </table:table-cell>
          <table:table-cell table:style-name="ce1" table:formula="of:=[.C2]*50000*8*0.000001/[.G17]" office:value-type="float" office:value="31726.8093283799" calcext:value-type="float">
            <text:p>31726.81</text:p>
          </table:table-cell>
          <table:table-cell/>
          <table:table-cell table:style-name="ce1" office:value-type="float" office:value="0.292524" calcext:value-type="float">
            <text:p>0.29</text:p>
          </table:table-cell>
          <table:table-cell table:style-name="ce1" office:value-type="float" office:value="27348.174109" calcext:value-type="float">
            <text:p>27348.1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80.519342" calcext:value-type="float">
            <text:p>680.52</text:p>
          </table:table-cell>
          <table:table-cell table:style-name="ce5" table:formula="of:=(3*[.C2]*8+1.5*[.C3])*50000*8*0.000001/[.D36]" office:value-type="float" office:value="338.584926622298" calcext:value-type="float">
            <text:p>338.58</text:p>
          </table:table-cell>
          <table:table-cell table:style-name="ce1" office:value-type="float" office:value="669.96369" calcext:value-type="float">
            <text:p>669.96</text:p>
          </table:table-cell>
          <table:table-cell table:style-name="ce5" table:formula="of:=(4*[.C2]+1.5*[.C3])*50000*8*0.000001/[.D18]" office:value-type="float" office:value="16717.3238895977" calcext:value-type="float">
            <text:p>16,717.32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 office:value-type="float" office:value="10.555652" calcext:value-type="float">
            <text:p>10.56</text:p>
          </table:table-cell>
          <table:table-cell table:style-name="ce1" table:formula="of:=[.C2]*50000*8*0.000001/[.G18]" office:value-type="float" office:value="37894.3906070416" calcext:value-type="float">
            <text:p>37894.39</text:p>
          </table:table-cell>
          <table:table-cell/>
          <table:table-cell table:style-name="ce1" office:value-type="float" office:value="0.246402" calcext:value-type="float">
            <text:p>0.25</text:p>
          </table:table-cell>
          <table:table-cell table:style-name="ce1" office:value-type="float" office:value="32467.265611" calcext:value-type="float">
            <text:p>32467.2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90.546213" calcext:value-type="float">
            <text:p>590.55</text:p>
          </table:table-cell>
          <table:table-cell table:style-name="ce5" table:formula="of:=(3*[.C2]*8+1.5*[.C3])*50000*8*0.000001/[.D37]" office:value-type="float" office:value="322.679313903109" calcext:value-type="float">
            <text:p>322.68</text:p>
          </table:table-cell>
          <table:table-cell table:style-name="ce1" office:value-type="float" office:value="581.464213" calcext:value-type="float">
            <text:p>581.46</text:p>
          </table:table-cell>
          <table:table-cell table:style-name="ce5" table:formula="of:=(4*[.C2]+1.5*[.C3])*50000*8*0.000001/[.D19]" office:value-type="float" office:value="19261.718519554" calcext:value-type="float">
            <text:p>19,261.72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 office:value-type="float" office:value="9.082" calcext:value-type="float">
            <text:p>9.08</text:p>
          </table:table-cell>
          <table:table-cell table:style-name="ce1" table:formula="of:=[.C2]*50000*8*0.000001/[.G19]" office:value-type="float" office:value="44043.1622990531" calcext:value-type="float">
            <text:p>44043.16</text:p>
          </table:table-cell>
          <table:table-cell/>
          <table:table-cell table:style-name="ce1" office:value-type="float" office:value="0.212981" calcext:value-type="float">
            <text:p>0.21</text:p>
          </table:table-cell>
          <table:table-cell table:style-name="ce1" office:value-type="float" office:value="37562.038582" calcext:value-type="float">
            <text:p>37562.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30.257489" calcext:value-type="float">
            <text:p>530.26</text:p>
          </table:table-cell>
          <table:table-cell table:style-name="ce5" table:formula="of:=(3*[.C2]*8+1.5*[.C3])*50000*8*0.000001/[.D38]" office:value-type="float" office:value="306.367660340387" calcext:value-type="float">
            <text:p>306.37</text:p>
          </table:table-cell>
          <table:table-cell table:style-name="ce1" office:value-type="float" office:value="522.041276" calcext:value-type="float">
            <text:p>522.04</text:p>
          </table:table-cell>
          <table:table-cell table:style-name="ce5" table:formula="of:=(4*[.C2]+1.5*[.C3])*50000*8*0.000001/[.D20]" office:value-type="float" office:value="21454.2422503772" calcext:value-type="float">
            <text:p>21,454.24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 office:value-type="float" office:value="8.216213" calcext:value-type="float">
            <text:p>8.22</text:p>
          </table:table-cell>
          <table:table-cell table:style-name="ce1" table:formula="of:=[.C2]*50000*8*0.000001/[.G20]" office:value-type="float" office:value="48684.2295836293" calcext:value-type="float">
            <text:p>48684.23</text:p>
          </table:table-cell>
          <table:table-cell/>
          <table:table-cell table:style-name="ce1" office:value-type="float" office:value="0.191142" calcext:value-type="float">
            <text:p>0.19</text:p>
          </table:table-cell>
          <table:table-cell table:style-name="ce1" office:value-type="float" office:value="41853.734594" calcext:value-type="float">
            <text:p>41853.7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78.90322" calcext:value-type="float">
            <text:p>478.90</text:p>
          </table:table-cell>
          <table:table-cell table:style-name="ce5" table:formula="of:=(3*[.C2]*8+1.5*[.C3])*50000*8*0.000001/[.D39]" office:value-type="float" office:value="292.640547481691" calcext:value-type="float">
            <text:p>292.64</text:p>
          </table:table-cell>
          <table:table-cell table:style-name="ce1" office:value-type="float" office:value="471.198649" calcext:value-type="float">
            <text:p>471.20</text:p>
          </table:table-cell>
          <table:table-cell table:style-name="ce5" table:formula="of:=(4*[.C2]+1.5*[.C3])*50000*8*0.000001/[.D21]" office:value-type="float" office:value="23769.1683194958" calcext:value-type="float">
            <text:p>23,769.17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 office:value-type="float" office:value="7.704571" calcext:value-type="float">
            <text:p>7.70</text:p>
          </table:table-cell>
          <table:table-cell table:style-name="ce1" table:formula="of:=[.C2]*50000*8*0.000001/[.G21]" office:value-type="float" office:value="51917.2319912426" calcext:value-type="float">
            <text:p>51917.23</text:p>
          </table:table-cell>
          <table:table-cell/>
          <table:table-cell table:style-name="ce1" office:value-type="float" office:value="0.177884" calcext:value-type="float">
            <text:p>0.18</text:p>
          </table:table-cell>
          <table:table-cell table:style-name="ce1" office:value-type="float" office:value="44973.163079" calcext:value-type="float">
            <text:p>44973.1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6.873734" calcext:value-type="float">
            <text:p>436.87</text:p>
          </table:table-cell>
          <table:table-cell table:style-name="ce5" table:formula="of:=(3*[.C2]*8+1.5*[.C3])*50000*8*0.000001/[.D40]" office:value-type="float" office:value="282.392393054912" calcext:value-type="float">
            <text:p>282.39</text:p>
          </table:table-cell>
          <table:table-cell table:style-name="ce1" office:value-type="float" office:value="429.955904" calcext:value-type="float">
            <text:p>429.96</text:p>
          </table:table-cell>
          <table:table-cell table:style-name="ce5" table:formula="of:=(4*[.C2]+1.5*[.C3])*50000*8*0.000001/[.D22]" office:value-type="float" office:value="26049.1829413279" calcext:value-type="float">
            <text:p>26,049.18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6.91783" calcext:value-type="float">
            <text:p>6.92</text:p>
          </table:table-cell>
          <table:table-cell table:style-name="ce1" table:formula="of:=[.C2]*50000*8*0.000001/[.G22]" office:value-type="float" office:value="57821.6001260511" calcext:value-type="float">
            <text:p>57821.60</text:p>
          </table:table-cell>
          <table:table-cell/>
          <table:table-cell table:style-name="ce1" office:value-type="float" office:value="0.159237" calcext:value-type="float">
            <text:p>0.16</text:p>
          </table:table-cell>
          <table:table-cell table:style-name="ce1" office:value-type="float" office:value="50239.609036" calcext:value-type="float">
            <text:p>50239.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02.186307" calcext:value-type="float">
            <text:p>402.19</text:p>
          </table:table-cell>
          <table:table-cell table:style-name="ce5" table:formula="of:=(3*[.C2]*8+1.5*[.C3])*50000*8*0.000001/[.D41]" office:value-type="float" office:value="274.639214188548" calcext:value-type="float">
            <text:p>274.64</text:p>
          </table:table-cell>
          <table:table-cell table:style-name="ce1" office:value-type="float" office:value="395.82123" calcext:value-type="float">
            <text:p>395.82</text:p>
          </table:table-cell>
          <table:table-cell table:style-name="ce5" table:formula="of:=(4*[.C2]+1.5*[.C3])*50000*8*0.000001/[.D23]" office:value-type="float" office:value="28295.6020322609" calcext:value-type="float">
            <text:p>28,295.60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365077" calcext:value-type="float">
            <text:p>6.37</text:p>
          </table:table-cell>
          <table:table-cell table:style-name="ce1" table:formula="of:=[.C2]*50000*8*0.000001/[.G23]" office:value-type="float" office:value="62842.9161186895" calcext:value-type="float">
            <text:p>62842.92</text:p>
          </table:table-cell>
          <table:table-cell/>
          <table:table-cell table:style-name="ce1" office:value-type="float" office:value="0.144974" calcext:value-type="float">
            <text:p>0.14</text:p>
          </table:table-cell>
          <table:table-cell table:style-name="ce1" office:value-type="float" office:value="55182.311102" calcext:value-type="float">
            <text:p>55182.3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77.230696" calcext:value-type="float">
            <text:p>377.23</text:p>
          </table:table-cell>
          <table:table-cell table:style-name="ce5" table:formula="of:=(3*[.C2]*8+1.5*[.C3])*50000*8*0.000001/[.D42]" office:value-type="float" office:value="270.839857470525" calcext:value-type="float">
            <text:p>270.84</text:p>
          </table:table-cell>
          <table:table-cell table:style-name="ce1" office:value-type="float" office:value="371.157447" calcext:value-type="float">
            <text:p>371.16</text:p>
          </table:table-cell>
          <table:table-cell table:style-name="ce5" table:formula="of:=(4*[.C2]+1.5*[.C3])*50000*8*0.000001/[.D24]" office:value-type="float" office:value="30175.8730439807" calcext:value-type="float">
            <text:p>30,175.87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073249" calcext:value-type="float">
            <text:p>6.07</text:p>
          </table:table-cell>
          <table:table-cell table:style-name="ce1" table:formula="of:=[.C2]*50000*8*0.000001/[.G24]" office:value-type="float" office:value="65862.6050076327" calcext:value-type="float">
            <text:p>65862.61</text:p>
          </table:table-cell>
          <table:table-cell/>
          <table:table-cell table:style-name="ce1" office:value-type="float" office:value="0.138013" calcext:value-type="float">
            <text:p>0.14</text:p>
          </table:table-cell>
          <table:table-cell table:style-name="ce1" office:value-type="float" office:value="57965.60183" calcext:value-type="float">
            <text:p>57965.6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58.129556" calcext:value-type="float">
            <text:p>358.13</text:p>
          </table:table-cell>
          <table:table-cell table:style-name="ce5" table:formula="of:=(3*[.C2]*8+1.5*[.C3])*50000*8*0.000001/[.D43]" office:value-type="float" office:value="266.136242350316" calcext:value-type="float">
            <text:p>266.14</text:p>
          </table:table-cell>
          <table:table-cell table:style-name="ce1" office:value-type="float" office:value="352.178601" calcext:value-type="float">
            <text:p>352.18</text:p>
          </table:table-cell>
          <table:table-cell table:style-name="ce5" table:formula="of:=(4*[.C2]+1.5*[.C3])*50000*8*0.000001/[.D25]" office:value-type="float" office:value="31802.0458034587" calcext:value-type="float">
            <text:p>31,802.05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5.950955" calcext:value-type="float">
            <text:p>5.95</text:p>
          </table:table-cell>
          <table:table-cell table:style-name="ce1" table:formula="of:=[.C2]*50000*8*0.000001/[.G25]" office:value-type="float" office:value="67216.1022894645" calcext:value-type="float">
            <text:p>67216.10</text:p>
          </table:table-cell>
          <table:table-cell/>
          <table:table-cell table:style-name="ce1" office:value-type="float" office:value="0.134284" calcext:value-type="float">
            <text:p>0.13</text:p>
          </table:table-cell>
          <table:table-cell table:style-name="ce1" office:value-type="float" office:value="59575.219982" calcext:value-type="float">
            <text:p>59575.2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2.914191" calcext:value-type="float">
            <text:p>332.91</text:p>
          </table:table-cell>
          <table:table-cell table:style-name="ce5" table:formula="of:=(3*[.C2]*8+1.5*[.C3])*50000*8*0.000001/[.D44]" office:value-type="float" office:value="264.375777120204" calcext:value-type="float">
            <text:p>264.38</text:p>
          </table:table-cell>
          <table:table-cell table:style-name="ce1" office:value-type="float" office:value="327.319969" calcext:value-type="float">
            <text:p>327.32</text:p>
          </table:table-cell>
          <table:table-cell table:style-name="ce5" table:formula="of:=(4*[.C2]+1.5*[.C3])*50000*8*0.000001/[.D26]" office:value-type="float" office:value="34217.2829669307" calcext:value-type="float">
            <text:p>34,217.28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594222" calcext:value-type="float">
            <text:p>5.59</text:p>
          </table:table-cell>
          <table:table-cell table:style-name="ce1" table:formula="of:=[.C2]*50000*8*0.000001/[.G26]" office:value-type="float" office:value="71502.3465282572" calcext:value-type="float">
            <text:p>71502.35</text:p>
          </table:table-cell>
          <table:table-cell/>
          <table:table-cell table:style-name="ce1" office:value-type="float" office:value="0.123013" calcext:value-type="float">
            <text:p>0.12</text:p>
          </table:table-cell>
          <table:table-cell table:style-name="ce1" office:value-type="float" office:value="65033.766576" calcext:value-type="float">
            <text:p>65033.77</text:p>
          </table:table-cell>
          <table:table-cell table:style-name="ce9"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11.199078" calcext:value-type="float">
            <text:p>311.20</text:p>
          </table:table-cell>
          <table:table-cell table:style-name="ce5" table:formula="of:=(3*[.C2]*8+1.5*[.C3])*50000*8*0.000001/[.D45]" office:value-type="float" office:value="263.831939054822" calcext:value-type="float">
            <text:p>263.83</text:p>
          </table:table-cell>
          <table:table-cell table:style-name="ce1" office:value-type="float" office:value="305.912383" calcext:value-type="float">
            <text:p>305.91</text:p>
          </table:table-cell>
          <table:table-cell table:style-name="ce5" table:formula="of:=(4*[.C2]+1.5*[.C3])*50000*8*0.000001/[.D27]" office:value-type="float" office:value="36611.7902458365" calcext:value-type="float">
            <text:p>36,611.79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286695" calcext:value-type="float">
            <text:p>5.29</text:p>
          </table:table-cell>
          <table:table-cell table:style-name="ce1" table:formula="of:=[.C2]*50000*8*0.000001/[.G27]" office:value-type="float" office:value="75661.637374579" calcext:value-type="float">
            <text:p>75661.64</text:p>
          </table:table-cell>
          <table:table-cell/>
          <table:table-cell table:style-name="ce1" office:value-type="float" office:value="0.114572" calcext:value-type="float">
            <text:p>0.11</text:p>
          </table:table-cell>
          <table:table-cell table:style-name="ce1" office:value-type="float" office:value="69825.058787" calcext:value-type="float">
            <text:p>69825.06</text:p>
          </table:table-cell>
          <table:table-cell table:style-name="ce9"/>
          <table:table-cell office:value-type="string" calcext:value-type="string">
            <text:p>Edges</text:p>
          </table:table-cell>
          <table:table-cell table:style-name="ce4" office:value-type="float" office:value="16000000" calcext:value-type="float">
            <text:p>16,000,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95.222306" calcext:value-type="float">
            <text:p>295.22</text:p>
          </table:table-cell>
          <table:table-cell table:style-name="ce5" table:formula="of:=(3*[.C2]*8+1.5*[.C3])*50000*8*0.000001/[.D46]" office:value-type="float" office:value="264.057267419872" calcext:value-type="float">
            <text:p>264.06</text:p>
          </table:table-cell>
          <table:table-cell table:style-name="ce1" office:value-type="float" office:value="290.219793" calcext:value-type="float">
            <text:p>290.22</text:p>
          </table:table-cell>
          <table:table-cell table:style-name="ce5" table:formula="of:=(4*[.C2]+1.5*[.C3])*50000*8*0.000001/[.D28]" office:value-type="float" office:value="38591.4409359392" calcext:value-type="float">
            <text:p>38,591.44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002513" calcext:value-type="float">
            <text:p>5.00</text:p>
          </table:table-cell>
          <table:table-cell table:style-name="ce1" table:formula="of:=[.C2]*50000*8*0.000001/[.G28]" office:value-type="float" office:value="79959.8121983891" calcext:value-type="float">
            <text:p>79959.81</text:p>
          </table:table-cell>
          <table:table-cell/>
          <table:table-cell table:style-name="ce1" office:value-type="float" office:value="0.109742" calcext:value-type="float">
            <text:p>0.11</text:p>
          </table:table-cell>
          <table:table-cell table:style-name="ce1" office:value-type="float" office:value="72898.301292" calcext:value-type="float">
            <text:p>72898.30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 office:value-type="string" calcext:value-type="string">
            <text:p>N</text:p>
          </table:table-cell>
          <table:table-cell table:style-name="ce4" office:value-type="float" office:value="50000" calcext:value-type="float">
            <text:p>50,000</text:p>
          </table:table-cell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 office:value-type="string" calcext:value-type="string">
            <text:p>1/1000000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formula="of:=3*8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table:formula="of:=1.5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Time</text:p>
          </table:table-cell>
          <table:table-cell table:style-name="ce1" table:formula="of:=([.N33]*[.N26]+[.N34]*[.N27])*[.N29]*[.N30]*[.N31]/[.D31]" office:value-type="float" office:value="1687.7785493895" calcext:value-type="float">
            <text:p>1687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5"/>
        </table:table-row>
      </table:table>
      <table:table table:name="DRAM_280820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5" table:formula="of:=(4*[.C2]+1.5*[.C3])*50000*8*0.000001/[.D31]" office:value-type="float" office:value="984.537487143874" calcext:value-type="float">
            <text:p>984.54</text:p>
          </table:table-cell>
          <table:table-cell table:style-name="ce1"/>
          <table:table-cell table:style-name="ce5" table:formula="of:=(4*[.C2]+1.5*[.C3])*50000*8*0.000001/[.D13]" office:value-type="string" office:string-value="" calcext:value-type="error">
            <text:p>#DIV/0!</text:p>
          </table:table-cell>
          <table:table-cell table:style-name="ce5" table:formula="of:=[.C2]*50000*8*0.000001/[.D31]" office:value-type="float" office:value="35.1620531122812" calcext:value-type="float">
            <text:p>35.16</text:p>
          </table:table-cell>
          <table:table-cell table:style-name="ce1"/>
          <table:table-cell table:style-name="ce1" table:formula="of:=[.C2]*50000*8*0.000001/[.G1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table:style-name="ce5" table:formula="of:=(4*[.C2]+1.5*[.C3])*50000*8*0.000001/[.D32]" office:value-type="float" office:value="479.54648603749" calcext:value-type="float">
            <text:p>479.55</text:p>
          </table:table-cell>
          <table:table-cell table:style-name="ce1"/>
          <table:table-cell table:style-name="ce5" table:formula="of:=(4*[.C2]+1.5*[.C3])*50000*8*0.000001/[.D14]" office:value-type="string" office:string-value="" calcext:value-type="error">
            <text:p>#DIV/0!</text:p>
          </table:table-cell>
          <table:table-cell table:style-name="ce5" table:formula="of:=[.C2]*50000*8*0.000001/[.D32]" office:value-type="float" office:value="17.1266602156247" calcext:value-type="float">
            <text:p>17.13</text:p>
          </table:table-cell>
          <table:table-cell table:style-name="ce1"/>
          <table:table-cell table:style-name="ce1" table:formula="of:=[.C2]*50000*8*0.000001/[.G1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table:style-name="ce5" table:formula="of:=(4*[.C2]+1.5*[.C3])*50000*8*0.000001/[.D33]" office:value-type="float" office:value="309.096830101616" calcext:value-type="float">
            <text:p>309.10</text:p>
          </table:table-cell>
          <table:table-cell table:style-name="ce1"/>
          <table:table-cell table:style-name="ce5" table:formula="of:=(4*[.C2]+1.5*[.C3])*50000*8*0.000001/[.D15]" office:value-type="string" office:string-value="" calcext:value-type="error">
            <text:p>#DIV/0!</text:p>
          </table:table-cell>
          <table:table-cell table:style-name="ce5" table:formula="of:=[.C2]*50000*8*0.000001/[.D33]" office:value-type="float" office:value="11.0391725036291" calcext:value-type="float">
            <text:p>11.04</text:p>
          </table:table-cell>
          <table:table-cell table:style-name="ce1"/>
          <table:table-cell table:style-name="ce1" table:formula="of:=[.C2]*50000*8*0.000001/[.G15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table:style-name="ce5" table:formula="of:=(4*[.C2]+1.5*[.C3])*50000*8*0.000001/[.D34]" office:value-type="float" office:value="233.00179120127" calcext:value-type="float">
            <text:p>233.00</text:p>
          </table:table-cell>
          <table:table-cell table:style-name="ce1"/>
          <table:table-cell table:style-name="ce5" table:formula="of:=(4*[.C2]+1.5*[.C3])*50000*8*0.000001/[.D16]" office:value-type="string" office:string-value="" calcext:value-type="error">
            <text:p>#DIV/0!</text:p>
          </table:table-cell>
          <table:table-cell table:style-name="ce5" table:formula="of:=[.C2]*50000*8*0.000001/[.D34]" office:value-type="float" office:value="8.32149254290249" calcext:value-type="float">
            <text:p>8.32</text:p>
          </table:table-cell>
          <table:table-cell table:style-name="ce1"/>
          <table:table-cell table:style-name="ce1" table:formula="of:=[.C2]*50000*8*0.000001/[.G16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style-name="ce5" table:formula="of:=(4*[.C2]+1.5*[.C3])*50000*8*0.000001/[.D35]" office:value-type="float" office:value="209.285942524848" calcext:value-type="float">
            <text:p>209.29</text:p>
          </table:table-cell>
          <table:table-cell table:style-name="ce1"/>
          <table:table-cell table:style-name="ce5" table:formula="of:=(4*[.C2]+1.5*[.C3])*50000*8*0.000001/[.D17]" office:value-type="string" office:string-value="" calcext:value-type="error">
            <text:p>#DIV/0!</text:p>
          </table:table-cell>
          <table:table-cell table:style-name="ce5" table:formula="of:=[.C2]*50000*8*0.000001/[.D35]" office:value-type="float" office:value="7.474497947316" calcext:value-type="float">
            <text:p>7.47</text:p>
          </table:table-cell>
          <table:table-cell table:style-name="ce1"/>
          <table:table-cell table:style-name="ce1" table:formula="of:=[.C2]*50000*8*0.000001/[.G17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table:style-name="ce5" table:formula="of:=(4*[.C2]+1.5*[.C3])*50000*8*0.000001/[.D36]" office:value-type="float" office:value="197.507873863007" calcext:value-type="float">
            <text:p>197.51</text:p>
          </table:table-cell>
          <table:table-cell table:style-name="ce1"/>
          <table:table-cell table:style-name="ce5" table:formula="of:=(4*[.C2]+1.5*[.C3])*50000*8*0.000001/[.D18]" office:value-type="string" office:string-value="" calcext:value-type="error">
            <text:p>#DIV/0!</text:p>
          </table:table-cell>
          <table:table-cell table:style-name="ce5" table:formula="of:=[.C2]*50000*8*0.000001/[.D36]" office:value-type="float" office:value="7.05385263796454" calcext:value-type="float">
            <text:p>7.05</text:p>
          </table:table-cell>
          <table:table-cell table:style-name="ce1"/>
          <table:table-cell table:style-name="ce1" table:formula="of:=[.C2]*50000*8*0.000001/[.G18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table:style-name="ce5" table:formula="of:=(4*[.C2]+1.5*[.C3])*50000*8*0.000001/[.D37]" office:value-type="float" office:value="188.229599776813" calcext:value-type="float">
            <text:p>188.23</text:p>
          </table:table-cell>
          <table:table-cell table:style-name="ce1"/>
          <table:table-cell table:style-name="ce5" table:formula="of:=(4*[.C2]+1.5*[.C3])*50000*8*0.000001/[.D19]" office:value-type="string" office:string-value="" calcext:value-type="error">
            <text:p>#DIV/0!</text:p>
          </table:table-cell>
          <table:table-cell table:style-name="ce5" table:formula="of:=[.C2]*50000*8*0.000001/[.D37]" office:value-type="float" office:value="6.72248570631477" calcext:value-type="float">
            <text:p>6.72</text:p>
          </table:table-cell>
          <table:table-cell table:style-name="ce1"/>
          <table:table-cell table:style-name="ce1" table:formula="of:=[.C2]*50000*8*0.000001/[.G19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table:style-name="ce5" table:formula="of:=(4*[.C2]+1.5*[.C3])*50000*8*0.000001/[.D38]" office:value-type="float" office:value="178.714468531893" calcext:value-type="float">
            <text:p>178.71</text:p>
          </table:table-cell>
          <table:table-cell table:style-name="ce1"/>
          <table:table-cell table:style-name="ce5" table:formula="of:=(4*[.C2]+1.5*[.C3])*50000*8*0.000001/[.D20]" office:value-type="string" office:string-value="" calcext:value-type="error">
            <text:p>#DIV/0!</text:p>
          </table:table-cell>
          <table:table-cell table:style-name="ce5" table:formula="of:=[.C2]*50000*8*0.000001/[.D38]" office:value-type="float" office:value="6.38265959042473" calcext:value-type="float">
            <text:p>6.38</text:p>
          </table:table-cell>
          <table:table-cell table:style-name="ce1"/>
          <table:table-cell table:style-name="ce1" table:formula="of:=[.C2]*50000*8*0.000001/[.G20]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style-name="ce5" table:formula="of:=(4*[.C2]+1.5*[.C3])*50000*8*0.000001/[.D39]" office:value-type="float" office:value="170.706986030986" calcext:value-type="float">
            <text:p>170.71</text:p>
          </table:table-cell>
          <table:table-cell table:style-name="ce1"/>
          <table:table-cell table:style-name="ce5" table:formula="of:=(4*[.C2]+1.5*[.C3])*50000*8*0.000001/[.D21]" office:value-type="string" office:string-value="" calcext:value-type="error">
            <text:p>#DIV/0!</text:p>
          </table:table-cell>
          <table:table-cell table:style-name="ce5" table:formula="of:=[.C2]*50000*8*0.000001/[.D39]" office:value-type="float" office:value="6.09667807253523" calcext:value-type="float">
            <text:p>6.10</text:p>
          </table:table-cell>
          <table:table-cell table:style-name="ce1"/>
          <table:table-cell table:style-name="ce1" table:formula="of:=[.C2]*50000*8*0.000001/[.G21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432.214758" calcext:value-type="float">
            <text:p>432.21</text:p>
          </table:table-cell>
          <table:table-cell table:style-name="ce5" table:formula="of:=(4*[.C2]+1.5*[.C3])*50000*8*0.000001/[.D40]" office:value-type="float" office:value="164.728895948699" calcext:value-type="float">
            <text:p>164.73</text:p>
          </table:table-cell>
          <table:table-cell table:style-name="ce1" office:value-type="float" office:value="425.016942" calcext:value-type="float">
            <text:p>425.02</text:p>
          </table:table-cell>
          <table:table-cell table:style-name="ce5" table:formula="of:=(4*[.C2]+1.5*[.C3])*50000*8*0.000001/[.D22]" office:value-type="float" office:value="26351.8906971007" calcext:value-type="float">
            <text:p>26,351.89</text:p>
          </table:table-cell>
          <table:table-cell table:style-name="ce5" table:formula="of:=[.C2]*50000*8*0.000001/[.D40]" office:value-type="float" office:value="5.88317485531067" calcext:value-type="float">
            <text:p>5.88</text:p>
          </table:table-cell>
          <table:table-cell table:style-name="ce1" office:value-type="float" office:value="7.197816" calcext:value-type="float">
            <text:p>7.20</text:p>
          </table:table-cell>
          <table:table-cell table:style-name="ce1" table:formula="of:=[.C2]*50000*8*0.000001/[.G22]" office:value-type="float" office:value="55572.4125206868" calcext:value-type="float">
            <text:p>55572.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425.192935" calcext:value-type="float">
            <text:p>425.19</text:p>
          </table:table-cell>
          <table:table-cell table:style-name="ce5" table:formula="of:=(4*[.C2]+1.5*[.C3])*50000*8*0.000001/[.D41]" office:value-type="float" office:value="160.206208276653" calcext:value-type="float">
            <text:p>160.21</text:p>
          </table:table-cell>
          <table:table-cell table:style-name="ce1" office:value-type="float" office:value="418.233134" calcext:value-type="float">
            <text:p>418.23</text:p>
          </table:table-cell>
          <table:table-cell table:style-name="ce5" table:formula="of:=(4*[.C2]+1.5*[.C3])*50000*8*0.000001/[.D23]" office:value-type="float" office:value="26779.3225584083" calcext:value-type="float">
            <text:p>26,779.32</text:p>
          </table:table-cell>
          <table:table-cell table:style-name="ce5" table:formula="of:=[.C2]*50000*8*0.000001/[.D41]" office:value-type="float" office:value="5.72165029559476" calcext:value-type="float">
            <text:p>5.72</text:p>
          </table:table-cell>
          <table:table-cell table:style-name="ce1" office:value-type="float" office:value="6.959801" calcext:value-type="float">
            <text:p>6.96</text:p>
          </table:table-cell>
          <table:table-cell table:style-name="ce1" table:formula="of:=[.C2]*50000*8*0.000001/[.G23]" office:value-type="float" office:value="57472.9076305486" calcext:value-type="float">
            <text:p>57472.9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392.80848" calcext:value-type="float">
            <text:p>392.81</text:p>
          </table:table-cell>
          <table:table-cell table:style-name="ce5" table:formula="of:=(4*[.C2]+1.5*[.C3])*50000*8*0.000001/[.D42]" office:value-type="float" office:value="157.989916857806" calcext:value-type="float">
            <text:p>157.99</text:p>
          </table:table-cell>
          <table:table-cell table:style-name="ce1" office:value-type="float" office:value="386.17873" calcext:value-type="float">
            <text:p>386.18</text:p>
          </table:table-cell>
          <table:table-cell table:style-name="ce5" table:formula="of:=(4*[.C2]+1.5*[.C3])*50000*8*0.000001/[.D24]" office:value-type="float" office:value="29002.1151605113" calcext:value-type="float">
            <text:p>29,002.12</text:p>
          </table:table-cell>
          <table:table-cell table:style-name="ce5" table:formula="of:=[.C2]*50000*8*0.000001/[.D42]" office:value-type="float" office:value="5.64249703063594" calcext:value-type="float">
            <text:p>5.64</text:p>
          </table:table-cell>
          <table:table-cell table:style-name="ce1" office:value-type="float" office:value="6.62975" calcext:value-type="float">
            <text:p>6.63</text:p>
          </table:table-cell>
          <table:table-cell table:style-name="ce1" table:formula="of:=[.C2]*50000*8*0.000001/[.G24]" office:value-type="float" office:value="60334.1000791885" calcext:value-type="float">
            <text:p>60334.1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360.360288" calcext:value-type="float">
            <text:p>360.36</text:p>
          </table:table-cell>
          <table:table-cell table:style-name="ce5" table:formula="of:=(4*[.C2]+1.5*[.C3])*50000*8*0.000001/[.D43]" office:value-type="float" office:value="155.246141371017" calcext:value-type="float">
            <text:p>155.25</text:p>
          </table:table-cell>
          <table:table-cell table:style-name="ce1" office:value-type="float" office:value="354.057749" calcext:value-type="float">
            <text:p>354.06</text:p>
          </table:table-cell>
          <table:table-cell table:style-name="ce5" table:formula="of:=(4*[.C2]+1.5*[.C3])*50000*8*0.000001/[.D25]" office:value-type="float" office:value="31633.257658202" calcext:value-type="float">
            <text:p>31,633.26</text:p>
          </table:table-cell>
          <table:table-cell table:style-name="ce5" table:formula="of:=[.C2]*50000*8*0.000001/[.D43]" office:value-type="float" office:value="5.54450504896491" calcext:value-type="float">
            <text:p>5.54</text:p>
          </table:table-cell>
          <table:table-cell table:style-name="ce1" office:value-type="float" office:value="6.302539" calcext:value-type="float">
            <text:p>6.30</text:p>
          </table:table-cell>
          <table:table-cell table:style-name="ce1" table:formula="of:=[.C2]*50000*8*0.000001/[.G25]" office:value-type="float" office:value="63466.4854910061" calcext:value-type="float">
            <text:p>63466.4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34.210608" calcext:value-type="float">
            <text:p>334.21</text:p>
          </table:table-cell>
          <table:table-cell table:style-name="ce5" table:formula="of:=(4*[.C2]+1.5*[.C3])*50000*8*0.000001/[.D44]" office:value-type="float" office:value="154.219203320119" calcext:value-type="float">
            <text:p>154.22</text:p>
          </table:table-cell>
          <table:table-cell table:style-name="ce1" office:value-type="float" office:value="328.537181" calcext:value-type="float">
            <text:p>328.54</text:p>
          </table:table-cell>
          <table:table-cell table:style-name="ce5" table:formula="of:=(4*[.C2]+1.5*[.C3])*50000*8*0.000001/[.D26]" office:value-type="float" office:value="34090.5098348671" calcext:value-type="float">
            <text:p>34,090.51</text:p>
          </table:table-cell>
          <table:table-cell table:style-name="ce5" table:formula="of:=[.C2]*50000*8*0.000001/[.D44]" office:value-type="float" office:value="5.50782869000426" calcext:value-type="float">
            <text:p>5.51</text:p>
          </table:table-cell>
          <table:table-cell table:style-name="ce1" office:value-type="float" office:value="5.673427" calcext:value-type="float">
            <text:p>5.67</text:p>
          </table:table-cell>
          <table:table-cell table:style-name="ce1" table:formula="of:=[.C2]*50000*8*0.000001/[.G26]" office:value-type="float" office:value="70504.1238743356" calcext:value-type="float">
            <text:p>70504.12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22.584183" calcext:value-type="float">
            <text:p>322.58</text:p>
          </table:table-cell>
          <table:table-cell table:style-name="ce5" table:formula="of:=(4*[.C2]+1.5*[.C3])*50000*8*0.000001/[.D45]" office:value-type="float" office:value="153.901964448646" calcext:value-type="float">
            <text:p>153.90</text:p>
          </table:table-cell>
          <table:table-cell table:style-name="ce1" office:value-type="float" office:value="317.050138" calcext:value-type="float">
            <text:p>317.05</text:p>
          </table:table-cell>
          <table:table-cell table:style-name="ce5" table:formula="of:=(4*[.C2]+1.5*[.C3])*50000*8*0.000001/[.D27]" office:value-type="float" office:value="35325.643037569" calcext:value-type="float">
            <text:p>35,325.64</text:p>
          </table:table-cell>
          <table:table-cell table:style-name="ce5" table:formula="of:=[.C2]*50000*8*0.000001/[.D45]" office:value-type="float" office:value="5.49649873030879" calcext:value-type="float">
            <text:p>5.50</text:p>
          </table:table-cell>
          <table:table-cell table:style-name="ce1" office:value-type="float" office:value="5.534045" calcext:value-type="float">
            <text:p>5.53</text:p>
          </table:table-cell>
          <table:table-cell table:style-name="ce1" table:formula="of:=[.C2]*50000*8*0.000001/[.G27]" office:value-type="float" office:value="72279.8603914497" calcext:value-type="float">
            <text:p>72279.86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303.304625" calcext:value-type="float">
            <text:p>303.30</text:p>
          </table:table-cell>
          <table:table-cell table:style-name="ce5" table:formula="of:=(4*[.C2]+1.5*[.C3])*50000*8*0.000001/[.D46]" office:value-type="float" office:value="154.033405994925" calcext:value-type="float">
            <text:p>154.03</text:p>
          </table:table-cell>
          <table:table-cell table:style-name="ce1" office:value-type="float" office:value="298.08511" calcext:value-type="float">
            <text:p>298.09</text:p>
          </table:table-cell>
          <table:table-cell table:style-name="ce5" table:formula="of:=(4*[.C2]+1.5*[.C3])*50000*8*0.000001/[.D28]" office:value-type="float" office:value="37573.1615712036" calcext:value-type="float">
            <text:p>37,573.16</text:p>
          </table:table-cell>
          <table:table-cell table:style-name="ce5" table:formula="of:=[.C2]*50000*8*0.000001/[.D46]" office:value-type="float" office:value="5.50119307124733" calcext:value-type="float">
            <text:p>5.50</text:p>
          </table:table-cell>
          <table:table-cell table:style-name="ce1" office:value-type="float" office:value="5.219515" calcext:value-type="float">
            <text:p>5.22</text:p>
          </table:table-cell>
          <table:table-cell table:style-name="ce1" table:formula="of:=[.C2]*50000*8*0.000001/[.G28]" office:value-type="float" office:value="76635.4728360777" calcext:value-type="float">
            <text:p>76635.47</text:p>
          </table:table-cell>
          <table:table-cell table:number-columns-repeated="3"/>
          <table:table-cell table:style-name="ce9"/>
          <table:table-cell/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0000" calcext:value-type="float">
            <text:p>1,000,0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4000000" calcext:value-type="float">
            <text:p>4,000,000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Ana. Spe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00.60741" calcext:value-type="float">
            <text:p>1400.61</text:p>
          </table:table-cell>
          <table:table-cell table:style-name="ce5" table:formula="of:=(3*[.C55]+1.5*[.C56])*50000*8*0.000001/[.D84]" office:value-type="float" office:value="316.458478010531" calcext:value-type="float">
            <text:p>316.46</text:p>
          </table:table-cell>
          <table:table-cell table:style-name="ce1" office:value-type="float" office:value="1341.877447" calcext:value-type="float">
            <text:p>1341.88</text:p>
          </table:table-cell>
          <table:table-cell table:style-name="ce5" table:formula="of:=(3*[.C55]+1.5*[.C56])*50000*8*0.000001/[.D66]" office:value-type="float" office:value="2682.80833547685" calcext:value-type="float">
            <text:p>2,682.81</text:p>
          </table:table-cell>
          <table:table-cell table:style-name="ce5" table:formula="of:=[.C55]*50000*8*0.000001/[.D84]" office:value-type="float" office:value="35.1620531122812" calcext:value-type="float">
            <text:p>35.16</text:p>
          </table:table-cell>
          <table:table-cell table:style-name="ce1" office:value-type="float" office:value="58.729963" calcext:value-type="float">
            <text:p>58.73</text:p>
          </table:table-cell>
          <table:table-cell table:style-name="ce1" table:formula="of:=[.C55]*50000*8*0.000001/[.G66]" office:value-type="float" office:value="6810.83350929406" calcext:value-type="float">
            <text:p>6810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65.940115" calcext:value-type="float">
            <text:p>865.94</text:p>
          </table:table-cell>
          <table:table-cell table:style-name="ce5" table:formula="of:=(3*[.C55]+1.5*[.C56])*50000*8*0.000001/[.D85]" office:value-type="float" office:value="154.139941940622" calcext:value-type="float">
            <text:p>154.14</text:p>
          </table:table-cell>
          <table:table-cell table:style-name="ce1" office:value-type="float" office:value="833.461592" calcext:value-type="float">
            <text:p>833.46</text:p>
          </table:table-cell>
          <table:table-cell table:style-name="ce5" table:formula="of:=(3*[.C55]+1.5*[.C56])*50000*8*0.000001/[.D67]" office:value-type="float" office:value="4319.33520939019" calcext:value-type="float">
            <text:p>4,319.34</text:p>
          </table:table-cell>
          <table:table-cell table:style-name="ce5" table:formula="of:=[.C55]*50000*8*0.000001/[.D85]" office:value-type="float" office:value="17.1266602156247" calcext:value-type="float">
            <text:p>17.13</text:p>
          </table:table-cell>
          <table:table-cell table:style-name="ce1" office:value-type="float" office:value="32.478523" calcext:value-type="float">
            <text:p>32.48</text:p>
          </table:table-cell>
          <table:table-cell table:style-name="ce1" table:formula="of:=[.C55]*50000*8*0.000001/[.G67]" office:value-type="float" office:value="12315.8309877577" calcext:value-type="float">
            <text:p>12315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51.060076" calcext:value-type="float">
            <text:p>551.06</text:p>
          </table:table-cell>
          <table:table-cell table:style-name="ce5" table:formula="of:=(3*[.C55]+1.5*[.C56])*50000*8*0.000001/[.D86]" office:value-type="float" office:value="99.3525525326622" calcext:value-type="float">
            <text:p>99.35</text:p>
          </table:table-cell>
          <table:table-cell table:style-name="ce1" office:value-type="float" office:value="530.597407" calcext:value-type="float">
            <text:p>530.60</text:p>
          </table:table-cell>
          <table:table-cell table:style-name="ce5" table:formula="of:=(3*[.C55]+1.5*[.C56])*50000*8*0.000001/[.D68]" office:value-type="float" office:value="6784.80511307889" calcext:value-type="float">
            <text:p>6,784.81</text:p>
          </table:table-cell>
          <table:table-cell table:style-name="ce5" table:formula="of:=[.C55]*50000*8*0.000001/[.D86]" office:value-type="float" office:value="11.0391725036291" calcext:value-type="float">
            <text:p>11.04</text:p>
          </table:table-cell>
          <table:table-cell table:style-name="ce1" office:value-type="float" office:value="20.462669" calcext:value-type="float">
            <text:p>20.46</text:p>
          </table:table-cell>
          <table:table-cell table:style-name="ce1" table:formula="of:=[.C55]*50000*8*0.000001/[.G68]" office:value-type="float" office:value="19547.7921281921" calcext:value-type="float">
            <text:p>19547.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46.054347" calcext:value-type="float">
            <text:p>446.05</text:p>
          </table:table-cell>
          <table:table-cell table:style-name="ce5" table:formula="of:=(3*[.C55]+1.5*[.C56])*50000*8*0.000001/[.D87]" office:value-type="float" office:value="74.8934328861225" calcext:value-type="float">
            <text:p>74.89</text:p>
          </table:table-cell>
          <table:table-cell table:style-name="ce1" office:value-type="float" office:value="430.544652" calcext:value-type="float">
            <text:p>430.54</text:p>
          </table:table-cell>
          <table:table-cell table:style-name="ce5" table:formula="of:=(3*[.C55]+1.5*[.C56])*50000*8*0.000001/[.D69]" office:value-type="float" office:value="8361.50207249584" calcext:value-type="float">
            <text:p>8,361.50</text:p>
          </table:table-cell>
          <table:table-cell table:style-name="ce5" table:formula="of:=[.C55]*50000*8*0.000001/[.D87]" office:value-type="float" office:value="8.32149254290249" calcext:value-type="float">
            <text:p>8.32</text:p>
          </table:table-cell>
          <table:table-cell table:style-name="ce1" office:value-type="float" office:value="15.509695" calcext:value-type="float">
            <text:p>15.51</text:p>
          </table:table-cell>
          <table:table-cell table:style-name="ce1" table:formula="of:=[.C55]*50000*8*0.000001/[.G69]" office:value-type="float" office:value="25790.3201836013" calcext:value-type="float">
            <text:p>25790.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75.969496" calcext:value-type="float">
            <text:p>375.97</text:p>
          </table:table-cell>
          <table:table-cell table:style-name="ce5" table:formula="of:=(3*[.C55]+1.5*[.C56])*50000*8*0.000001/[.D88]" office:value-type="float" office:value="67.270481525844" calcext:value-type="float">
            <text:p>67.27</text:p>
          </table:table-cell>
          <table:table-cell table:style-name="ce1" office:value-type="float" office:value="363.445017" calcext:value-type="float">
            <text:p>363.45</text:p>
          </table:table-cell>
          <table:table-cell table:style-name="ce5" table:formula="of:=(3*[.C55]+1.5*[.C56])*50000*8*0.000001/[.D70]" office:value-type="float" office:value="9905.21215482781" calcext:value-type="float">
            <text:p>9,905.21</text:p>
          </table:table-cell>
          <table:table-cell table:style-name="ce5" table:formula="of:=[.C55]*50000*8*0.000001/[.D88]" office:value-type="float" office:value="7.474497947316" calcext:value-type="float">
            <text:p>7.47</text:p>
          </table:table-cell>
          <table:table-cell table:style-name="ce1" office:value-type="float" office:value="12.524479" calcext:value-type="float">
            <text:p>12.52</text:p>
          </table:table-cell>
          <table:table-cell table:style-name="ce1" table:formula="of:=[.C55]*50000*8*0.000001/[.G70]" office:value-type="float" office:value="31937.4562406947" calcext:value-type="float">
            <text:p>31937.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35.745267" calcext:value-type="float">
            <text:p>335.75</text:p>
          </table:table-cell>
          <table:table-cell table:style-name="ce5" table:formula="of:=(3*[.C55]+1.5*[.C56])*50000*8*0.000001/[.D89]" office:value-type="float" office:value="63.4846737416809" calcext:value-type="float">
            <text:p>63.48</text:p>
          </table:table-cell>
          <table:table-cell table:style-name="ce1" office:value-type="float" office:value="325.296802" calcext:value-type="float">
            <text:p>325.30</text:p>
          </table:table-cell>
          <table:table-cell table:style-name="ce5" table:formula="of:=(3*[.C55]+1.5*[.C56])*50000*8*0.000001/[.D71]" office:value-type="float" office:value="11066.8164515186" calcext:value-type="float">
            <text:p>11,066.82</text:p>
          </table:table-cell>
          <table:table-cell table:style-name="ce5" table:formula="of:=[.C55]*50000*8*0.000001/[.D89]" office:value-type="float" office:value="7.05385263796454" calcext:value-type="float">
            <text:p>7.05</text:p>
          </table:table-cell>
          <table:table-cell table:style-name="ce1" office:value-type="float" office:value="10.448466" calcext:value-type="float">
            <text:p>10.45</text:p>
          </table:table-cell>
          <table:table-cell table:style-name="ce1" table:formula="of:=[.C55]*50000*8*0.000001/[.G71]" office:value-type="float" office:value="38283.1317056494" calcext:value-type="float">
            <text:p>38283.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07.482865" calcext:value-type="float">
            <text:p>307.48</text:p>
          </table:table-cell>
          <table:table-cell table:style-name="ce5" table:formula="of:=(3*[.C55]+1.5*[.C56])*50000*8*0.000001/[.D90]" office:value-type="float" office:value="60.5023713568329" calcext:value-type="float">
            <text:p>60.50</text:p>
          </table:table-cell>
          <table:table-cell table:style-name="ce1" office:value-type="float" office:value="298.418904" calcext:value-type="float">
            <text:p>298.42</text:p>
          </table:table-cell>
          <table:table-cell table:style-name="ce5" table:formula="of:=(3*[.C55]+1.5*[.C56])*50000*8*0.000001/[.D72]" office:value-type="float" office:value="12063.5789212603" calcext:value-type="float">
            <text:p>12,063.58</text:p>
          </table:table-cell>
          <table:table-cell table:style-name="ce5" table:formula="of:=[.C55]*50000*8*0.000001/[.D90]" office:value-type="float" office:value="6.72248570631477" calcext:value-type="float">
            <text:p>6.72</text:p>
          </table:table-cell>
          <table:table-cell table:style-name="ce1" office:value-type="float" office:value="9.063961" calcext:value-type="float">
            <text:p>9.06</text:p>
          </table:table-cell>
          <table:table-cell table:style-name="ce1" table:formula="of:=[.C55]*50000*8*0.000001/[.G72]" office:value-type="float" office:value="44130.8165381559" calcext:value-type="float">
            <text:p>44130.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87.048417" calcext:value-type="float">
            <text:p>287.05</text:p>
          </table:table-cell>
          <table:table-cell table:style-name="ce5" table:formula="of:=(3*[.C55]+1.5*[.C56])*50000*8*0.000001/[.D91]" office:value-type="float" office:value="57.4439363138226" calcext:value-type="float">
            <text:p>57.44</text:p>
          </table:table-cell>
          <table:table-cell table:style-name="ce1" office:value-type="float" office:value="278.843875" calcext:value-type="float">
            <text:p>278.84</text:p>
          </table:table-cell>
          <table:table-cell table:style-name="ce5" table:formula="of:=(3*[.C55]+1.5*[.C56])*50000*8*0.000001/[.D73]" office:value-type="float" office:value="12910.4503371286" calcext:value-type="float">
            <text:p>12,910.45</text:p>
          </table:table-cell>
          <table:table-cell table:style-name="ce5" table:formula="of:=[.C55]*50000*8*0.000001/[.D91]" office:value-type="float" office:value="6.38265959042473" calcext:value-type="float">
            <text:p>6.38</text:p>
          </table:table-cell>
          <table:table-cell table:style-name="ce1" office:value-type="float" office:value="8.204542" calcext:value-type="float">
            <text:p>8.20</text:p>
          </table:table-cell>
          <table:table-cell table:style-name="ce1" table:formula="of:=[.C55]*50000*8*0.000001/[.G73]" office:value-type="float" office:value="48753.4831316605" calcext:value-type="float">
            <text:p>48753.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74.57906" calcext:value-type="float">
            <text:p>274.58</text:p>
          </table:table-cell>
          <table:table-cell table:style-name="ce5" table:formula="of:=(3*[.C55]+1.5*[.C56])*50000*8*0.000001/[.D92]" office:value-type="float" office:value="54.8701026528171" calcext:value-type="float">
            <text:p>54.87</text:p>
          </table:table-cell>
          <table:table-cell table:style-name="ce1" office:value-type="float" office:value="266.991144" calcext:value-type="float">
            <text:p>266.99</text:p>
          </table:table-cell>
          <table:table-cell table:style-name="ce5" table:formula="of:=(3*[.C55]+1.5*[.C56])*50000*8*0.000001/[.D74]" office:value-type="float" office:value="13483.5932985103" calcext:value-type="float">
            <text:p>13,483.59</text:p>
          </table:table-cell>
          <table:table-cell table:style-name="ce5" table:formula="of:=[.C55]*50000*8*0.000001/[.D92]" office:value-type="float" office:value="6.09667807253523" calcext:value-type="float">
            <text:p>6.10</text:p>
          </table:table-cell>
          <table:table-cell table:style-name="ce1" office:value-type="float" office:value="7.587916" calcext:value-type="float">
            <text:p>7.59</text:p>
          </table:table-cell>
          <table:table-cell table:style-name="ce1" table:formula="of:=[.C55]*50000*8*0.000001/[.G74]" office:value-type="float" office:value="52715.3964276884" calcext:value-type="float">
            <text:p>52715.4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56.309837" calcext:value-type="float">
            <text:p>256.31</text:p>
          </table:table-cell>
          <table:table-cell table:style-name="ce5" table:formula="of:=(3*[.C55]+1.5*[.C56])*50000*8*0.000001/[.D93]" office:value-type="float" office:value="52.948573697796" calcext:value-type="float">
            <text:p>52.95</text:p>
          </table:table-cell>
          <table:table-cell table:style-name="ce1" office:value-type="float" office:value="249.445221" calcext:value-type="float">
            <text:p>249.45</text:p>
          </table:table-cell>
          <table:table-cell table:style-name="ce5" table:formula="of:=(3*[.C55]+1.5*[.C56])*50000*8*0.000001/[.D75]" office:value-type="float" office:value="14432.0263405648" calcext:value-type="float">
            <text:p>14,432.03</text:p>
          </table:table-cell>
          <table:table-cell table:style-name="ce5" table:formula="of:=[.C55]*50000*8*0.000001/[.D93]" office:value-type="float" office:value="5.88317485531067" calcext:value-type="float">
            <text:p>5.88</text:p>
          </table:table-cell>
          <table:table-cell table:style-name="ce1" office:value-type="float" office:value="6.864616" calcext:value-type="float">
            <text:p>6.86</text:p>
          </table:table-cell>
          <table:table-cell table:style-name="ce1" table:formula="of:=[.C55]*50000*8*0.000001/[.G75]" office:value-type="float" office:value="58269.8289314362" calcext:value-type="float">
            <text:p>58269.8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6.382961" calcext:value-type="float">
            <text:p>246.38</text:p>
          </table:table-cell>
          <table:table-cell table:style-name="ce5" table:formula="of:=(3*[.C55]+1.5*[.C56])*50000*8*0.000001/[.D94]" office:value-type="float" office:value="51.4948526603528" calcext:value-type="float">
            <text:p>51.49</text:p>
          </table:table-cell>
          <table:table-cell table:style-name="ce1" office:value-type="float" office:value="240.071601" calcext:value-type="float">
            <text:p>240.07</text:p>
          </table:table-cell>
          <table:table-cell table:style-name="ce5" table:formula="of:=(3*[.C55]+1.5*[.C56])*50000*8*0.000001/[.D76]" office:value-type="float" office:value="14995.5262721808" calcext:value-type="float">
            <text:p>14,995.53</text:p>
          </table:table-cell>
          <table:table-cell table:style-name="ce5" table:formula="of:=[.C55]*50000*8*0.000001/[.D94]" office:value-type="float" office:value="5.72165029559476" calcext:value-type="float">
            <text:p>5.72</text:p>
          </table:table-cell>
          <table:table-cell table:style-name="ce1" office:value-type="float" office:value="6.31136" calcext:value-type="float">
            <text:p>6.31</text:p>
          </table:table-cell>
          <table:table-cell table:style-name="ce1" table:formula="of:=[.C55]*50000*8*0.000001/[.G76]" office:value-type="float" office:value="63377.7822846423" calcext:value-type="float">
            <text:p>63377.7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41.622908" calcext:value-type="float">
            <text:p>241.62</text:p>
          </table:table-cell>
          <table:table-cell table:style-name="ce5" table:formula="of:=(3*[.C55]+1.5*[.C56])*50000*8*0.000001/[.D95]" office:value-type="float" office:value="50.7824732757234" calcext:value-type="float">
            <text:p>50.78</text:p>
          </table:table-cell>
          <table:table-cell table:style-name="ce1" office:value-type="float" office:value="235.604184" calcext:value-type="float">
            <text:p>235.60</text:p>
          </table:table-cell>
          <table:table-cell table:style-name="ce5" table:formula="of:=(3*[.C55]+1.5*[.C56])*50000*8*0.000001/[.D77]" office:value-type="float" office:value="15279.8644696395" calcext:value-type="float">
            <text:p>15,279.86</text:p>
          </table:table-cell>
          <table:table-cell table:style-name="ce5" table:formula="of:=[.C55]*50000*8*0.000001/[.D95]" office:value-type="float" office:value="5.64249703063594" calcext:value-type="float">
            <text:p>5.64</text:p>
          </table:table-cell>
          <table:table-cell table:style-name="ce1" office:value-type="float" office:value="6.018724" calcext:value-type="float">
            <text:p>6.02</text:p>
          </table:table-cell>
          <table:table-cell table:style-name="ce1" table:formula="of:=[.C55]*50000*8*0.000001/[.G77]" office:value-type="float" office:value="66459.2694398348" calcext:value-type="float">
            <text:p>66459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44.984945" calcext:value-type="float">
            <text:p>244.98</text:p>
          </table:table-cell>
          <table:table-cell table:style-name="ce5" table:formula="of:=(3*[.C55]+1.5*[.C56])*50000*8*0.000001/[.D96]" office:value-type="float" office:value="49.9005454406842" calcext:value-type="float">
            <text:p>49.90</text:p>
          </table:table-cell>
          <table:table-cell table:style-name="ce1" office:value-type="float" office:value="239.085825" calcext:value-type="float">
            <text:p>239.09</text:p>
          </table:table-cell>
          <table:table-cell table:style-name="ce5" table:formula="of:=(3*[.C55]+1.5*[.C56])*50000*8*0.000001/[.D78]" office:value-type="float" office:value="15057.3544040095" calcext:value-type="float">
            <text:p>15,057.35</text:p>
          </table:table-cell>
          <table:table-cell table:style-name="ce5" table:formula="of:=[.C55]*50000*8*0.000001/[.D96]" office:value-type="float" office:value="5.54450504896491" calcext:value-type="float">
            <text:p>5.54</text:p>
          </table:table-cell>
          <table:table-cell table:style-name="ce1" office:value-type="float" office:value="5.89912" calcext:value-type="float">
            <text:p>5.90</text:p>
          </table:table-cell>
          <table:table-cell table:style-name="ce1" table:formula="of:=[.C55]*50000*8*0.000001/[.G78]" office:value-type="float" office:value="67806.7237147236" calcext:value-type="float">
            <text:p>67806.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37.039464" calcext:value-type="float">
            <text:p>237.04</text:p>
          </table:table-cell>
          <table:table-cell table:style-name="ce5" table:formula="of:=(3*[.C55]+1.5*[.C56])*50000*8*0.000001/[.D97]" office:value-type="float" office:value="49.5704582100383" calcext:value-type="float">
            <text:p>49.57</text:p>
          </table:table-cell>
          <table:table-cell table:style-name="ce1" office:value-type="float" office:value="231.501591" calcext:value-type="float">
            <text:p>231.50</text:p>
          </table:table-cell>
          <table:table-cell table:style-name="ce5" table:formula="of:=(3*[.C55]+1.5*[.C56])*50000*8*0.000001/[.D79]" office:value-type="float" office:value="15550.6490665976" calcext:value-type="float">
            <text:p>15,550.65</text:p>
          </table:table-cell>
          <table:table-cell table:style-name="ce5" table:formula="of:=[.C55]*50000*8*0.000001/[.D97]" office:value-type="float" office:value="5.50782869000426" calcext:value-type="float">
            <text:p>5.51</text:p>
          </table:table-cell>
          <table:table-cell table:style-name="ce1" office:value-type="float" office:value="5.537873" calcext:value-type="float">
            <text:p>5.54</text:p>
          </table:table-cell>
          <table:table-cell table:style-name="ce1" table:formula="of:=[.C55]*50000*8*0.000001/[.G79]" office:value-type="float" office:value="72229.8976520408" calcext:value-type="float">
            <text:p>72229.9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229.522912" calcext:value-type="float">
            <text:p>229.52</text:p>
          </table:table-cell>
          <table:table-cell table:style-name="ce5" table:formula="of:=(3*[.C55]+1.5*[.C56])*50000*8*0.000001/[.D98]" office:value-type="float" office:value="49.4684885727791" calcext:value-type="float">
            <text:p>49.47</text:p>
          </table:table-cell>
          <table:table-cell table:style-name="ce1" office:value-type="float" office:value="224.29142" calcext:value-type="float">
            <text:p>224.29</text:p>
          </table:table-cell>
          <table:table-cell table:style-name="ce5" table:formula="of:=(3*[.C55]+1.5*[.C56])*50000*8*0.000001/[.D80]" office:value-type="float" office:value="16050.5470962732" calcext:value-type="float">
            <text:p>16,050.55</text:p>
          </table:table-cell>
          <table:table-cell table:style-name="ce5" table:formula="of:=[.C55]*50000*8*0.000001/[.D98]" office:value-type="float" office:value="5.49649873030879" calcext:value-type="float">
            <text:p>5.50</text:p>
          </table:table-cell>
          <table:table-cell table:style-name="ce1" office:value-type="float" office:value="5.231492" calcext:value-type="float">
            <text:p>5.23</text:p>
          </table:table-cell>
          <table:table-cell table:style-name="ce1" table:formula="of:=[.C55]*50000*8*0.000001/[.G80]" office:value-type="float" office:value="76460.0232591391" calcext:value-type="float">
            <text:p>76460.0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23.155426" calcext:value-type="float">
            <text:p>223.16</text:p>
          </table:table-cell>
          <table:table-cell table:style-name="ce5" table:formula="of:=(3*[.C55]+1.5*[.C56])*50000*8*0.000001/[.D99]" office:value-type="float" office:value="49.5107376412259" calcext:value-type="float">
            <text:p>49.51</text:p>
          </table:table-cell>
          <table:table-cell table:style-name="ce1" office:value-type="float" office:value="218.17939" calcext:value-type="float">
            <text:p>218.18</text:p>
          </table:table-cell>
          <table:table-cell table:style-name="ce5" table:formula="of:=(3*[.C55]+1.5*[.C56])*50000*8*0.000001/[.D81]" office:value-type="float" office:value="16500.1836332937" calcext:value-type="float">
            <text:p>16,500.18</text:p>
          </table:table-cell>
          <table:table-cell table:style-name="ce5" table:formula="of:=[.C55]*50000*8*0.000001/[.D99]" office:value-type="float" office:value="5.50119307124733" calcext:value-type="float">
            <text:p>5.50</text:p>
          </table:table-cell>
          <table:table-cell table:style-name="ce1" office:value-type="float" office:value="4.976036" calcext:value-type="float">
            <text:p>4.98</text:p>
          </table:table-cell>
          <table:table-cell table:style-name="ce1" table:formula="of:=[.C55]*50000*8*0.000001/[.G81]" office:value-type="float" office:value="80385.2705245702" calcext:value-type="float">
            <text:p>80385.27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3"/>
          <table:table-cell table:style-name="ce2"/>
          <table:table-cell table:number-columns-repeated="4"/>
        </table:table-row>
      </table:table>
      <table:table table:name="DRAM_240720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ce2"/>
        <table:table-column table:style-name="co1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1107" calcext:value-type="float">
            <text:p>1,001,10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office:value-type="float" office:value="1115.056165" calcext:value-type="float">
            <text:p>1115.06</text:p>
          </table:table-cell>
          <table:table-cell table:style-name="ce5" table:formula="of:=(6*[.C2]+5*[.C3])*50000*8*0.000001/[.D31]" office:value-type="float" office:value="3024.17011401296" calcext:value-type="float">
            <text:p>3,024.17</text:p>
          </table:table-cell>
          <table:table-cell table:style-name="ce1" office:value-type="float" office:value="1057.563061" calcext:value-type="float">
            <text:p>1057.56</text:p>
          </table:table-cell>
          <table:table-cell table:style-name="ce5" table:formula="of:=(6*[.C2]+5*[.C3])*50000*8*0.000001/[.E13]" office:value-type="float" office:value="32530.1233266127" calcext:value-type="float">
            <text:p>32,530.12</text:p>
          </table:table-cell>
          <table:table-cell table:style-name="ce5" table:formula="of:=[.C2]*50000*8*0.000001/[.D31]" office:value-type="float" office:value="35.2009775050765" calcext:value-type="float">
            <text:p>35.20</text:p>
          </table:table-cell>
          <table:table-cell table:style-name="ce1" office:value-type="float" office:value="57.493104" calcext:value-type="float">
            <text:p>57.49</text:p>
          </table:table-cell>
          <table:table-cell table:style-name="ce1" table:formula="of:=[.C2]*50000*8*0.000001/[.H13]" office:value-type="float" office:value="6965.05793112162" calcext:value-type="float">
            <text:p>6965.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office:value-type="float" office:value="586.303594" calcext:value-type="float">
            <text:p>586.30</text:p>
          </table:table-cell>
          <table:table-cell table:style-name="ce5" table:formula="of:=(6*[.C2]+5*[.C3])*50000*8*0.000001/[.D32]" office:value-type="float" office:value="1473.00653382087" calcext:value-type="float">
            <text:p>1,473.01</text:p>
          </table:table-cell>
          <table:table-cell table:style-name="ce1" office:value-type="float" office:value="554.685525" calcext:value-type="float">
            <text:p>554.69</text:p>
          </table:table-cell>
          <table:table-cell table:style-name="ce5" table:formula="of:=(6*[.C2]+5*[.C3])*50000*8*0.000001/[.E14]" office:value-type="float" office:value="62021.9119653429" calcext:value-type="float">
            <text:p>62,021.91</text:p>
          </table:table-cell>
          <table:table-cell table:style-name="ce5" table:formula="of:=[.C2]*50000*8*0.000001/[.D32]" office:value-type="float" office:value="17.1456194284833" calcext:value-type="float">
            <text:p>17.15</text:p>
          </table:table-cell>
          <table:table-cell table:style-name="ce1" office:value-type="float" office:value="31.618069" calcext:value-type="float">
            <text:p>31.62</text:p>
          </table:table-cell>
          <table:table-cell table:style-name="ce1" table:formula="of:=[.C2]*50000*8*0.000001/[.H14]" office:value-type="float" office:value="12664.9986120278" calcext:value-type="float">
            <text:p>1266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office:value-type="float" office:value="404.421779" calcext:value-type="float">
            <text:p>404.42</text:p>
          </table:table-cell>
          <table:table-cell table:style-name="ce5" table:formula="of:=(6*[.C2]+5*[.C3])*50000*8*0.000001/[.D33]" office:value-type="float" office:value="949.442157495874" calcext:value-type="float">
            <text:p>949.44</text:p>
          </table:table-cell>
          <table:table-cell table:style-name="ce1" office:value-type="float" office:value="382.706544" calcext:value-type="float">
            <text:p>382.71</text:p>
          </table:table-cell>
          <table:table-cell table:style-name="ce5" table:formula="of:=(6*[.C2]+5*[.C3])*50000*8*0.000001/[.E15]" office:value-type="float" office:value="89893.0455707076" calcext:value-type="float">
            <text:p>89,893.05</text:p>
          </table:table-cell>
          <table:table-cell table:style-name="ce5" table:formula="of:=[.C2]*50000*8*0.000001/[.D33]" office:value-type="float" office:value="11.0513928675906" calcext:value-type="float">
            <text:p>11.05</text:p>
          </table:table-cell>
          <table:table-cell table:style-name="ce1" office:value-type="float" office:value="21.715235" calcext:value-type="float">
            <text:p>21.72</text:p>
          </table:table-cell>
          <table:table-cell table:style-name="ce1" table:formula="of:=[.C2]*50000*8*0.000001/[.H15]" office:value-type="float" office:value="18440.6385655048" calcext:value-type="float">
            <text:p>18440.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office:value-type="float" office:value="310.971245" calcext:value-type="float">
            <text:p>310.97</text:p>
          </table:table-cell>
          <table:table-cell table:style-name="ce5" table:formula="of:=(6*[.C2]+5*[.C3])*50000*8*0.000001/[.D34]" office:value-type="float" office:value="715.703630043084" calcext:value-type="float">
            <text:p>715.70</text:p>
          </table:table-cell>
          <table:table-cell table:style-name="ce1" office:value-type="float" office:value="295.28549" calcext:value-type="float">
            <text:p>295.29</text:p>
          </table:table-cell>
          <table:table-cell table:style-name="ce5" table:formula="of:=(6*[.C2]+5*[.C3])*50000*8*0.000001/[.E16]" office:value-type="float" office:value="116506.425019394" calcext:value-type="float">
            <text:p>116,506.43</text:p>
          </table:table-cell>
          <table:table-cell table:style-name="ce5" table:formula="of:=[.C2]*50000*8*0.000001/[.D34]" office:value-type="float" office:value="8.33070443514749" calcext:value-type="float">
            <text:p>8.33</text:p>
          </table:table-cell>
          <table:table-cell table:style-name="ce1" office:value-type="float" office:value="15.685755" calcext:value-type="float">
            <text:p>15.69</text:p>
          </table:table-cell>
          <table:table-cell table:style-name="ce1" table:formula="of:=[.C2]*50000*8*0.000001/[.H16]" office:value-type="float" office:value="25529.0739910192" calcext:value-type="float">
            <text:p>25529.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office:value-type="float" office:value="252.305822" calcext:value-type="float">
            <text:p>252.31</text:p>
          </table:table-cell>
          <table:table-cell table:style-name="ce5" table:formula="of:=(6*[.C2]+5*[.C3])*50000*8*0.000001/[.D35]" office:value-type="float" office:value="642.856469084542" calcext:value-type="float">
            <text:p>642.86</text:p>
          </table:table-cell>
          <table:table-cell table:style-name="ce1" office:value-type="float" office:value="239.581011" calcext:value-type="float">
            <text:p>239.58</text:p>
          </table:table-cell>
          <table:table-cell table:style-name="ce5" table:formula="of:=(6*[.C2]+5*[.C3])*50000*8*0.000001/[.E17]" office:value-type="float" office:value="143595.089846248" calcext:value-type="float">
            <text:p>143,595.09</text:p>
          </table:table-cell>
          <table:table-cell table:style-name="ce5" table:formula="of:=[.C2]*50000*8*0.000001/[.D35]" office:value-type="float" office:value="7.48277221654368" calcext:value-type="float">
            <text:p>7.48</text:p>
          </table:table-cell>
          <table:table-cell table:style-name="ce1" office:value-type="float" office:value="12.724811" calcext:value-type="float">
            <text:p>12.72</text:p>
          </table:table-cell>
          <table:table-cell table:style-name="ce1" table:formula="of:=[.C2]*50000*8*0.000001/[.H17]" office:value-type="float" office:value="31469.4497230646" calcext:value-type="float">
            <text:p>31469.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office:value-type="float" office:value="213.833885" calcext:value-type="float">
            <text:p>213.83</text:p>
          </table:table-cell>
          <table:table-cell table:style-name="ce5" table:formula="of:=(6*[.C2]+5*[.C3])*50000*8*0.000001/[.D36]" office:value-type="float" office:value="606.678178554172" calcext:value-type="float">
            <text:p>606.68</text:p>
          </table:table-cell>
          <table:table-cell table:style-name="ce1" office:value-type="float" office:value="203.125392" calcext:value-type="float">
            <text:p>203.13</text:p>
          </table:table-cell>
          <table:table-cell table:style-name="ce5" table:formula="of:=(6*[.C2]+5*[.C3])*50000*8*0.000001/[.E18]" office:value-type="float" office:value="169366.598933136" calcext:value-type="float">
            <text:p>169,366.60</text:p>
          </table:table-cell>
          <table:table-cell table:style-name="ce5" table:formula="of:=[.C2]*50000*8*0.000001/[.D36]" office:value-type="float" office:value="7.06166125283477" calcext:value-type="float">
            <text:p>7.06</text:p>
          </table:table-cell>
          <table:table-cell table:style-name="ce1" office:value-type="float" office:value="10.708493" calcext:value-type="float">
            <text:p>10.71</text:p>
          </table:table-cell>
          <table:table-cell table:style-name="ce1" table:formula="of:=[.C2]*50000*8*0.000001/[.H18]" office:value-type="float" office:value="37394.8789993139" calcext:value-type="float">
            <text:p>37394.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office:value-type="float" office:value="187.134248" calcext:value-type="float">
            <text:p>187.13</text:p>
          </table:table-cell>
          <table:table-cell table:style-name="ce5" table:formula="of:=(6*[.C2]+5*[.C3])*50000*8*0.000001/[.D37]" office:value-type="float" office:value="578.178421493131" calcext:value-type="float">
            <text:p>578.18</text:p>
          </table:table-cell>
          <table:table-cell table:style-name="ce1" office:value-type="float" office:value="177.862427" calcext:value-type="float">
            <text:p>177.86</text:p>
          </table:table-cell>
          <table:table-cell table:style-name="ce5" table:formula="of:=(6*[.C2]+5*[.C3])*50000*8*0.000001/[.E19]" office:value-type="float" office:value="193422.845849281" calcext:value-type="float">
            <text:p>193,422.85</text:p>
          </table:table-cell>
          <table:table-cell table:style-name="ce5" table:formula="of:=[.C2]*50000*8*0.000001/[.D37]" office:value-type="float" office:value="6.72992749799166" calcext:value-type="float">
            <text:p>6.73</text:p>
          </table:table-cell>
          <table:table-cell table:style-name="ce1" office:value-type="float" office:value="9.271821" calcext:value-type="float">
            <text:p>9.27</text:p>
          </table:table-cell>
          <table:table-cell table:style-name="ce1" table:formula="of:=[.C2]*50000*8*0.000001/[.H19]" office:value-type="float" office:value="43189.2289551319" calcext:value-type="float">
            <text:p>43189.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office:value-type="float" office:value="172.199508" calcext:value-type="float">
            <text:p>172.20</text:p>
          </table:table-cell>
          <table:table-cell table:style-name="ce5" table:formula="of:=(6*[.C2]+5*[.C3])*50000*8*0.000001/[.D38]" office:value-type="float" office:value="548.951118401527" calcext:value-type="float">
            <text:p>548.95</text:p>
          </table:table-cell>
          <table:table-cell table:style-name="ce1" office:value-type="float" office:value="163.755403" calcext:value-type="float">
            <text:p>163.76</text:p>
          </table:table-cell>
          <table:table-cell table:style-name="ce5" table:formula="of:=(6*[.C2]+5*[.C3])*50000*8*0.000001/[.E20]" office:value-type="float" office:value="210085.628747163" calcext:value-type="float">
            <text:p>210,085.63</text:p>
          </table:table-cell>
          <table:table-cell table:style-name="ce5" table:formula="of:=[.C2]*50000*8*0.000001/[.D38]" office:value-type="float" office:value="6.38972519459133" calcext:value-type="float">
            <text:p>6.39</text:p>
          </table:table-cell>
          <table:table-cell table:style-name="ce1" office:value-type="float" office:value="8.444105" calcext:value-type="float">
            <text:p>8.44</text:p>
          </table:table-cell>
          <table:table-cell table:style-name="ce1" table:formula="of:=[.C2]*50000*8*0.000001/[.H20]" office:value-type="float" office:value="47422.7641650595" calcext:value-type="float">
            <text:p>47422.7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office:value-type="float" office:value="163.026162" calcext:value-type="float">
            <text:p>163.03</text:p>
          </table:table-cell>
          <table:table-cell table:style-name="ce5" table:formula="of:=(6*[.C2]+5*[.C3])*50000*8*0.000001/[.D39]" office:value-type="float" office:value="524.354808373787" calcext:value-type="float">
            <text:p>524.35</text:p>
          </table:table-cell>
          <table:table-cell table:style-name="ce1" office:value-type="float" office:value="154.540432" calcext:value-type="float">
            <text:p>154.54</text:p>
          </table:table-cell>
          <table:table-cell table:style-name="ce5" table:formula="of:=(6*[.C2]+5*[.C3])*50000*8*0.000001/[.E21]" office:value-type="float" office:value="222612.661002526" calcext:value-type="float">
            <text:p>222,612.66</text:p>
          </table:table-cell>
          <table:table-cell table:style-name="ce5" table:formula="of:=[.C2]*50000*8*0.000001/[.D39]" office:value-type="float" office:value="6.10342709516152" calcext:value-type="float">
            <text:p>6.10</text:p>
          </table:table-cell>
          <table:table-cell table:style-name="ce1" office:value-type="float" office:value="8.48573" calcext:value-type="float">
            <text:p>8.49</text:p>
          </table:table-cell>
          <table:table-cell table:style-name="ce1" table:formula="of:=[.C2]*50000*8*0.000001/[.H21]" office:value-type="float" office:value="47190.1415670779" calcext:value-type="float">
            <text:p>47190.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office:value-type="float" office:value="151.127116" calcext:value-type="float">
            <text:p>151.13</text:p>
          </table:table-cell>
          <table:table-cell table:style-name="ce5" table:formula="of:=(6*[.C2]+5*[.C3])*50000*8*0.000001/[.D40]" office:value-type="float" office:value="505.992113604106" calcext:value-type="float">
            <text:p>505.99</text:p>
          </table:table-cell>
          <table:table-cell table:style-name="ce1" office:value-type="float" office:value="143.996843" calcext:value-type="float">
            <text:p>144.00</text:p>
          </table:table-cell>
          <table:table-cell table:style-name="ce5" table:formula="of:=(6*[.C2]+5*[.C3])*50000*8*0.000001/[.E22]" office:value-type="float" office:value="238912.57671531" calcext:value-type="float">
            <text:p>238,912.58</text:p>
          </table:table-cell>
          <table:table-cell table:style-name="ce5" table:formula="of:=[.C2]*50000*8*0.000001/[.D40]" office:value-type="float" office:value="5.8896875298755" calcext:value-type="float">
            <text:p>5.89</text:p>
          </table:table-cell>
          <table:table-cell table:style-name="ce1" office:value-type="float" office:value="7.130273" calcext:value-type="float">
            <text:p>7.13</text:p>
          </table:table-cell>
          <table:table-cell table:style-name="ce1" table:formula="of:=[.C2]*50000*8*0.000001/[.H22]" office:value-type="float" office:value="56160.9352124386" calcext:value-type="float">
            <text:p>56160.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office:value-type="float" office:value="147.187833" calcext:value-type="float">
            <text:p>147.19</text:p>
          </table:table-cell>
          <table:table-cell table:style-name="ce5" table:formula="of:=(6*[.C2]+5*[.C3])*50000*8*0.000001/[.D41]" office:value-type="float" office:value="492.099928622413" calcext:value-type="float">
            <text:p>492.10</text:p>
          </table:table-cell>
          <table:table-cell table:style-name="ce1" office:value-type="float" office:value="140.512599" calcext:value-type="float">
            <text:p>140.51</text:p>
          </table:table-cell>
          <table:table-cell table:style-name="ce5" table:formula="of:=(6*[.C2]+5*[.C3])*50000*8*0.000001/[.E23]" office:value-type="float" office:value="244836.812106792" calcext:value-type="float">
            <text:p>244,836.81</text:p>
          </table:table-cell>
          <table:table-cell table:style-name="ce5" table:formula="of:=[.C2]*50000*8*0.000001/[.D41]" office:value-type="float" office:value="5.72798416247198" calcext:value-type="float">
            <text:p>5.73</text:p>
          </table:table-cell>
          <table:table-cell table:style-name="ce1" office:value-type="float" office:value="6.675235" calcext:value-type="float">
            <text:p>6.68</text:p>
          </table:table-cell>
          <table:table-cell table:style-name="ce1" table:formula="of:=[.C2]*50000*8*0.000001/[.H23]" office:value-type="float" office:value="59989.3187281047" calcext:value-type="float">
            <text:p>59989.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office:value-type="float" office:value="145.413266" calcext:value-type="float">
            <text:p>145.41</text:p>
          </table:table-cell>
          <table:table-cell table:style-name="ce5" table:formula="of:=(6*[.C2]+5*[.C3])*50000*8*0.000001/[.D42]" office:value-type="float" office:value="485.292222099968" calcext:value-type="float">
            <text:p>485.29</text:p>
          </table:table-cell>
          <table:table-cell table:style-name="ce1" office:value-type="float" office:value="139.056894" calcext:value-type="float">
            <text:p>139.06</text:p>
          </table:table-cell>
          <table:table-cell table:style-name="ce5" table:formula="of:=(6*[.C2]+5*[.C3])*50000*8*0.000001/[.E24]" office:value-type="float" office:value="247399.864979006" calcext:value-type="float">
            <text:p>247,399.86</text:p>
          </table:table-cell>
          <table:table-cell table:style-name="ce5" table:formula="of:=[.C2]*50000*8*0.000001/[.D42]" office:value-type="float" office:value="5.64874327484885" calcext:value-type="float">
            <text:p>5.65</text:p>
          </table:table-cell>
          <table:table-cell table:style-name="ce1" office:value-type="float" office:value="6.356372" calcext:value-type="float">
            <text:p>6.36</text:p>
          </table:table-cell>
          <table:table-cell table:style-name="ce1" table:formula="of:=[.C2]*50000*8*0.000001/[.H24]" office:value-type="float" office:value="62998.6413633437" calcext:value-type="float">
            <text:p>62998.6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office:value-type="float" office:value="146.152964" calcext:value-type="float">
            <text:p>146.15</text:p>
          </table:table-cell>
          <table:table-cell table:style-name="ce5" table:formula="of:=(6*[.C2]+5*[.C3])*50000*8*0.000001/[.D43]" office:value-type="float" office:value="476.864260813518" calcext:value-type="float">
            <text:p>476.86</text:p>
          </table:table-cell>
          <table:table-cell table:style-name="ce1" office:value-type="float" office:value="139.926464" calcext:value-type="float">
            <text:p>139.93</text:p>
          </table:table-cell>
          <table:table-cell table:style-name="ce5" table:formula="of:=(6*[.C2]+5*[.C3])*50000*8*0.000001/[.E25]" office:value-type="float" office:value="245862.40384092" calcext:value-type="float">
            <text:p>245,862.40</text:p>
          </table:table-cell>
          <table:table-cell table:style-name="ce5" table:formula="of:=[.C2]*50000*8*0.000001/[.D43]" office:value-type="float" office:value="5.55064281605411" calcext:value-type="float">
            <text:p>5.55</text:p>
          </table:table-cell>
          <table:table-cell table:style-name="ce1" office:value-type="float" office:value="6.2265" calcext:value-type="float">
            <text:p>6.23</text:p>
          </table:table-cell>
          <table:table-cell table:style-name="ce1" table:formula="of:=[.C2]*50000*8*0.000001/[.H25]" office:value-type="float" office:value="64312.6636151931" calcext:value-type="float">
            <text:p>64312.6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office:value-type="float" office:value="144.898998" calcext:value-type="float">
            <text:p>144.90</text:p>
          </table:table-cell>
          <table:table-cell table:style-name="ce5" table:formula="of:=(6*[.C2]+5*[.C3])*50000*8*0.000001/[.D44]" office:value-type="float" office:value="473.709850338525" calcext:value-type="float">
            <text:p>473.71</text:p>
          </table:table-cell>
          <table:table-cell table:style-name="ce1" office:value-type="float" office:value="138.996354" calcext:value-type="float">
            <text:p>139.00</text:p>
          </table:table-cell>
          <table:table-cell table:style-name="ce5" table:formula="of:=(6*[.C2]+5*[.C3])*50000*8*0.000001/[.E26]" office:value-type="float" office:value="247507.620235852" calcext:value-type="float">
            <text:p>247,507.62</text:p>
          </table:table-cell>
          <table:table-cell table:style-name="ce5" table:formula="of:=[.C2]*50000*8*0.000001/[.D44]" office:value-type="float" office:value="5.51392585636409" calcext:value-type="float">
            <text:p>5.51</text:p>
          </table:table-cell>
          <table:table-cell table:style-name="ce1" office:value-type="float" office:value="5.902644" calcext:value-type="float">
            <text:p>5.90</text:p>
          </table:table-cell>
          <table:table-cell table:style-name="ce1" table:formula="of:=[.C2]*50000*8*0.000001/[.H26]" office:value-type="float" office:value="67841.2589341319" calcext:value-type="float">
            <text:p>67841.26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office:value-type="float" office:value="143.510005" calcext:value-type="float">
            <text:p>143.51</text:p>
          </table:table-cell>
          <table:table-cell table:style-name="ce5" table:formula="of:=(6*[.C2]+5*[.C3])*50000*8*0.000001/[.D45]" office:value-type="float" office:value="472.735398551123" calcext:value-type="float">
            <text:p>472.74</text:p>
          </table:table-cell>
          <table:table-cell table:style-name="ce1" office:value-type="float" office:value="137.910622" calcext:value-type="float">
            <text:p>137.91</text:p>
          </table:table-cell>
          <table:table-cell table:style-name="ce5" table:formula="of:=(6*[.C2]+5*[.C3])*50000*8*0.000001/[.E27]" office:value-type="float" office:value="249456.17894465" calcext:value-type="float">
            <text:p>249,456.18</text:p>
          </table:table-cell>
          <table:table-cell table:style-name="ce5" table:formula="of:=[.C2]*50000*8*0.000001/[.D45]" office:value-type="float" office:value="5.50258335440325" calcext:value-type="float">
            <text:p>5.50</text:p>
          </table:table-cell>
          <table:table-cell table:style-name="ce1" office:value-type="float" office:value="5.599383" calcext:value-type="float">
            <text:p>5.60</text:p>
          </table:table-cell>
          <table:table-cell table:style-name="ce1" table:formula="of:=[.C2]*50000*8*0.000001/[.H27]" office:value-type="float" office:value="71515.5223352287" calcext:value-type="float">
            <text:p>71515.52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office:value-type="float" office:value="141.721915" calcext:value-type="float">
            <text:p>141.72</text:p>
          </table:table-cell>
          <table:table-cell table:style-name="ce5" table:formula="of:=(6*[.C2]+5*[.C3])*50000*8*0.000001/[.D46]" office:value-type="float" office:value="473.139143051649" calcext:value-type="float">
            <text:p>473.14</text:p>
          </table:table-cell>
          <table:table-cell table:style-name="ce1" office:value-type="float" office:value="136.38853" calcext:value-type="float">
            <text:p>136.39</text:p>
          </table:table-cell>
          <table:table-cell table:style-name="ce5" table:formula="of:=(6*[.C2]+5*[.C3])*50000*8*0.000001/[.E28]" office:value-type="float" office:value="252240.102595138" calcext:value-type="float">
            <text:p>252,240.10</text:p>
          </table:table-cell>
          <table:table-cell table:style-name="ce5" table:formula="of:=[.C2]*50000*8*0.000001/[.D46]" office:value-type="float" office:value="5.5072828919772" calcext:value-type="float">
            <text:p>5.51</text:p>
          </table:table-cell>
          <table:table-cell table:style-name="ce1" office:value-type="float" office:value="5.333385" calcext:value-type="float">
            <text:p>5.33</text:p>
          </table:table-cell>
          <table:table-cell table:style-name="ce1" table:formula="of:=[.C2]*50000*8*0.000001/[.H28]" office:value-type="float" office:value="75082.2976402416" calcext:value-type="float">
            <text:p>75082.30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11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5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RAM_030720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2" table:default-cell-style-name="ce2"/>
        <table:table-column table:style-name="co1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6000000" calcext:value-type="float">
            <text:p>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 office:value-type="string" calcext:value-type="string">
            <text:p>8*50000*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5" office:value-type="float" office:value="2398.785153" calcext:value-type="float">
            <text:p>2,398.79</text:p>
          </table:table-cell>
          <table:table-cell table:style-name="ce5"/>
          <table:table-cell table:style-name="ce5" office:value-type="float" office:value="1984.98046" calcext:value-type="float">
            <text:p>1,984.98</text:p>
          </table:table-cell>
          <table:table-cell table:style-name="ce5" table:formula="of:=(9*6000000+6*16000000)*50000*8*0.000001/[.E13]" office:value-type="float" office:value="30226.9978012781" calcext:value-type="float">
            <text:p>30,227.00</text:p>
          </table:table-cell>
          <table:table-cell table:style-name="ce5" table:formula="of:=6000000*50000*8*0.000001/[.C31]" office:value-type="float" office:value="196.936004004365" calcext:value-type="float">
            <text:p>196.94</text:p>
          </table:table-cell>
          <table:table-cell table:style-name="ce5" office:value-type="float" office:value="413.804693" calcext:value-type="float">
            <text:p>413.80</text:p>
          </table:table-cell>
          <table:table-cell table:style-name="ce1" table:formula="of:=[.C2]*50000*8*0.000001/[.H13]" office:value-type="float" office:value="5799.83755766637" calcext:value-type="float">
            <text:p>5799.8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5" office:value-type="float" office:value="1221.711676" calcext:value-type="float">
            <text:p>1,221.71</text:p>
          </table:table-cell>
          <table:table-cell table:style-name="ce5"/>
          <table:table-cell table:style-name="ce5" office:value-type="float" office:value="1011.430715" calcext:value-type="float">
            <text:p>1,011.43</text:p>
          </table:table-cell>
          <table:table-cell table:style-name="ce5" table:formula="of:=(9*6000000+6*16000000)*50000*8*0.000001/[.E14]" office:value-type="float" office:value="59321.9081744022" calcext:value-type="float">
            <text:p>59,321.91</text:p>
          </table:table-cell>
          <table:table-cell table:style-name="ce5" table:formula="of:=6000000*50000*8*0.000001/[.C32]" office:value-type="float" office:value="99.8680908966074" calcext:value-type="float">
            <text:p>99.87</text:p>
          </table:table-cell>
          <table:table-cell table:style-name="ce5" office:value-type="float" office:value="210.280961" calcext:value-type="float">
            <text:p>210.28</text:p>
          </table:table-cell>
          <table:table-cell table:style-name="ce1" table:formula="of:=[.C2]*50000*8*0.000001/[.H14]" office:value-type="float" office:value="11413.3014638448" calcext:value-type="float">
            <text:p>11413.30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5" office:value-type="float" office:value="837.093632" calcext:value-type="float">
            <text:p>837.09</text:p>
          </table:table-cell>
          <table:table-cell table:style-name="ce5"/>
          <table:table-cell table:style-name="ce5" office:value-type="float" office:value="693.71423" calcext:value-type="float">
            <text:p>693.71</text:p>
          </table:table-cell>
          <table:table-cell table:style-name="ce5" table:formula="of:=(9*6000000+6*16000000)*50000*8*0.000001/[.E15]" office:value-type="float" office:value="86490.9459908297" calcext:value-type="float">
            <text:p>86,490.95</text:p>
          </table:table-cell>
          <table:table-cell table:style-name="ce5" table:formula="of:=6000000*50000*8*0.000001/[.C33]" office:value-type="float" office:value="65.3100321651908" calcext:value-type="float">
            <text:p>65.31</text:p>
          </table:table-cell>
          <table:table-cell table:style-name="ce5" office:value-type="float" office:value="143.379402" calcext:value-type="float">
            <text:p>143.38</text:p>
          </table:table-cell>
          <table:table-cell table:style-name="ce1" table:formula="of:=[.C2]*50000*8*0.000001/[.H15]" office:value-type="float" office:value="16738.806038541" calcext:value-type="float">
            <text:p>16738.81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5" office:value-type="float" office:value="644.40917" calcext:value-type="float">
            <text:p>644.41</text:p>
          </table:table-cell>
          <table:table-cell table:style-name="ce5"/>
          <table:table-cell table:style-name="ce5" office:value-type="float" office:value="534.894031" calcext:value-type="float">
            <text:p>534.89</text:p>
          </table:table-cell>
          <table:table-cell table:style-name="ce5" table:formula="of:=(9*6000000+6*16000000)*50000*8*0.000001/[.E16]" office:value-type="float" office:value="112171.750893964" calcext:value-type="float">
            <text:p>112,171.75</text:p>
          </table:table-cell>
          <table:table-cell table:style-name="ce5" table:formula="of:=6000000*50000*8*0.000001/[.C34]" office:value-type="float" office:value="49.5741784629113" calcext:value-type="float">
            <text:p>49.57</text:p>
          </table:table-cell>
          <table:table-cell table:style-name="ce5" office:value-type="float" office:value="109.515139" calcext:value-type="float">
            <text:p>109.52</text:p>
          </table:table-cell>
          <table:table-cell table:style-name="ce1" table:formula="of:=[.C2]*50000*8*0.000001/[.H16]" office:value-type="float" office:value="21914.7783759832" calcext:value-type="float">
            <text:p>21914.78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5" office:value-type="float" office:value="529.724306" calcext:value-type="float">
            <text:p>529.72</text:p>
          </table:table-cell>
          <table:table-cell table:style-name="ce5"/>
          <table:table-cell table:style-name="ce5" office:value-type="float" office:value="440.854558" calcext:value-type="float">
            <text:p>440.85</text:p>
          </table:table-cell>
          <table:table-cell table:style-name="ce5" table:formula="of:=(9*6000000+6*16000000)*50000*8*0.000001/[.E17]" office:value-type="float" office:value="136099.307382005" calcext:value-type="float">
            <text:p>136,099.31</text:p>
          </table:table-cell>
          <table:table-cell table:style-name="ce5" table:formula="of:=6000000*50000*8*0.000001/[.C35]" office:value-type="float" office:value="44.4460082854767" calcext:value-type="float">
            <text:p>44.45</text:p>
          </table:table-cell>
          <table:table-cell table:style-name="ce5" office:value-type="float" office:value="88.869748" calcext:value-type="float">
            <text:p>88.87</text:p>
          </table:table-cell>
          <table:table-cell table:style-name="ce1" table:formula="of:=[.C2]*50000*8*0.000001/[.H17]" office:value-type="float" office:value="27005.815297237" calcext:value-type="float">
            <text:p>27005.8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5" office:value-type="float" office:value="454.225729" calcext:value-type="float">
            <text:p>454.23</text:p>
          </table:table-cell>
          <table:table-cell table:style-name="ce5"/>
          <table:table-cell table:style-name="ce5" office:value-type="float" office:value="379.037784" calcext:value-type="float">
            <text:p>379.04</text:p>
          </table:table-cell>
          <table:table-cell table:style-name="ce5" table:formula="of:=(9*6000000+6*16000000)*50000*8*0.000001/[.E18]" office:value-type="float" office:value="158295.564539286" calcext:value-type="float">
            <text:p>158,295.56</text:p>
          </table:table-cell>
          <table:table-cell table:style-name="ce5" table:formula="of:=6000000*50000*8*0.000001/[.C36]" office:value-type="float" office:value="42.1710351759147" calcext:value-type="float">
            <text:p>42.17</text:p>
          </table:table-cell>
          <table:table-cell table:style-name="ce5" office:value-type="float" office:value="75.187945" calcext:value-type="float">
            <text:p>75.19</text:p>
          </table:table-cell>
          <table:table-cell table:style-name="ce1" table:formula="of:=[.C2]*50000*8*0.000001/[.H18]" office:value-type="float" office:value="31920.0105814835" calcext:value-type="float">
            <text:p>31920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5" office:value-type="float" office:value="409.536387" calcext:value-type="float">
            <text:p>409.54</text:p>
          </table:table-cell>
          <table:table-cell table:style-name="ce5"/>
          <table:table-cell table:style-name="ce5" office:value-type="float" office:value="344.161957" calcext:value-type="float">
            <text:p>344.16</text:p>
          </table:table-cell>
          <table:table-cell table:style-name="ce5" table:formula="of:=(9*6000000+6*16000000)*50000*8*0.000001/[.E19]" office:value-type="float" office:value="174336.526102448" calcext:value-type="float">
            <text:p>174,336.53</text:p>
          </table:table-cell>
          <table:table-cell table:style-name="ce5" table:formula="of:=6000000*50000*8*0.000001/[.C37]" office:value-type="float" office:value="40.1568123522355" calcext:value-type="float">
            <text:p>40.16</text:p>
          </table:table-cell>
          <table:table-cell table:style-name="ce5" office:value-type="float" office:value="65.37443" calcext:value-type="float">
            <text:p>65.37</text:p>
          </table:table-cell>
          <table:table-cell table:style-name="ce1" table:formula="of:=[.C2]*50000*8*0.000001/[.H19]" office:value-type="float" office:value="36711.601156599" calcext:value-type="float">
            <text:p>36711.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5" office:value-type="float" office:value="376.722313" calcext:value-type="float">
            <text:p>376.72</text:p>
          </table:table-cell>
          <table:table-cell table:style-name="ce5"/>
          <table:table-cell table:style-name="ce5" office:value-type="float" office:value="318.83859" calcext:value-type="float">
            <text:p>318.84</text:p>
          </table:table-cell>
          <table:table-cell table:style-name="ce5" table:formula="of:=(9*6000000+6*16000000)*50000*8*0.000001/[.E20]" office:value-type="float" office:value="188182.992529229" calcext:value-type="float">
            <text:p>188,182.99</text:p>
          </table:table-cell>
          <table:table-cell table:style-name="ce5" table:formula="of:=6000000*50000*8*0.000001/[.C38]" office:value-type="float" office:value="37.6539103585907" calcext:value-type="float">
            <text:p>37.65</text:p>
          </table:table-cell>
          <table:table-cell table:style-name="ce5" office:value-type="float" office:value="57.883723" calcext:value-type="float">
            <text:p>57.88</text:p>
          </table:table-cell>
          <table:table-cell table:style-name="ce1" table:formula="of:=[.C2]*50000*8*0.000001/[.H20]" office:value-type="float" office:value="41462.43323015" calcext:value-type="float">
            <text:p>41462.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5" office:value-type="float" office:value="351.988359" calcext:value-type="float">
            <text:p>351.99</text:p>
          </table:table-cell>
          <table:table-cell table:style-name="ce5"/>
          <table:table-cell table:style-name="ce5" office:value-type="float" office:value="299.83759" calcext:value-type="float">
            <text:p>299.84</text:p>
          </table:table-cell>
          <table:table-cell table:style-name="ce5" table:formula="of:=(9*6000000+6*16000000)*50000*8*0.000001/[.E21]" office:value-type="float" office:value="200108.331980657" calcext:value-type="float">
            <text:p>200,108.33</text:p>
          </table:table-cell>
          <table:table-cell table:style-name="ce5" table:formula="of:=6000000*50000*8*0.000001/[.C39]" office:value-type="float" office:value="35.8860259814828" calcext:value-type="float">
            <text:p>35.89</text:p>
          </table:table-cell>
          <table:table-cell table:style-name="ce5" office:value-type="float" office:value="52.150769" calcext:value-type="float">
            <text:p>52.15</text:p>
          </table:table-cell>
          <table:table-cell table:style-name="ce1" table:formula="of:=[.C2]*50000*8*0.000001/[.H21]" office:value-type="float" office:value="46020.4143873698" calcext:value-type="float">
            <text:p>46020.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5" office:value-type="float" office:value="332.089265" calcext:value-type="float">
            <text:p>332.09</text:p>
          </table:table-cell>
          <table:table-cell table:style-name="ce5"/>
          <table:table-cell table:style-name="ce5" office:value-type="float" office:value="284.570952" calcext:value-type="float">
            <text:p>284.57</text:p>
          </table:table-cell>
          <table:table-cell table:style-name="ce5" table:formula="of:=(9*6000000+6*16000000)*50000*8*0.000001/[.E22]" office:value-type="float" office:value="210843.726593711" calcext:value-type="float">
            <text:p>210,843.73</text:p>
          </table:table-cell>
          <table:table-cell table:style-name="ce5" table:formula="of:=6000000*50000*8*0.000001/[.C40]" office:value-type="float" office:value="34.1639442273611" calcext:value-type="float">
            <text:p>34.16</text:p>
          </table:table-cell>
          <table:table-cell table:style-name="ce5" office:value-type="float" office:value="47.518313" calcext:value-type="float">
            <text:p>47.52</text:p>
          </table:table-cell>
          <table:table-cell table:style-name="ce1" table:formula="of:=[.C2]*50000*8*0.000001/[.H22]" office:value-type="float" office:value="50506.8435405104" calcext:value-type="float">
            <text:p>50506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5" office:value-type="float" office:value="315.159749" calcext:value-type="float">
            <text:p>315.16</text:p>
          </table:table-cell>
          <table:table-cell table:style-name="ce5"/>
          <table:table-cell table:style-name="ce5" office:value-type="float" office:value="271.272235" calcext:value-type="float">
            <text:p>271.27</text:p>
          </table:table-cell>
          <table:table-cell table:style-name="ce5" table:formula="of:=(9*6000000+6*16000000)*50000*8*0.000001/[.E23]" office:value-type="float" office:value="221180.026035469" calcext:value-type="float">
            <text:p>221,180.03</text:p>
          </table:table-cell>
          <table:table-cell table:style-name="ce5" table:formula="of:=6000000*50000*8*0.000001/[.C41]" office:value-type="float" office:value="34.0809849404648" calcext:value-type="float">
            <text:p>34.08</text:p>
          </table:table-cell>
          <table:table-cell table:style-name="ce5" office:value-type="float" office:value="43.887514" calcext:value-type="float">
            <text:p>43.89</text:p>
          </table:table-cell>
          <table:table-cell table:style-name="ce1" table:formula="of:=[.C2]*50000*8*0.000001/[.H23]" office:value-type="float" office:value="54685.257406013" calcext:value-type="float">
            <text:p>54685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5" office:value-type="float" office:value="303.599977" calcext:value-type="float">
            <text:p>303.60</text:p>
          </table:table-cell>
          <table:table-cell table:style-name="ce5"/>
          <table:table-cell table:style-name="ce5" office:value-type="float" office:value="262.776434" calcext:value-type="float">
            <text:p>262.78</text:p>
          </table:table-cell>
          <table:table-cell table:style-name="ce5" table:formula="of:=(9*6000000+6*16000000)*50000*8*0.000001/[.E24]" office:value-type="float" office:value="228330.977350884" calcext:value-type="float">
            <text:p>228,330.98</text:p>
          </table:table-cell>
          <table:table-cell table:style-name="ce5" table:formula="of:=6000000*50000*8*0.000001/[.C42]" office:value-type="float" office:value="33.1120345689641" calcext:value-type="float">
            <text:p>33.11</text:p>
          </table:table-cell>
          <table:table-cell table:style-name="ce5" office:value-type="float" office:value="40.823543" calcext:value-type="float">
            <text:p>40.82</text:p>
          </table:table-cell>
          <table:table-cell table:style-name="ce1" table:formula="of:=[.C2]*50000*8*0.000001/[.H24]" office:value-type="float" office:value="58789.6057919324" calcext:value-type="float">
            <text:p>58789.61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5" office:value-type="float" office:value="294.531005" calcext:value-type="float">
            <text:p>294.53</text:p>
          </table:table-cell>
          <table:table-cell table:style-name="ce5"/>
          <table:table-cell table:style-name="ce5" office:value-type="float" office:value="256.382361" calcext:value-type="float">
            <text:p>256.38</text:p>
          </table:table-cell>
          <table:table-cell table:style-name="ce5" table:formula="of:=(9*6000000+6*16000000)*50000*8*0.000001/[.E25]" office:value-type="float" office:value="234025.46012126" calcext:value-type="float">
            <text:p>234,025.46</text:p>
          </table:table-cell>
          <table:table-cell table:style-name="ce5" table:formula="of:=6000000*50000*8*0.000001/[.C43]" office:value-type="float" office:value="32.852455515722" calcext:value-type="float">
            <text:p>32.85</text:p>
          </table:table-cell>
          <table:table-cell table:style-name="ce5" office:value-type="float" office:value="38.148644" calcext:value-type="float">
            <text:p>38.15</text:p>
          </table:table-cell>
          <table:table-cell table:style-name="ce1" table:formula="of:=[.C2]*50000*8*0.000001/[.H25]" office:value-type="float" office:value="62911.803627935" calcext:value-type="float">
            <text:p>62911.80</text:p>
          </table:table-cell>
          <table:table-cell/>
          <table:table-cell office:value-type="string" calcext:value-type="string">
            <text:p>etter wh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5" office:value-type="float" office:value="289.527855" calcext:value-type="float">
            <text:p>289.53</text:p>
          </table:table-cell>
          <table:table-cell table:style-name="ce5"/>
          <table:table-cell table:style-name="ce5" office:value-type="float" office:value="253.66575" calcext:value-type="float">
            <text:p>253.67</text:p>
          </table:table-cell>
          <table:table-cell table:style-name="ce5" table:formula="of:=(9*6000000+6*16000000)*50000*8*0.000001/[.E26]" office:value-type="float" office:value="236531.735167243" calcext:value-type="float">
            <text:p>236,531.74</text:p>
          </table:table-cell>
          <table:table-cell table:style-name="ce5" table:formula="of:=6000000*50000*8*0.000001/[.C44]" office:value-type="float" office:value="32.8969912960044" calcext:value-type="float">
            <text:p>32.90</text:p>
          </table:table-cell>
          <table:table-cell table:style-name="ce5" office:value-type="float" office:value="35.862105" calcext:value-type="float">
            <text:p>35.86</text:p>
          </table:table-cell>
          <table:table-cell table:style-name="ce1" table:formula="of:=[.C2]*50000*8*0.000001/[.H26]" office:value-type="float" office:value="66923.009678322" calcext:value-type="float">
            <text:p>66923.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5" office:value-type="float" office:value="286.203074" calcext:value-type="float">
            <text:p>286.20</text:p>
          </table:table-cell>
          <table:table-cell table:style-name="ce5"/>
          <table:table-cell table:style-name="ce5" office:value-type="float" office:value="252.214869" calcext:value-type="float">
            <text:p>252.21</text:p>
          </table:table-cell>
          <table:table-cell table:style-name="ce5" table:formula="of:=(9*6000000+6*16000000)*50000*8*0.000001/[.E27]" office:value-type="float" office:value="237892.398009255" calcext:value-type="float">
            <text:p>237,892.40</text:p>
          </table:table-cell>
          <table:table-cell table:style-name="ce5" table:formula="of:=6000000*50000*8*0.000001/[.C45]" office:value-type="float" office:value="32.8650519884041" calcext:value-type="float">
            <text:p>32.87</text:p>
          </table:table-cell>
          <table:table-cell table:style-name="ce5" office:value-type="float" office:value="33.988205" calcext:value-type="float">
            <text:p>33.99</text:p>
          </table:table-cell>
          <table:table-cell table:style-name="ce1" table:formula="of:=[.C2]*50000*8*0.000001/[.H27]" office:value-type="float" office:value="70612.731681476" calcext:value-type="float">
            <text:p>70612.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5" office:value-type="float" office:value="285.658824" calcext:value-type="float">
            <text:p>285.66</text:p>
          </table:table-cell>
          <table:table-cell table:style-name="ce5"/>
          <table:table-cell table:style-name="ce5" office:value-type="float" office:value="252.921134" calcext:value-type="float">
            <text:p>252.92</text:p>
          </table:table-cell>
          <table:table-cell table:style-name="ce5" table:formula="of:=(9*6000000+6*16000000)*50000*8*0.000001/[.E28]" office:value-type="float" office:value="237228.099728511" calcext:value-type="float">
            <text:p>237,228.10</text:p>
          </table:table-cell>
          <table:table-cell table:style-name="ce5" table:formula="of:=6000000*50000*8*0.000001/[.C46]" office:value-type="float" office:value="32.5290965992185" calcext:value-type="float">
            <text:p>32.53</text:p>
          </table:table-cell>
          <table:table-cell table:style-name="ce5" office:value-type="float" office:value="32.737689" calcext:value-type="float">
            <text:p>32.74</text:p>
          </table:table-cell>
          <table:table-cell table:style-name="ce1" table:formula="of:=[.C2]*50000*8*0.000001/[.H28]" office:value-type="float" office:value="73310.0005928946" calcext:value-type="float">
            <text:p>73310.0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add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2*edg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office:value-type="float" office:value="12186.7" calcext:value-type="float">
            <text:p>12186.7</text:p>
          </table:table-cell>
          <table:table-cell table:number-columns-repeated="5"/>
          <table:table-cell table:style-name="Default"/>
          <table:table-cell office:value-type="float" office:value="243" calcext:value-type="float">
            <text:p>243</text:p>
          </table:table-cell>
          <table:table-cell office:value-type="string" calcext:value-type="string">
            <text:p>4*edg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24031.7" calcext:value-type="float">
            <text:p>24031.7</text:p>
          </table:table-cell>
          <table:table-cell table:number-columns-repeated="5"/>
          <table:table-cell table:style-name="Default"/>
          <table:table-cell office:value-type="float" office:value="246" calcext:value-type="float">
            <text:p>246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office:value-type="float" office:value="36747.8" calcext:value-type="float">
            <text:p>36747.8</text:p>
          </table:table-cell>
          <table:table-cell table:number-columns-repeated="5"/>
          <table:table-cell table:style-name="Default"/>
          <table:table-cell office:value-type="float" office:value="248" calcext:value-type="float">
            <text:p>248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office:value-type="float" office:value="48412.3" calcext:value-type="float">
            <text:p>48412.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office:value-type="float" office:value="53998.1" calcext:value-type="float">
            <text:p>53998.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office:value-type="float" office:value="56911.1" calcext:value-type="float">
            <text:p>56911.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office:value-type="float" office:value="59765.7" calcext:value-type="float">
            <text:p>59765.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office:value-type="float" office:value="63738.4" calcext:value-type="float">
            <text:p>63738.4</text:p>
          </table:table-cell>
          <table:table-cell table:number-columns-repeated="7"/>
          <table:table-cell office:value-type="string" calcext:value-type="string">
            <text:p>9*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office:value-type="float" office:value="66878.4" calcext:value-type="float">
            <text:p>66878.4</text:p>
          </table:table-cell>
          <table:table-cell table:number-columns-repeated="7"/>
          <table:table-cell office:value-type="string" calcext:value-type="string">
            <text:p>6*edges*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office:value-type="float" office:value="70249.5" calcext:value-type="float">
            <text:p>70249.5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office:value-type="float" office:value="70420.5" calcext:value-type="float">
            <text:p>70420.5</text:p>
          </table:table-cell>
          <table:table-cell table:number-columns-repeated="7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office:value-type="float" office:value="72481.2" calcext:value-type="float">
            <text:p>72481.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office:value-type="float" office:value="73053.9" calcext:value-type="float">
            <text:p>73053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office:value-type="float" office:value="72955" calcext:value-type="float">
            <text:p>7295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office:value-type="float" office:value="73025.9" calcext:value-type="float">
            <text:p>73025.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office:value-type="float" office:value="73780.1" calcext:value-type="float">
            <text:p>73780.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VDIMM_090620" table:style-name="ta1"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1" table:number-columns-repeated="2" table:default-cell-style-name="Default"/>
        <table:table-column table:style-name="co16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8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04:11:28.074335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4DT1H35M26S</meta:editing-duration>
    <meta:editing-cycles>48</meta:editing-cycles>
    <meta:generator>LibreOffice/6.3.6.2$Linux_X86_64 LibreOffice_project/30$Build-2</meta:generator>
    <dc:date>2020-10-30T05:17:42.157979289</dc:date>
    <meta:document-statistic meta:table-count="10" meta:cell-count="5679" meta:object-count="2"/>
    <meta:template xlink:type="simple" xlink:actuate="onRequest" xlink:title="SveinGunnar" xlink:href="../../../../../Templates/SveinGunnar.ots" meta:date="2020-06-18T19:10:08.44821659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74cm" svg:height="8.029cm" xlink:href=".." xlink:type="simple" chart:class="chart:line" chart:style-name="ch1">
        <chart:legend chart:legend-position="end" svg:x="12.03cm" svg:y="2.968cm" style:legend-expansion="high" chart:style-name="ch2"/>
        <chart:plot-area chart:style-name="ch3" table:cell-range-address="STREAM_301020.B55:STREAM_301020.E87" chart:data-source-has-labels="row" svg:x="0.285cm" svg:y="0.16cm" svg:width="11.46cm" svg:height="7.709cm">
          <chartooo:coordinate-region svg:x="1.462cm" svg:y="0.359cm" svg:width="10.283cm" svg:height="6.7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REAM_301020.B56:STREAM_301020.B87" chart:label-cell-address="STREAM_301020.B55:STREAM_301020.B55" chart:class="chart:line">
            <chart:data-point chart:repeated="32"/>
          </chart:series>
          <chart:series chart:style-name="ch7" chart:values-cell-range-address="STREAM_301020.C56:STREAM_301020.C87" chart:label-cell-address="STREAM_301020.C55:STREAM_301020.C55" chart:class="chart:line">
            <chart:data-point chart:repeated="32"/>
          </chart:series>
          <chart:series chart:style-name="ch8" chart:values-cell-range-address="STREAM_301020.D56:STREAM_301020.D87" chart:label-cell-address="STREAM_301020.D55:STREAM_301020.D55" chart:class="chart:line">
            <chart:data-point chart:repeated="32"/>
          </chart:series>
          <chart:series chart:style-name="ch9" chart:values-cell-range-address="STREAM_301020.E56:STREAM_301020.E87" chart:label-cell-address="STREAM_301020.E55:STREAM_301020.E55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 </text:p>
                <draw:g>
                  <svg:desc>STREAM_301020.B55:STREAM_301020.B55</svg:desc>
                </draw:g>
              </table:table-cell>
              <table:table-cell office:value-type="string">
                <text:p>Scale</text:p>
                <draw:g>
                  <svg:desc>STREAM_301020.C55:STREAM_301020.C55</svg:desc>
                </draw:g>
              </table:table-cell>
              <table:table-cell office:value-type="string">
                <text:p>Add</text:p>
                <draw:g>
                  <svg:desc>STREAM_301020.D55:STREAM_301020.D55</svg:desc>
                </draw:g>
              </table:table-cell>
              <table:table-cell office:value-type="string">
                <text:p>Triad</text:p>
                <draw:g>
                  <svg:desc>STREAM_301020.E55:STREAM_301020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90.8">
                <text:p>6290.8</text:p>
                <draw:g>
                  <svg:desc>STREAM_301020.B56:STREAM_301020.B87</svg:desc>
                </draw:g>
              </table:table-cell>
              <table:table-cell office:value-type="float" office:value="6027.9">
                <text:p>6027.9</text:p>
                <draw:g>
                  <svg:desc>STREAM_301020.C56:STREAM_301020.C87</svg:desc>
                </draw:g>
              </table:table-cell>
              <table:table-cell office:value-type="float" office:value="6166.2">
                <text:p>6166.2</text:p>
                <draw:g>
                  <svg:desc>STREAM_301020.D56:STREAM_301020.D87</svg:desc>
                </draw:g>
              </table:table-cell>
              <table:table-cell office:value-type="float" office:value="5794.6">
                <text:p>5794.6</text:p>
                <draw:g>
                  <svg:desc>STREAM_301020.E56:STREAM_301020.E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90.6">
                <text:p>12390.6</text:p>
              </table:table-cell>
              <table:table-cell office:value-type="float" office:value="11708">
                <text:p>11708</text:p>
              </table:table-cell>
              <table:table-cell office:value-type="float" office:value="12042.9">
                <text:p>12042.9</text:p>
              </table:table-cell>
              <table:table-cell office:value-type="float" office:value="11347.5">
                <text:p>1134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92.3">
                <text:p>17992.3</text:p>
              </table:table-cell>
              <table:table-cell office:value-type="float" office:value="16935.2">
                <text:p>16935.2</text:p>
              </table:table-cell>
              <table:table-cell office:value-type="float" office:value="17401.1">
                <text:p>17401.1</text:p>
              </table:table-cell>
              <table:table-cell office:value-type="float" office:value="16391.5">
                <text:p>1639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94.2">
                <text:p>23494.2</text:p>
              </table:table-cell>
              <table:table-cell office:value-type="float" office:value="22217.6">
                <text:p>22217.6</text:p>
              </table:table-cell>
              <table:table-cell office:value-type="float" office:value="23009">
                <text:p>23009</text:p>
              </table:table-cell>
              <table:table-cell office:value-type="float" office:value="21670.6">
                <text:p>2167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78.5">
                <text:p>28778.5</text:p>
              </table:table-cell>
              <table:table-cell office:value-type="float" office:value="27057.7">
                <text:p>27057.7</text:p>
              </table:table-cell>
              <table:table-cell office:value-type="float" office:value="28330.2">
                <text:p>28330.2</text:p>
              </table:table-cell>
              <table:table-cell office:value-type="float" office:value="26719.5">
                <text:p>2671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93.2">
                <text:p>34193.2</text:p>
              </table:table-cell>
              <table:table-cell office:value-type="float" office:value="31851">
                <text:p>31851</text:p>
              </table:table-cell>
              <table:table-cell office:value-type="float" office:value="33599.8">
                <text:p>33599.8</text:p>
              </table:table-cell>
              <table:table-cell office:value-type="float" office:value="31782.2">
                <text:p>3178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791.1">
                <text:p>39791.1</text:p>
              </table:table-cell>
              <table:table-cell office:value-type="float" office:value="37119.6">
                <text:p>37119.6</text:p>
              </table:table-cell>
              <table:table-cell office:value-type="float" office:value="38409.2">
                <text:p>38409.2</text:p>
              </table:table-cell>
              <table:table-cell office:value-type="float" office:value="36666.4">
                <text:p>3666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63.4">
                <text:p>43863.4</text:p>
              </table:table-cell>
              <table:table-cell office:value-type="float" office:value="41188.5">
                <text:p>41188.5</text:p>
              </table:table-cell>
              <table:table-cell office:value-type="float" office:value="42584.3">
                <text:p>42584.3</text:p>
              </table:table-cell>
              <table:table-cell office:value-type="float" office:value="40785.1">
                <text:p>4078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16">
                <text:p>46116</text:p>
              </table:table-cell>
              <table:table-cell office:value-type="float" office:value="44045.7">
                <text:p>44045.7</text:p>
              </table:table-cell>
              <table:table-cell office:value-type="float" office:value="44751.2">
                <text:p>44751.2</text:p>
              </table:table-cell>
              <table:table-cell office:value-type="float" office:value="42850.9">
                <text:p>4285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300.5">
                <text:p>50300.5</text:p>
              </table:table-cell>
              <table:table-cell office:value-type="float" office:value="48107.1">
                <text:p>48107.1</text:p>
              </table:table-cell>
              <table:table-cell office:value-type="float" office:value="49009.6">
                <text:p>49009.6</text:p>
              </table:table-cell>
              <table:table-cell office:value-type="float" office:value="46644.4">
                <text:p>46644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20.4">
                <text:p>53420.4</text:p>
              </table:table-cell>
              <table:table-cell office:value-type="float" office:value="50991.1">
                <text:p>50991.1</text:p>
              </table:table-cell>
              <table:table-cell office:value-type="float" office:value="54129.7">
                <text:p>54129.7</text:p>
              </table:table-cell>
              <table:table-cell office:value-type="float" office:value="51083.3">
                <text:p>51083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298.3">
                <text:p>55298.3</text:p>
              </table:table-cell>
              <table:table-cell office:value-type="float" office:value="53080.3">
                <text:p>53080.3</text:p>
              </table:table-cell>
              <table:table-cell office:value-type="float" office:value="57283.3">
                <text:p>57283.3</text:p>
              </table:table-cell>
              <table:table-cell office:value-type="float" office:value="54496">
                <text:p>54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602.8">
                <text:p>56602.8</text:p>
              </table:table-cell>
              <table:table-cell office:value-type="float" office:value="53968.6">
                <text:p>53968.6</text:p>
              </table:table-cell>
              <table:table-cell office:value-type="float" office:value="58530.6">
                <text:p>58530.6</text:p>
              </table:table-cell>
              <table:table-cell office:value-type="float" office:value="55807.2">
                <text:p>5580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681.1">
                <text:p>58681.1</text:p>
              </table:table-cell>
              <table:table-cell office:value-type="float" office:value="56391.6">
                <text:p>56391.6</text:p>
              </table:table-cell>
              <table:table-cell office:value-type="float" office:value="61590.7">
                <text:p>61590.7</text:p>
              </table:table-cell>
              <table:table-cell office:value-type="float" office:value="59081.3">
                <text:p>5908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567">
                <text:p>60567</text:p>
              </table:table-cell>
              <table:table-cell office:value-type="float" office:value="58586.8">
                <text:p>58586.8</text:p>
              </table:table-cell>
              <table:table-cell office:value-type="float" office:value="64763.1">
                <text:p>64763.1</text:p>
              </table:table-cell>
              <table:table-cell office:value-type="float" office:value="62439.6">
                <text:p>62439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087.8">
                <text:p>62087.8</text:p>
              </table:table-cell>
              <table:table-cell office:value-type="float" office:value="60363.8">
                <text:p>60363.8</text:p>
              </table:table-cell>
              <table:table-cell office:value-type="float" office:value="67176">
                <text:p>67176</text:p>
              </table:table-cell>
              <table:table-cell office:value-type="float" office:value="65256.5">
                <text:p>6525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828.4">
                <text:p>62828.4</text:p>
              </table:table-cell>
              <table:table-cell office:value-type="float" office:value="61699.7">
                <text:p>61699.7</text:p>
              </table:table-cell>
              <table:table-cell office:value-type="float" office:value="69751.5">
                <text:p>69751.5</text:p>
              </table:table-cell>
              <table:table-cell office:value-type="float" office:value="67913.4">
                <text:p>6791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285.8">
                <text:p>63285.8</text:p>
              </table:table-cell>
              <table:table-cell office:value-type="float" office:value="62482.6">
                <text:p>62482.6</text:p>
              </table:table-cell>
              <table:table-cell office:value-type="float" office:value="70754.6">
                <text:p>70754.6</text:p>
              </table:table-cell>
              <table:table-cell office:value-type="float" office:value="69958.5">
                <text:p>6995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021.9">
                <text:p>63021.9</text:p>
              </table:table-cell>
              <table:table-cell office:value-type="float" office:value="62676.4">
                <text:p>62676.4</text:p>
              </table:table-cell>
              <table:table-cell office:value-type="float" office:value="71054.3">
                <text:p>71054.3</text:p>
              </table:table-cell>
              <table:table-cell office:value-type="float" office:value="70898.6">
                <text:p>70898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407.7">
                <text:p>62407.7</text:p>
              </table:table-cell>
              <table:table-cell office:value-type="float" office:value="62177">
                <text:p>62177</text:p>
              </table:table-cell>
              <table:table-cell office:value-type="float" office:value="70698.5">
                <text:p>70698.5</text:p>
              </table:table-cell>
              <table:table-cell office:value-type="float" office:value="70710.9">
                <text:p>7071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742.8">
                <text:p>61742.8</text:p>
              </table:table-cell>
              <table:table-cell office:value-type="float" office:value="61524.3">
                <text:p>61524.3</text:p>
              </table:table-cell>
              <table:table-cell office:value-type="float" office:value="70179.4">
                <text:p>70179.4</text:p>
              </table:table-cell>
              <table:table-cell office:value-type="float" office:value="70181.4">
                <text:p>70181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003.6">
                <text:p>61003.6</text:p>
              </table:table-cell>
              <table:table-cell office:value-type="float" office:value="60808.5">
                <text:p>60808.5</text:p>
              </table:table-cell>
              <table:table-cell office:value-type="float" office:value="69522.7">
                <text:p>69522.7</text:p>
              </table:table-cell>
              <table:table-cell office:value-type="float" office:value="69706.6">
                <text:p>69706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381.7">
                <text:p>60381.7</text:p>
              </table:table-cell>
              <table:table-cell office:value-type="float" office:value="60046.8">
                <text:p>60046.8</text:p>
              </table:table-cell>
              <table:table-cell office:value-type="float" office:value="68787.3">
                <text:p>68787.3</text:p>
              </table:table-cell>
              <table:table-cell office:value-type="float" office:value="68722.5">
                <text:p>6872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68.8">
                <text:p>60068.8</text:p>
              </table:table-cell>
              <table:table-cell office:value-type="float" office:value="59681.5">
                <text:p>59681.5</text:p>
              </table:table-cell>
              <table:table-cell office:value-type="float" office:value="68597">
                <text:p>68597</text:p>
              </table:table-cell>
              <table:table-cell office:value-type="float" office:value="68720.6">
                <text:p>6872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579.2">
                <text:p>59579.2</text:p>
              </table:table-cell>
              <table:table-cell office:value-type="float" office:value="59174.2">
                <text:p>59174.2</text:p>
              </table:table-cell>
              <table:table-cell office:value-type="float" office:value="68230.1">
                <text:p>68230.1</text:p>
              </table:table-cell>
              <table:table-cell office:value-type="float" office:value="68276.9">
                <text:p>68276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188.8">
                <text:p>59188.8</text:p>
              </table:table-cell>
              <table:table-cell office:value-type="float" office:value="58862.8">
                <text:p>58862.8</text:p>
              </table:table-cell>
              <table:table-cell office:value-type="float" office:value="67938.6">
                <text:p>67938.6</text:p>
              </table:table-cell>
              <table:table-cell office:value-type="float" office:value="68185.7">
                <text:p>68185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804">
                <text:p>58804</text:p>
              </table:table-cell>
              <table:table-cell office:value-type="float" office:value="58468.9">
                <text:p>58468.9</text:p>
              </table:table-cell>
              <table:table-cell office:value-type="float" office:value="67806.4">
                <text:p>67806.4</text:p>
              </table:table-cell>
              <table:table-cell office:value-type="float" office:value="68096.7">
                <text:p>68096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612.1">
                <text:p>57612.1</text:p>
              </table:table-cell>
              <table:table-cell office:value-type="float" office:value="57296.3">
                <text:p>57296.3</text:p>
              </table:table-cell>
              <table:table-cell office:value-type="float" office:value="63789.3">
                <text:p>63789.3</text:p>
              </table:table-cell>
              <table:table-cell office:value-type="float" office:value="63391.6">
                <text:p>6339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25.5">
                <text:p>58025.5</text:p>
              </table:table-cell>
              <table:table-cell office:value-type="float" office:value="57655.6">
                <text:p>57655.6</text:p>
              </table:table-cell>
              <table:table-cell office:value-type="float" office:value="66555.6">
                <text:p>66555.6</text:p>
              </table:table-cell>
              <table:table-cell office:value-type="float" office:value="66962.4">
                <text:p>6696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510.4">
                <text:p>57510.4</text:p>
              </table:table-cell>
              <table:table-cell office:value-type="float" office:value="57245">
                <text:p>57245</text:p>
              </table:table-cell>
              <table:table-cell office:value-type="float" office:value="65552.2">
                <text:p>65552.2</text:p>
              </table:table-cell>
              <table:table-cell office:value-type="float" office:value="65876.1">
                <text:p>6587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792">
                <text:p>56792</text:p>
              </table:table-cell>
              <table:table-cell office:value-type="float" office:value="56517">
                <text:p>56517</text:p>
              </table:table-cell>
              <table:table-cell office:value-type="float" office:value="64850.8">
                <text:p>64850.8</text:p>
              </table:table-cell>
              <table:table-cell office:value-type="float" office:value="65128.9">
                <text:p>65128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961.8">
                <text:p>55961.8</text:p>
              </table:table-cell>
              <table:table-cell office:value-type="float" office:value="55883.5">
                <text:p>55883.5</text:p>
              </table:table-cell>
              <table:table-cell office:value-type="float" office:value="63967.6">
                <text:p>63967.6</text:p>
              </table:table-cell>
              <table:table-cell office:value-type="float" office:value="64455.4">
                <text:p>6445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21cm" svg:height="8.168cm" xlink:href=".." xlink:type="simple" chart:class="chart:line" chart:style-name="ch1">
        <chart:legend chart:legend-position="end" svg:x="12.277cm" svg:y="3.038cm" style:legend-expansion="high" chart:style-name="ch2"/>
        <chart:plot-area chart:style-name="ch3" table:cell-range-address="STREAM_301020.B2:STREAM_301020.E34" chart:data-source-has-labels="row" svg:x="0.29cm" svg:y="0.163cm" svg:width="11.697cm" svg:height="7.842cm">
          <chartooo:coordinate-region svg:x="1.652cm" svg:y="0.362cm" svg:width="10.335cm" svg:height="6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REAM_301020.B3:STREAM_301020.B34" chart:label-cell-address="STREAM_301020.B2:STREAM_301020.B2" chart:class="chart:line">
            <chart:data-point chart:repeated="32"/>
          </chart:series>
          <chart:series chart:style-name="ch7" chart:values-cell-range-address="STREAM_301020.C3:STREAM_301020.C34" chart:label-cell-address="STREAM_301020.C2:STREAM_301020.C2" chart:class="chart:line">
            <chart:data-point chart:repeated="32"/>
          </chart:series>
          <chart:series chart:style-name="ch8" chart:values-cell-range-address="STREAM_301020.D3:STREAM_301020.D34" chart:label-cell-address="STREAM_301020.D2:STREAM_301020.D2" chart:class="chart:line">
            <chart:data-point chart:repeated="32"/>
          </chart:series>
          <chart:series chart:style-name="ch9" chart:values-cell-range-address="STREAM_301020.E3:STREAM_301020.E34" chart:label-cell-address="STREAM_301020.E2:STREAM_301020.E2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 </text:p>
                <draw:g>
                  <svg:desc>STREAM_301020.B2:STREAM_301020.B2</svg:desc>
                </draw:g>
              </table:table-cell>
              <table:table-cell office:value-type="string">
                <text:p>Scale</text:p>
                <draw:g>
                  <svg:desc>STREAM_301020.C2:STREAM_301020.C2</svg:desc>
                </draw:g>
              </table:table-cell>
              <table:table-cell office:value-type="string">
                <text:p>Add</text:p>
                <draw:g>
                  <svg:desc>STREAM_301020.D2:STREAM_301020.D2</svg:desc>
                </draw:g>
              </table:table-cell>
              <table:table-cell office:value-type="string">
                <text:p>Triad</text:p>
                <draw:g>
                  <svg:desc>STREAM_301020.E2:STREAM_301020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78.7">
                <text:p>11478.7</text:p>
                <draw:g>
                  <svg:desc>STREAM_301020.B3:STREAM_301020.B34</svg:desc>
                </draw:g>
              </table:table-cell>
              <table:table-cell office:value-type="float" office:value="11996">
                <text:p>11996</text:p>
                <draw:g>
                  <svg:desc>STREAM_301020.C3:STREAM_301020.C34</svg:desc>
                </draw:g>
              </table:table-cell>
              <table:table-cell office:value-type="float" office:value="12658.2">
                <text:p>12658.2</text:p>
                <draw:g>
                  <svg:desc>STREAM_301020.D3:STREAM_301020.D34</svg:desc>
                </draw:g>
              </table:table-cell>
              <table:table-cell office:value-type="float" office:value="12780.2">
                <text:p>12780.2</text:p>
                <draw:g>
                  <svg:desc>STREAM_301020.E3:STREAM_301020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62.8">
                <text:p>22562.8</text:p>
              </table:table-cell>
              <table:table-cell office:value-type="float" office:value="23676.7">
                <text:p>23676.7</text:p>
              </table:table-cell>
              <table:table-cell office:value-type="float" office:value="24584.9">
                <text:p>24584.9</text:p>
              </table:table-cell>
              <table:table-cell office:value-type="float" office:value="24707.7">
                <text:p>2470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35.8">
                <text:p>34735.8</text:p>
              </table:table-cell>
              <table:table-cell office:value-type="float" office:value="36455.6">
                <text:p>36455.6</text:p>
              </table:table-cell>
              <table:table-cell office:value-type="float" office:value="37283.3">
                <text:p>37283.3</text:p>
              </table:table-cell>
              <table:table-cell office:value-type="float" office:value="37150.1">
                <text:p>3715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87.9">
                <text:p>44087.9</text:p>
              </table:table-cell>
              <table:table-cell office:value-type="float" office:value="44744">
                <text:p>44744</text:p>
              </table:table-cell>
              <table:table-cell office:value-type="float" office:value="48382.3">
                <text:p>48382.3</text:p>
              </table:table-cell>
              <table:table-cell office:value-type="float" office:value="48518">
                <text:p>48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102.9">
                <text:p>48102.9</text:p>
              </table:table-cell>
              <table:table-cell office:value-type="float" office:value="48570.5">
                <text:p>48570.5</text:p>
              </table:table-cell>
              <table:table-cell office:value-type="float" office:value="53893.8">
                <text:p>53893.8</text:p>
              </table:table-cell>
              <table:table-cell office:value-type="float" office:value="54340.3">
                <text:p>5434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88.4">
                <text:p>51288.4</text:p>
              </table:table-cell>
              <table:table-cell office:value-type="float" office:value="51569.8">
                <text:p>51569.8</text:p>
              </table:table-cell>
              <table:table-cell office:value-type="float" office:value="57675.5">
                <text:p>57675.5</text:p>
              </table:table-cell>
              <table:table-cell office:value-type="float" office:value="58313.3">
                <text:p>5831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425.5">
                <text:p>54425.5</text:p>
              </table:table-cell>
              <table:table-cell office:value-type="float" office:value="54740.3">
                <text:p>54740.3</text:p>
              </table:table-cell>
              <table:table-cell office:value-type="float" office:value="61502.3">
                <text:p>61502.3</text:p>
              </table:table-cell>
              <table:table-cell office:value-type="float" office:value="62210">
                <text:p>62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818.5">
                <text:p>56818.5</text:p>
              </table:table-cell>
              <table:table-cell office:value-type="float" office:value="57077.5">
                <text:p>57077.5</text:p>
              </table:table-cell>
              <table:table-cell office:value-type="float" office:value="64900.1">
                <text:p>64900.1</text:p>
              </table:table-cell>
              <table:table-cell office:value-type="float" office:value="65286.5">
                <text:p>6528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70.4">
                <text:p>59270.4</text:p>
              </table:table-cell>
              <table:table-cell office:value-type="float" office:value="59514.8">
                <text:p>59514.8</text:p>
              </table:table-cell>
              <table:table-cell office:value-type="float" office:value="68162.7">
                <text:p>68162.7</text:p>
              </table:table-cell>
              <table:table-cell office:value-type="float" office:value="68294.5">
                <text:p>6829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204.5">
                <text:p>61204.5</text:p>
              </table:table-cell>
              <table:table-cell office:value-type="float" office:value="61399.3">
                <text:p>61399.3</text:p>
              </table:table-cell>
              <table:table-cell office:value-type="float" office:value="70368.8">
                <text:p>70368.8</text:p>
              </table:table-cell>
              <table:table-cell office:value-type="float" office:value="70536.5">
                <text:p>7053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750.2">
                <text:p>62750.2</text:p>
              </table:table-cell>
              <table:table-cell office:value-type="float" office:value="62907.9">
                <text:p>62907.9</text:p>
              </table:table-cell>
              <table:table-cell office:value-type="float" office:value="72074.3">
                <text:p>72074.3</text:p>
              </table:table-cell>
              <table:table-cell office:value-type="float" office:value="72082.6">
                <text:p>7208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711.8">
                <text:p>63711.8</text:p>
              </table:table-cell>
              <table:table-cell office:value-type="float" office:value="63785.6">
                <text:p>63785.6</text:p>
              </table:table-cell>
              <table:table-cell office:value-type="float" office:value="72853.1">
                <text:p>72853.1</text:p>
              </table:table-cell>
              <table:table-cell office:value-type="float" office:value="73023.8">
                <text:p>7302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702">
                <text:p>64702</text:p>
              </table:table-cell>
              <table:table-cell office:value-type="float" office:value="64785">
                <text:p>64785</text:p>
              </table:table-cell>
              <table:table-cell office:value-type="float" office:value="73694.2">
                <text:p>73694.2</text:p>
              </table:table-cell>
              <table:table-cell office:value-type="float" office:value="73757.4">
                <text:p>7375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210">
                <text:p>65210</text:p>
              </table:table-cell>
              <table:table-cell office:value-type="float" office:value="65276.6">
                <text:p>65276.6</text:p>
              </table:table-cell>
              <table:table-cell office:value-type="float" office:value="73943.7">
                <text:p>73943.7</text:p>
              </table:table-cell>
              <table:table-cell office:value-type="float" office:value="73985">
                <text:p>739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643.7">
                <text:p>65643.7</text:p>
              </table:table-cell>
              <table:table-cell office:value-type="float" office:value="65613.5">
                <text:p>65613.5</text:p>
              </table:table-cell>
              <table:table-cell office:value-type="float" office:value="74085.8">
                <text:p>74085.8</text:p>
              </table:table-cell>
              <table:table-cell office:value-type="float" office:value="74072.1">
                <text:p>74072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665.5">
                <text:p>65665.5</text:p>
              </table:table-cell>
              <table:table-cell office:value-type="float" office:value="65679">
                <text:p>65679</text:p>
              </table:table-cell>
              <table:table-cell office:value-type="float" office:value="74025.8">
                <text:p>74025.8</text:p>
              </table:table-cell>
              <table:table-cell office:value-type="float" office:value="74042.2">
                <text:p>7404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598.4">
                <text:p>69598.4</text:p>
              </table:table-cell>
              <table:table-cell office:value-type="float" office:value="69584">
                <text:p>69584</text:p>
              </table:table-cell>
              <table:table-cell office:value-type="float" office:value="78429.4">
                <text:p>78429.4</text:p>
              </table:table-cell>
              <table:table-cell office:value-type="float" office:value="78603.3">
                <text:p>7860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172.6">
                <text:p>70172.6</text:p>
              </table:table-cell>
              <table:table-cell office:value-type="float" office:value="70185.1">
                <text:p>70185.1</text:p>
              </table:table-cell>
              <table:table-cell office:value-type="float" office:value="79333">
                <text:p>79333</text:p>
              </table:table-cell>
              <table:table-cell office:value-type="float" office:value="79454.5">
                <text:p>7945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617.5">
                <text:p>77617.5</text:p>
              </table:table-cell>
              <table:table-cell office:value-type="float" office:value="77885.9">
                <text:p>77885.9</text:p>
              </table:table-cell>
              <table:table-cell office:value-type="float" office:value="87680.5">
                <text:p>87680.5</text:p>
              </table:table-cell>
              <table:table-cell office:value-type="float" office:value="87543.2">
                <text:p>8754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357">
                <text:p>66357</text:p>
              </table:table-cell>
              <table:table-cell office:value-type="float" office:value="66412.2">
                <text:p>66412.2</text:p>
              </table:table-cell>
              <table:table-cell office:value-type="float" office:value="75473.9">
                <text:p>75473.9</text:p>
              </table:table-cell>
              <table:table-cell office:value-type="float" office:value="75536.2">
                <text:p>75536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165">
                <text:p>81165</text:p>
              </table:table-cell>
              <table:table-cell office:value-type="float" office:value="81491.3">
                <text:p>81491.3</text:p>
              </table:table-cell>
              <table:table-cell office:value-type="float" office:value="92017.3">
                <text:p>92017.3</text:p>
              </table:table-cell>
              <table:table-cell office:value-type="float" office:value="91782.4">
                <text:p>9178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721.3">
                <text:p>89721.3</text:p>
              </table:table-cell>
              <table:table-cell office:value-type="float" office:value="89691.4">
                <text:p>89691.4</text:p>
              </table:table-cell>
              <table:table-cell office:value-type="float" office:value="100988.5">
                <text:p>100988.5</text:p>
              </table:table-cell>
              <table:table-cell office:value-type="float" office:value="101069.6">
                <text:p>10106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483.6">
                <text:p>94483.6</text:p>
              </table:table-cell>
              <table:table-cell office:value-type="float" office:value="94429.1">
                <text:p>94429.1</text:p>
              </table:table-cell>
              <table:table-cell office:value-type="float" office:value="106270.1">
                <text:p>106270.1</text:p>
              </table:table-cell>
              <table:table-cell office:value-type="float" office:value="106364.4">
                <text:p>10636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686.2">
                <text:p>94686.2</text:p>
              </table:table-cell>
              <table:table-cell office:value-type="float" office:value="94640.8">
                <text:p>94640.8</text:p>
              </table:table-cell>
              <table:table-cell office:value-type="float" office:value="106714">
                <text:p>106714</text:p>
              </table:table-cell>
              <table:table-cell office:value-type="float" office:value="106828.4">
                <text:p>106828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858.9">
                <text:p>95858.9</text:p>
              </table:table-cell>
              <table:table-cell office:value-type="float" office:value="95860.2">
                <text:p>95860.2</text:p>
              </table:table-cell>
              <table:table-cell office:value-type="float" office:value="108165.7">
                <text:p>108165.7</text:p>
              </table:table-cell>
              <table:table-cell office:value-type="float" office:value="108357.8">
                <text:p>10835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979.5">
                <text:p>93979.5</text:p>
              </table:table-cell>
              <table:table-cell office:value-type="float" office:value="93936.1">
                <text:p>93936.1</text:p>
              </table:table-cell>
              <table:table-cell office:value-type="float" office:value="106317.2">
                <text:p>106317.2</text:p>
              </table:table-cell>
              <table:table-cell office:value-type="float" office:value="106487.1">
                <text:p>10648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604.8">
                <text:p>78604.8</text:p>
              </table:table-cell>
              <table:table-cell office:value-type="float" office:value="78907">
                <text:p>78907</text:p>
              </table:table-cell>
              <table:table-cell office:value-type="float" office:value="90113.7">
                <text:p>90113.7</text:p>
              </table:table-cell>
              <table:table-cell office:value-type="float" office:value="90059.7">
                <text:p>90059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991.2">
                <text:p>114991.2</text:p>
              </table:table-cell>
              <table:table-cell office:value-type="float" office:value="114827.9">
                <text:p>114827.9</text:p>
              </table:table-cell>
              <table:table-cell office:value-type="float" office:value="129123.4">
                <text:p>129123.4</text:p>
              </table:table-cell>
              <table:table-cell office:value-type="float" office:value="129345.7">
                <text:p>129345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265.8">
                <text:p>111265.8</text:p>
              </table:table-cell>
              <table:table-cell office:value-type="float" office:value="111158.9">
                <text:p>111158.9</text:p>
              </table:table-cell>
              <table:table-cell office:value-type="float" office:value="125332.5">
                <text:p>125332.5</text:p>
              </table:table-cell>
              <table:table-cell office:value-type="float" office:value="125595.2">
                <text:p>12559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852.1">
                <text:p>86852.1</text:p>
              </table:table-cell>
              <table:table-cell office:value-type="float" office:value="90668.1">
                <text:p>90668.1</text:p>
              </table:table-cell>
              <table:table-cell office:value-type="float" office:value="99321.5">
                <text:p>99321.5</text:p>
              </table:table-cell>
              <table:table-cell office:value-type="float" office:value="99424.5">
                <text:p>9942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156.4">
                <text:p>125156.4</text:p>
              </table:table-cell>
              <table:table-cell office:value-type="float" office:value="124979.3">
                <text:p>124979.3</text:p>
              </table:table-cell>
              <table:table-cell office:value-type="float" office:value="140671.7">
                <text:p>140671.7</text:p>
              </table:table-cell>
              <table:table-cell office:value-type="float" office:value="140935.7">
                <text:p>14093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794.9">
                <text:p>106794.9</text:p>
              </table:table-cell>
              <table:table-cell office:value-type="float" office:value="106759.2">
                <text:p>106759.2</text:p>
              </table:table-cell>
              <table:table-cell office:value-type="float" office:value="121248.9">
                <text:p>121248.9</text:p>
              </table:table-cell>
              <table:table-cell office:value-type="float" office:value="121425.9">
                <text:p>121425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